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50000016D9B4B35C282A55469.png" manifest:media-type="image/png"/>
  <manifest:file-entry manifest:full-path="Pictures/10000000000002620000017DC5D3649142069E2F.png" manifest:media-type="image/png"/>
  <manifest:file-entry manifest:full-path="Pictures/100000000000026B0000011A94BA73270F795718.png" manifest:media-type="image/png"/>
  <manifest:file-entry manifest:full-path="Pictures/10000201000000C800000030EB13FEC54762F5CC.png" manifest:media-type="image/png"/>
  <manifest:file-entry manifest:full-path="Pictures/10000000000001B9000002086D3BB6EFE7197F72.png" manifest:media-type="image/png"/>
  <manifest:file-entry manifest:full-path="Pictures/10000201000002DD0000022D10A4445513A6DB15.png" manifest:media-type="image/png"/>
  <manifest:file-entry manifest:full-path="Pictures/10000201000002D60000022D4DC18B2E9E2C724A.png" manifest:media-type="image/png"/>
  <manifest:file-entry manifest:full-path="Pictures/100000000000043800000262473AE02D31589FE9.png" manifest:media-type="image/png"/>
  <manifest:file-entry manifest:full-path="Pictures/10000000000003630000016B2A68C60D9260F1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style>
    <style:style style:name="P10" style:family="paragraph" style:parent-style-name="Standard">
      <style:paragraph-properties fo:text-align="end" style:justify-single-word="false"/>
      <style:text-properties style:font-name="Arial1" fo:language="ca" fo:country="ES"/>
    </style:style>
    <style:style style:name="P11" style:family="paragraph" style:parent-style-name="Standard">
      <style:paragraph-properties fo:text-align="center" style:justify-single-word="false"/>
      <style:text-properties style:font-name="Arial1" fo:language="ca" fo:country="ES"/>
    </style:style>
    <style:style style:name="P12"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4"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066235"/>
    </style:style>
    <style:style style:name="P17" style:family="paragraph" style:parent-style-name="Table_20_Contents">
      <style:text-properties style:font-name="Arial" fo:font-size="11pt" fo:language="ca" fo:country="ES"/>
    </style:style>
    <style:style style:name="P18"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9" style:family="paragraph" style:parent-style-name="Table_20_Contents">
      <style:paragraph-properties fo:text-align="start" style:justify-single-word="false"/>
      <style:text-properties style:font-name="Arial1" fo:font-size="11pt" fo:language="ca" fo:country="ES" officeooo:rsid="00066235" officeooo:paragraph-rsid="00066235" style:font-size-asian="11pt" style:font-size-complex="11pt"/>
    </style:style>
    <style:style style:name="P20"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1"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text-align="start" style:justify-single-word="false"/>
      <style:text-properties style:font-name="Arial1" fo:font-size="10pt" fo:language="ca" fo:country="ES" fo:font-weight="normal" officeooo:rsid="00066235" officeooo:paragraph-rsid="00066235" style:font-size-asian="10pt" style:font-weight-asian="normal" style:font-size-complex="10pt" style:font-weight-complex="normal"/>
    </style:style>
    <style:style style:name="P24"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paragraph-rsid="00066235"/>
    </style:style>
    <style:style style:name="P35" style:family="paragraph" style:parent-style-name="Table_20_Contents">
      <style:paragraph-properties fo:text-align="center" style:justify-single-word="false"/>
      <style:text-properties officeooo:rsid="00066235" officeooo:paragraph-rsid="00066235"/>
    </style:style>
    <style:style style:name="P36" style:family="paragraph" style:parent-style-name="Title">
      <style:paragraph-properties fo:text-align="center" style:justify-single-word="false"/>
      <style:text-properties fo:language="ca" fo:country="ES"/>
    </style:style>
    <style:style style:name="P37" style:family="paragraph" style:parent-style-name="Subtitle">
      <style:paragraph-properties fo:text-align="center" style:justify-single-word="false"/>
      <style:text-properties fo:language="ca" fo:country="ES"/>
    </style:style>
    <style:style style:name="P38" style:family="paragraph" style:parent-style-name="Text_20_body">
      <style:text-properties fo:language="ca" fo:country="ES"/>
    </style:style>
    <style:style style:name="P39" style:family="paragraph" style:parent-style-name="Text_20_body">
      <style:paragraph-properties fo:text-align="justify" style:justify-single-word="false"/>
      <style:text-properties fo:language="ca" fo:country="ES"/>
    </style:style>
    <style:style style:name="P40" style:family="paragraph" style:parent-style-name="Text_20_body">
      <style:paragraph-properties fo:text-align="justify" style:justify-single-word="false"/>
      <style:text-properties fo:language="ca" fo:country="ES" officeooo:paragraph-rsid="00066235"/>
    </style:style>
    <style:style style:name="P41" style:family="paragraph" style:parent-style-name="Text_20_body">
      <style:text-properties fo:language="ca" fo:country="ES" style:language-asian="zxx" style:country-asian="none" style:language-complex="zxx" style:country-complex="none"/>
    </style:style>
    <style:style style:name="P42" style:family="paragraph" style:parent-style-name="Text_20_body">
      <style:paragraph-properties fo:line-height="100%"/>
      <style:text-properties fo:language="ca" fo:country="ES" style:language-asian="zxx" style:country-asian="none" style:language-complex="zxx" style:country-complex="none"/>
    </style:style>
    <style:style style:name="P43" style:family="paragraph" style:parent-style-name="Text_20_body">
      <style:paragraph-properties fo:line-height="100%"/>
      <style:text-properties fo:language="ca" fo:country="ES"/>
    </style:style>
    <style:style style:name="P44" style:family="paragraph" style:parent-style-name="Text_20_body">
      <style:paragraph-properties fo:text-align="start" style:justify-single-word="false"/>
      <style:text-properties fo:language="ca" fo:country="ES" fo:background-color="transparent"/>
    </style:style>
    <style:style style:name="P45" style:family="paragraph" style:parent-style-name="Text_20_body">
      <style:paragraph-properties fo:text-align="start" style:justify-single-word="false"/>
      <style:text-properties fo:language="ca" fo:country="ES" officeooo:paragraph-rsid="00066235" fo:background-color="transparent"/>
    </style:style>
    <style:style style:name="P46" style:family="paragraph" style:parent-style-name="Text_20_body">
      <style:text-properties fo:language="ca" fo:country="ES" officeooo:paragraph-rsid="00066235"/>
    </style:style>
    <style:style style:name="P47" style:family="paragraph" style:parent-style-name="Text_20_body">
      <style:text-properties fo:language="es" fo:country="ES"/>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0066235"/>
    </style:style>
    <style:style style:name="P50" style:family="paragraph" style:parent-style-name="Text_20_body">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P52" style:family="paragraph" style:parent-style-name="Text_20_body">
      <style:paragraph-properties fo:text-align="justify" style:justify-single-word="false"/>
      <style:text-properties fo:color="#ff4019" style:font-name="Arial2"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53"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4"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56" style:family="paragraph" style:parent-style-name="Standard">
      <style:paragraph-properties fo:margin-left="0.617cm" fo:margin-right="-0.018cm" fo:line-height="100%" fo:text-indent="-0.635cm" style:auto-text-indent="false">
        <style:tab-stops/>
      </style:paragraph-properties>
    </style:style>
    <style:style style:name="P57" style:family="paragraph" style:parent-style-name="Standard">
      <style:paragraph-properties fo:text-align="end" style:justify-single-word="false" fo:break-before="page"/>
      <style:text-properties fo:language="ca" fo:country="ES"/>
    </style:style>
    <style:style style:name="P58" style:family="paragraph" style:parent-style-name="Text_20_body">
      <style:paragraph-properties fo:margin-left="1.251cm" fo:margin-right="0cm" fo:text-indent="0cm" style:auto-text-indent="false"/>
      <style:text-properties fo:language="ca" fo:country="ES"/>
    </style:style>
    <style:style style:name="P59"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60"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6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6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6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6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65" style:family="paragraph" style:parent-style-name="Text_20_body">
      <style:paragraph-properties fo:margin-left="1.199cm" fo:margin-right="0cm" fo:margin-top="0cm" fo:margin-bottom="0.212cm" loext:contextual-spacing="false" fo:text-align="justify" style:justify-single-word="false" fo:text-indent="0cm" style:auto-text-indent="false"/>
    </style:style>
    <style:style style:name="P6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style:font-weight-asian="normal" style:font-weight-complex="normal"/>
    </style:style>
    <style:style style:name="P6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style:font-weight-asian="bold" style:font-weight-complex="bold"/>
    </style:style>
    <style:style style:name="P68" style:family="paragraph" style:parent-style-name="Text_20_body">
      <style:paragraph-properties fo:margin-top="0cm" fo:margin-bottom="0.212cm" loext:contextual-spacing="false" fo:text-align="justify" style:justify-single-word="false"/>
      <style:text-properties fo:language="es" fo:country="ES"/>
    </style:style>
    <style:style style:name="P69"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fo:language="es" fo:country="ES"/>
    </style:style>
    <style:style style:name="P70"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style:style>
    <style:style style:name="P71"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officeooo:paragraph-rsid="00066235"/>
    </style:style>
    <style:style style:name="P72" style:family="paragraph" style:parent-style-name="Standard">
      <style:paragraph-properties fo:margin-left="0cm" fo:margin-right="0cm" fo:text-indent="0cm" style:auto-text-indent="false"/>
    </style:style>
    <style:style style:name="P73" style:family="paragraph" style:parent-style-name="Standard">
      <style:paragraph-properties fo:margin-left="0cm" fo:margin-right="0cm" fo:text-indent="0cm" style:auto-text-indent="false"/>
      <style:text-properties officeooo:paragraph-rsid="00066235"/>
    </style:style>
    <style:style style:name="P74" style:family="paragraph" style:parent-style-name="Text_20_body" style:master-page-name="">
      <style:paragraph-properties style:page-number="auto"/>
      <style:text-properties fo:language="ca" fo:country="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Heading_20_1">
      <style:text-properties fo:language="ca" fo:country="ES"/>
    </style:style>
    <style:style style:name="P82" style:family="paragraph" style:parent-style-name="Heading_20_1" style:list-style-name="">
      <style:text-properties fo:language="ca" fo:country="ES"/>
    </style:style>
    <style:style style:name="P83" style:family="paragraph" style:parent-style-name="Heading_20_1">
      <style:paragraph-properties fo:break-before="page"/>
      <style:text-properties fo:language="ca" fo:country="ES"/>
    </style:style>
    <style:style style:name="P84" style:family="paragraph" style:parent-style-name="Heading_20_1">
      <style:paragraph-properties fo:text-align="justify" style:justify-single-word="false" fo:break-before="page"/>
      <style:text-properties fo:language="ca" fo:country="ES"/>
    </style:style>
    <style:style style:name="P85" style:family="paragraph" style:parent-style-name="Heading_20_1">
      <style:paragraph-properties fo:text-align="justify" style:justify-single-word="false" fo:break-before="page"/>
    </style:style>
    <style:style style:name="P86" style:family="paragraph" style:parent-style-name="Heading_20_1">
      <style:paragraph-properties fo:text-align="justify" style:justify-single-word="false" fo:break-before="page"/>
      <style:text-properties officeooo:paragraph-rsid="00066235"/>
    </style:style>
    <style:style style:name="P87" style:family="paragraph" style:parent-style-name="Heading_20_1">
      <style:paragraph-properties fo:text-align="justify" style:justify-single-word="false" fo:break-before="page"/>
      <style:text-properties officeooo:paragraph-rsid="000adb2c"/>
    </style:style>
    <style:style style:name="P88" style:family="paragraph" style:parent-style-name="Heading_20_2">
      <style:text-properties fo:language="ca" fo:country="ES"/>
    </style:style>
    <style:style style:name="P89" style:family="paragraph" style:parent-style-name="Heading_20_2">
      <style:text-properties fo:language="ca" fo:country="ES" style:language-asian="zxx" style:country-asian="none" style:language-complex="zxx" style:country-complex="none"/>
    </style:style>
    <style:style style:name="P90" style:family="paragraph" style:parent-style-name="Heading_20_2">
      <style:paragraph-properties fo:text-align="justify" style:justify-single-word="false"/>
      <style:text-properties fo:language="ca" fo:country="ES"/>
    </style:style>
    <style:style style:name="P91" style:family="paragraph" style:parent-style-name="Heading_20_2">
      <style:paragraph-properties fo:text-align="justify" style:justify-single-word="false"/>
      <style:text-properties fo:language="ca" fo:country="ES" officeooo:paragraph-rsid="00066235"/>
    </style:style>
    <style:style style:name="P92" style:family="paragraph" style:parent-style-name="Heading_20_2">
      <style:paragraph-properties fo:text-align="justify" style:justify-single-word="false"/>
      <style:text-properties fo:language="ca" fo:country="ES" officeooo:paragraph-rsid="000adb2c"/>
    </style:style>
    <style:style style:name="P93" style:family="paragraph" style:parent-style-name="Heading_20_2">
      <style:text-properties fo:language="ca" fo:country="ES" officeooo:paragraph-rsid="00066235"/>
    </style:style>
    <style:style style:name="P94" style:family="paragraph" style:parent-style-name="Heading_20_2">
      <style:text-properties fo:language="ca" fo:country="ES" officeooo:paragraph-rsid="000adb2c"/>
    </style:style>
    <style:style style:name="P95" style:family="paragraph" style:parent-style-name="Heading_20_2" style:list-style-name=""/>
    <style:style style:name="P96" style:family="paragraph" style:parent-style-name="Heading_20_2" style:list-style-name="">
      <style:text-properties fo:language="es" fo:country="ES"/>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fo:language="ca" fo:country="ES"/>
    </style:style>
    <style:style style:name="P99" style:family="paragraph" style:parent-style-name="Heading_20_2">
      <style:paragraph-properties fo:break-before="page"/>
      <style:text-properties fo:language="ca" fo:country="ES" officeooo:paragraph-rsid="00066235"/>
    </style:style>
    <style:style style:name="P100" style:family="paragraph" style:parent-style-name="Heading_20_3" style:list-style-name=""/>
    <style:style style:name="P101" style:family="paragraph" style:parent-style-name="Heading_20_3">
      <style:text-properties officeooo:paragraph-rsid="00066235"/>
    </style:style>
    <style:style style:name="P102" style:family="paragraph" style:parent-style-name="Heading_20_3">
      <style:text-properties officeooo:paragraph-rsid="000adb2c"/>
    </style:style>
    <style:style style:name="P103" style:family="paragraph" style:parent-style-name="Heading_20_3">
      <style:paragraph-properties fo:break-before="page"/>
    </style:style>
    <style:style style:name="P104" style:family="paragraph" style:parent-style-name="Heading_20_4" style:list-style-name=""/>
    <style:style style:name="P105" style:family="paragraph" style:parent-style-name="Heading_20_4">
      <style:paragraph-properties fo:break-before="page"/>
    </style:style>
    <style:style style:name="P106" style:family="paragraph" style:parent-style-name="Standard" style:master-page-name="First_20_Page">
      <style:paragraph-properties fo:text-align="end" style:justify-single-word="false" style:page-number="auto"/>
      <style:text-properties style:font-name="Arial1" fo:language="ca" fo:country="ES"/>
    </style:style>
    <style:style style:name="P107" style:family="paragraph" style:parent-style-name="Standard" style:list-style-name="L24"/>
    <style:style style:name="P108" style:family="paragraph" style:parent-style-name="Standard" style:list-style-name="L25"/>
    <style:style style:name="P109" style:family="paragraph" style:parent-style-name="Standard" style:list-style-name="L25">
      <style:text-properties fo:font-variant="normal" fo:text-transform="none" fo:color="#000000" style:font-name="Arial" fo:font-size="11pt" fo:letter-spacing="normal" fo:language="ca" fo:country="ES" fo:font-style="normal" fo:font-weight="normal" style:font-weight-asian="normal" style:font-weight-complex="normal"/>
    </style:style>
    <style:style style:name="P110" style:family="paragraph" style:parent-style-name="Standard" style:list-style-name="L29">
      <style:text-properties fo:font-variant="normal" fo:text-transform="none" fo:color="#000000" style:font-name="Arial" fo:font-size="11pt" fo:letter-spacing="normal" fo:language="ca" fo:country="ES" fo:font-style="normal" fo:font-weight="normal" officeooo:paragraph-rsid="00066235" style:font-weight-asian="normal" style:font-weight-complex="normal"/>
    </style:style>
    <style:style style:name="P111" style:family="paragraph" style:parent-style-name="Standard" style:list-style-name="L25">
      <style:text-properties fo:language="ca" fo:country="ES"/>
    </style:style>
    <style:style style:name="P112" style:family="paragraph" style:parent-style-name="Standard" style:list-style-name="L29">
      <style:text-properties fo:language="ca" fo:country="ES" officeooo:paragraph-rsid="00066235"/>
    </style:style>
    <style:style style:name="P113"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14" style:family="paragraph" style:parent-style-name="Standard">
      <style:paragraph-properties fo:text-align="justify" style:justify-single-word="false"/>
      <style:text-properties officeooo:paragraph-rsid="000adb2c"/>
    </style:style>
    <style:style style:name="P115" style:family="paragraph" style:parent-style-name="Standard" style:list-style-name="L24">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116" style:family="paragraph" style:parent-style-name="Table_20_Contents">
      <style:paragraph-properties fo:text-align="start" style:justify-single-word="false"/>
      <style:text-properties style:font-name="Arial1" fo:font-size="10pt" fo:language="ca" fo:country="ES" fo:font-weight="normal" officeooo:rsid="00066235" officeooo:paragraph-rsid="00066235" style:font-size-asian="10pt" style:font-weight-asian="normal" style:font-size-complex="10pt" style:font-weight-complex="normal"/>
    </style:style>
    <style:style style:name="P117" style:family="paragraph" style:parent-style-name="Table_20_Contents">
      <style:paragraph-properties fo:text-align="start" style:justify-single-word="false"/>
      <style:text-properties style:font-name="Arial1" fo:font-size="11pt" fo:language="ca" fo:country="ES" officeooo:rsid="00066235" officeooo:paragraph-rsid="00066235" style:font-size-asian="11pt" style:font-size-complex="11pt"/>
    </style:style>
    <style:style style:name="P118" style:family="paragraph" style:parent-style-name="Table_20_Contents">
      <style:paragraph-properties fo:text-align="center" style:justify-single-word="false"/>
      <style:text-properties officeooo:rsid="00066235" officeooo:paragraph-rsid="00066235"/>
    </style:style>
    <style:style style:name="P119" style:family="paragraph" style:parent-style-name="Table_20_Contents">
      <style:paragraph-properties fo:text-align="center" style:justify-single-word="false"/>
      <style:text-properties officeooo:paragraph-rsid="00066235"/>
    </style:style>
    <style:style style:name="P120" style:family="paragraph" style:parent-style-name="Text_20_body" style:list-style-name="L1"/>
    <style:style style:name="P121" style:family="paragraph" style:parent-style-name="Text_20_body" style:list-style-name="L1">
      <style:text-properties officeooo:paragraph-rsid="00066235"/>
    </style:style>
    <style:style style:name="P122" style:family="paragraph" style:parent-style-name="Text_20_body" style:list-style-name="L1">
      <style:text-properties officeooo:paragraph-rsid="000adb2c"/>
    </style:style>
    <style:style style:name="P123" style:family="paragraph" style:parent-style-name="Text_20_body" style:list-style-name="L1">
      <style:text-properties fo:language="ca" fo:country="ES"/>
    </style:style>
    <style:style style:name="P124" style:family="paragraph" style:parent-style-name="Text_20_body" style:list-style-name="L1">
      <style:text-properties fo:language="ca" fo:country="ES" officeooo:paragraph-rsid="00066235"/>
    </style:style>
    <style:style style:name="P125" style:family="paragraph" style:parent-style-name="Text_20_body" style:list-style-name="L1">
      <style:text-properties fo:language="ca" fo:country="ES" officeooo:paragraph-rsid="000adb2c"/>
    </style:style>
    <style:style style:name="P126" style:family="paragraph" style:parent-style-name="Text_20_body" style:list-style-name="L3">
      <style:paragraph-properties fo:text-align="start" style:justify-single-word="false"/>
      <style:text-properties fo:language="ca" fo:country="ES" fo:background-color="transparent"/>
    </style:style>
    <style:style style:name="P127" style:family="paragraph" style:parent-style-name="Text_20_body" style:list-style-name="L4">
      <style:paragraph-properties fo:text-align="start" style:justify-single-word="false"/>
      <style:text-properties fo:language="ca" fo:country="ES" fo:background-color="transparent"/>
    </style:style>
    <style:style style:name="P128" style:family="paragraph" style:parent-style-name="Text_20_body" style:list-style-name="L5">
      <style:paragraph-properties fo:text-align="start" style:justify-single-word="false"/>
      <style:text-properties fo:language="ca" fo:country="ES" fo:background-color="transparent"/>
    </style:style>
    <style:style style:name="P129" style:family="paragraph" style:parent-style-name="Text_20_body" style:list-style-name="L6">
      <style:paragraph-properties fo:text-align="start" style:justify-single-word="false"/>
      <style:text-properties fo:language="ca" fo:country="ES" fo:background-color="transparent"/>
    </style:style>
    <style:style style:name="P130" style:family="paragraph" style:parent-style-name="Text_20_body" style:list-style-name="L12">
      <style:paragraph-properties fo:text-align="start" style:justify-single-word="false"/>
      <style:text-properties fo:language="ca" fo:country="ES" fo:background-color="transparent"/>
    </style:style>
    <style:style style:name="P131" style:family="paragraph" style:parent-style-name="Text_20_body" style:list-style-name="L13">
      <style:paragraph-properties fo:text-align="start" style:justify-single-word="false"/>
      <style:text-properties fo:language="ca" fo:country="ES" fo:background-color="transparent"/>
    </style:style>
    <style:style style:name="P132" style:family="paragraph" style:parent-style-name="Text_20_body">
      <style:paragraph-properties fo:text-align="start" style:justify-single-word="false"/>
      <style:text-properties fo:language="ca" fo:country="ES" officeooo:paragraph-rsid="000adb2c" fo:background-color="transparent"/>
    </style:style>
    <style:style style:name="P133" style:family="paragraph" style:parent-style-name="Text_20_body" style:list-style-name="L26">
      <style:paragraph-properties fo:text-align="start" style:justify-single-word="false"/>
      <style:text-properties fo:language="ca" fo:country="ES"/>
    </style:style>
    <style:style style:name="P134" style:family="paragraph" style:parent-style-name="Text_20_body">
      <style:paragraph-properties fo:text-align="justify" style:justify-single-word="false"/>
      <style:text-properties fo:language="ca" fo:country="ES" officeooo:paragraph-rsid="000adb2c"/>
    </style:style>
    <style:style style:name="P135" style:family="paragraph" style:parent-style-name="Text_20_body">
      <style:text-properties fo:language="ca" fo:country="ES" officeooo:paragraph-rsid="000adb2c"/>
    </style:style>
    <style:style style:name="P136" style:family="paragraph" style:parent-style-name="Text_20_body" style:list-style-name="L3">
      <style:paragraph-properties fo:text-align="start" style:justify-single-word="false"/>
    </style:style>
    <style:style style:name="P137" style:family="paragraph" style:parent-style-name="Text_20_body" style:list-style-name="L4">
      <style:paragraph-properties fo:text-align="start" style:justify-single-word="false"/>
    </style:style>
    <style:style style:name="P138" style:family="paragraph" style:parent-style-name="Text_20_body" style:list-style-name="L5">
      <style:paragraph-properties fo:text-align="start" style:justify-single-word="false"/>
    </style:style>
    <style:style style:name="P139" style:family="paragraph" style:parent-style-name="Text_20_body" style:list-style-name="L6">
      <style:paragraph-properties fo:text-align="start" style:justify-single-word="false"/>
    </style:style>
    <style:style style:name="P140" style:family="paragraph" style:parent-style-name="Text_20_body" style:list-style-name="L12">
      <style:paragraph-properties fo:text-align="start" style:justify-single-word="false"/>
    </style:style>
    <style:style style:name="P141" style:family="paragraph" style:parent-style-name="Text_20_body" style:list-style-name="L13">
      <style:paragraph-properties fo:text-align="start" style:justify-single-word="false"/>
    </style:style>
    <style:style style:name="P142" style:family="paragraph" style:parent-style-name="Text_20_body" style:list-style-name="L17">
      <style:paragraph-properties fo:text-align="start" style:justify-single-word="false"/>
    </style:style>
    <style:style style:name="P143" style:family="paragraph" style:parent-style-name="Text_20_body" style:list-style-name="L18">
      <style:paragraph-properties fo:text-align="start" style:justify-single-word="false"/>
    </style:style>
    <style:style style:name="P144" style:family="paragraph" style:parent-style-name="Text_20_body" style:list-style-name="L22">
      <style:paragraph-properties fo:text-align="start" style:justify-single-word="false"/>
    </style:style>
    <style:style style:name="P145" style:family="paragraph" style:parent-style-name="Text_20_body" style:list-style-name="L23">
      <style:paragraph-properties fo:text-align="start" style:justify-single-word="false"/>
    </style:style>
    <style:style style:name="P146" style:family="paragraph" style:parent-style-name="Text_20_body" style:list-style-name="L30">
      <style:paragraph-properties fo:text-align="start" style:justify-single-word="false"/>
      <style:text-properties officeooo:paragraph-rsid="00066235"/>
    </style:style>
    <style:style style:name="P147" style:family="paragraph" style:parent-style-name="Text_20_body" style:list-style-name="L31">
      <style:paragraph-properties fo:text-align="start" style:justify-single-word="false"/>
      <style:text-properties officeooo:paragraph-rsid="00066235"/>
    </style:style>
    <style:style style:name="P148" style:family="paragraph" style:parent-style-name="Text_20_body" style:list-style-name="L35">
      <style:paragraph-properties fo:text-align="start" style:justify-single-word="false"/>
      <style:text-properties officeooo:paragraph-rsid="000adb2c"/>
    </style:style>
    <style:style style:name="P149" style:family="paragraph" style:parent-style-name="Text_20_body" style:list-style-name="L36">
      <style:paragraph-properties fo:text-align="start" style:justify-single-word="false"/>
      <style:text-properties officeooo:paragraph-rsid="000adb2c"/>
    </style:style>
    <style:style style:name="P150" style:family="paragraph" style:parent-style-name="Text_20_body" style:list-style-name="L8"/>
    <style:style style:name="P151" style:family="paragraph" style:parent-style-name="Text_20_body">
      <style:text-properties fo:language="es" fo:country="ES"/>
    </style:style>
    <style:style style:name="P152" style:family="paragraph" style:parent-style-name="Text_20_body" style:list-style-name="L9">
      <style:text-properties fo:language="es" fo:country="ES"/>
    </style:style>
    <style:style style:name="P153" style:family="paragraph" style:parent-style-name="Text_20_body">
      <style:paragraph-properties fo:text-align="justify" style:justify-single-word="false"/>
      <style:text-properties fo:color="#ff4019" style:font-name="Arial2"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154" style:family="paragraph" style:parent-style-name="Text_20_body">
      <style:paragraph-properties fo:text-align="justify" style:justify-single-word="false"/>
      <style:text-properties officeooo:paragraph-rsid="000adb2c"/>
    </style:style>
    <style:style style:name="P155" style:family="paragraph" style:parent-style-name="Text_20_body" style:list-style-name="L2">
      <style:paragraph-properties fo:margin-top="0cm" fo:margin-bottom="0.212cm" loext:contextual-spacing="false" fo:text-align="justify" style:justify-single-word="false"/>
    </style:style>
    <style:style style:name="P156" style:family="paragraph" style:parent-style-name="Text_20_body" style:list-style-name="L27">
      <style:paragraph-properties fo:margin-top="0cm" fo:margin-bottom="0.212cm" loext:contextual-spacing="false" fo:text-align="justify" style:justify-single-word="false"/>
      <style:text-properties officeooo:paragraph-rsid="0006c68f"/>
    </style:style>
    <style:style style:name="P157" style:family="paragraph" style:parent-style-name="Text_20_body" style:list-style-name="L28">
      <style:paragraph-properties fo:margin-top="0cm" fo:margin-bottom="0.212cm" loext:contextual-spacing="false" fo:text-align="justify" style:justify-single-word="false"/>
      <style:text-properties officeooo:paragraph-rsid="00066235"/>
    </style:style>
    <style:style style:name="P158" style:family="paragraph" style:parent-style-name="Text_20_body" style:list-style-name="L32">
      <style:paragraph-properties fo:margin-top="0cm" fo:margin-bottom="0.212cm" loext:contextual-spacing="false" fo:text-align="justify" style:justify-single-word="false"/>
      <style:text-properties officeooo:paragraph-rsid="000adb2c"/>
    </style:style>
    <style:style style:name="P159" style:family="paragraph" style:parent-style-name="Text_20_body" style:list-style-name="L33">
      <style:paragraph-properties fo:margin-top="0cm" fo:margin-bottom="0.212cm" loext:contextual-spacing="false" fo:text-align="justify" style:justify-single-word="false"/>
      <style:text-properties officeooo:paragraph-rsid="000adb2c"/>
    </style:style>
    <style:style style:name="P160" style:family="paragraph" style:parent-style-name="Text_20_body" style:list-style-name="L2">
      <style:paragraph-properties fo:margin-top="0cm" fo:margin-bottom="0.212cm" loext:contextual-spacing="false" fo:text-align="justify" style:justify-single-word="false"/>
      <style:text-properties fo:language="ca" fo:country="ES"/>
    </style:style>
    <style:style style:name="P161" style:family="paragraph" style:parent-style-name="Text_20_body" style:list-style-name="L19">
      <style:paragraph-properties fo:margin-top="0cm" fo:margin-bottom="0.212cm" loext:contextual-spacing="false" fo:text-align="justify" style:justify-single-word="false"/>
      <style:text-properties fo:language="ca" fo:country="ES"/>
    </style:style>
    <style:style style:name="P162" style:family="paragraph" style:parent-style-name="Text_20_body" style:list-style-name="L1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63" style:family="paragraph" style:parent-style-name="Text_20_body" style:list-style-name="L15">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64" style:family="paragraph" style:parent-style-name="Text_20_body" style:list-style-name="L16">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65" style:family="paragraph" style:parent-style-name="Text_20_body" style:list-style-name="L19">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66" style:family="paragraph" style:parent-style-name="Text_20_body" style:list-style-name="L20">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67" style:family="paragraph" style:parent-style-name="Text_20_body" style:list-style-name="L2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68" style:family="paragraph" style:parent-style-name="Text_20_body" style:list-style-name="L7">
      <style:paragraph-properties fo:margin-top="0cm" fo:margin-bottom="0.212cm" loext:contextual-spacing="false" fo:text-align="justify" style:justify-single-word="false"/>
      <style:text-properties fo:language="es" fo:country="ES"/>
    </style:style>
    <style:style style:name="P169" style:family="paragraph" style:parent-style-name="Text_20_body" style:list-style-name="L10">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170" style:family="paragraph" style:parent-style-name="Text_20_body" style:list-style-name="L14">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171" style:family="paragraph" style:parent-style-name="Text_20_body" style:list-style-name="L19">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172" style:family="paragraph" style:parent-style-name="Text_20_body" style:list-style-name="L20">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173" style:family="paragraph" style:parent-style-name="Text_20_body" style:list-style-name="L24">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174" style:family="paragraph" style:parent-style-name="Text_20_body" style:list-style-name="L27">
      <style:paragraph-properties fo:margin-top="0cm" fo:margin-bottom="0.212cm" loext:contextual-spacing="false" fo:text-align="justify" style:justify-single-word="false"/>
      <style:text-properties fo:color="#000000" style:font-name="Arial" fo:font-size="11pt" fo:language="ca" fo:country="ES" fo:font-weight="normal" officeooo:rsid="0006c68f" officeooo:paragraph-rsid="0006c68f" style:font-weight-asian="normal" style:font-weight-complex="normal"/>
    </style:style>
    <style:style style:name="P175" style:family="paragraph" style:parent-style-name="Text_20_body" style:list-style-name="L32">
      <style:paragraph-properties fo:margin-top="0cm" fo:margin-bottom="0.212cm" loext:contextual-spacing="false" fo:text-align="justify" style:justify-single-word="false"/>
      <style:text-properties fo:color="#000000" style:font-name="Arial" fo:font-size="11pt" fo:language="ca" fo:country="ES" fo:font-weight="normal" officeooo:rsid="0006c68f" officeooo:paragraph-rsid="000adb2c" style:font-weight-asian="normal" style:font-weight-complex="normal"/>
    </style:style>
    <style:style style:name="P176" style:family="paragraph" style:parent-style-name="Text_20_body" style:list-style-name="L28">
      <style:paragraph-properties fo:margin-top="0cm" fo:margin-bottom="0.212cm" loext:contextual-spacing="false" fo:text-align="justify" style:justify-single-word="false"/>
      <style:text-properties officeooo:rsid="0006c68f" officeooo:paragraph-rsid="0006c68f"/>
    </style:style>
    <style:style style:name="P177" style:family="paragraph" style:parent-style-name="Text_20_body" style:list-style-name="L33">
      <style:paragraph-properties fo:margin-top="0cm" fo:margin-bottom="0.212cm" loext:contextual-spacing="false" fo:text-align="justify" style:justify-single-word="false"/>
      <style:text-properties officeooo:rsid="0006c68f" officeooo:paragraph-rsid="000adb2c"/>
    </style:style>
    <style:style style:name="P178"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179"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180" style:family="paragraph" style:parent-style-name="Text_20_body" style:list-style-name="L16" style:master-page-name="">
      <style:paragraph-properties fo:margin-top="0cm" fo:margin-bottom="0.212cm" loext:contextual-spacing="false" fo:text-align="justify" style:justify-single-word="false" style:page-number="auto"/>
      <style:text-properties fo:language="ca" fo:country="ES"/>
    </style:style>
    <style:style style:name="P181" style:family="paragraph" style:parent-style-name="Text_20_body" style:list-style-name="L21" style:master-page-name="">
      <style:paragraph-properties fo:margin-top="0cm" fo:margin-bottom="0.212cm" loext:contextual-spacing="false" fo:text-align="justify" style:justify-single-word="false" style:page-number="auto"/>
      <style:text-properties fo:language="ca" fo:country="ES"/>
    </style:style>
    <style:style style:name="P182" style:family="paragraph" style:parent-style-name="Text_20_body" style:list-style-name="L20" style:master-page-name="">
      <style:paragraph-properties fo:margin-top="0cm" fo:margin-bottom="0.212cm" loext:contextual-spacing="false" fo:text-align="justify" style:justify-single-word="false" style:page-number="auto"/>
    </style:style>
    <style:style style:name="P183" style:family="paragraph" style:parent-style-name="Text_20_body" style:list-style-name="L28" style:master-page-name="">
      <style:paragraph-properties fo:margin-top="0cm" fo:margin-bottom="0.212cm" loext:contextual-spacing="false" fo:text-align="justify" style:justify-single-word="false" style:page-number="auto"/>
      <style:text-properties officeooo:paragraph-rsid="00066235"/>
    </style:style>
    <style:style style:name="P184" style:family="paragraph" style:parent-style-name="Text_20_body" style:list-style-name="L24" style:master-page-name="">
      <style:paragraph-properties fo:margin-top="0cm" fo:margin-bottom="0.212cm" loext:contextual-spacing="false" fo:text-align="justify" style:justify-single-word="false" style:page-number="auto"/>
      <style:text-properties fo:color="#000000" style:font-name="Arial" fo:font-size="11pt" fo:language="ca" fo:country="ES" fo:font-weight="normal" style:font-weight-asian="normal" style:font-weight-complex="normal"/>
    </style:style>
    <style:style style:name="P185" style:family="paragraph" style:parent-style-name="Text_20_body" style:list-style-name="L33" style:master-page-name="">
      <style:paragraph-properties fo:margin-top="0cm" fo:margin-bottom="0.212cm" loext:contextual-spacing="false" fo:text-align="justify" style:justify-single-word="false" style:page-number="auto"/>
      <style:text-properties officeooo:paragraph-rsid="000adb2c"/>
    </style:style>
    <style:style style:name="P18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paragraph-rsid="000adb2c" style:font-weight-asian="normal" style:font-weight-complex="normal"/>
    </style:style>
    <style:style style:name="P187" style:family="paragraph" style:parent-style-name="Text_20_body" style:master-page-name="">
      <style:paragraph-properties style:page-number="auto"/>
      <style:text-properties officeooo:paragraph-rsid="000adb2c"/>
    </style:style>
    <style:style style:name="P188"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0adb2c" fo:background-color="transparent" loext:char-shading-value="0" style:language-asian="zxx" style:country-asian="none" style:language-complex="zxx" style:country-complex="none"/>
    </style:style>
    <style:style style:name="T15" style:family="text">
      <style:text-properties fo:language="ca" fo:country="ES" fo:font-weight="bold" style:font-weight-asian="bold" style:font-weight-complex="bold"/>
    </style:style>
    <style:style style:name="T16" style:family="text">
      <style:text-properties fo:language="ca" fo:country="ES" fo:font-weight="normal" style:font-weight-asian="normal" style:font-weight-complex="normal"/>
    </style:style>
    <style:style style:name="T17" style:family="text">
      <style:text-properties fo:language="ca" fo:country="ES" style:language-asian="zxx" style:country-asian="none" style:language-complex="zxx" style:country-complex="none"/>
    </style:style>
    <style:style style:name="T18" style:family="text">
      <style:text-properties fo:language="ca" fo:country="ES" officeooo:rsid="00066235" style:language-asian="zxx" style:country-asian="none" style:language-complex="zxx" style:country-complex="none"/>
    </style:style>
    <style:style style:name="T19" style:family="text">
      <style:text-properties fo:language="ca" fo:country="ES" officeooo:rsid="000adb2c" style:language-asian="zxx" style:country-asian="none" style:language-complex="zxx" style:country-complex="none"/>
    </style:style>
    <style:style style:name="T20" style:family="text">
      <style:text-properties fo:language="ca" fo:country="ES" officeooo:rsid="000adb2c"/>
    </style:style>
    <style:style style:name="T21" style:family="text">
      <style:text-properties fo:language="es" fo:country="ES"/>
    </style:style>
    <style:style style:name="T22" style:family="text">
      <style:text-properties fo:language="es" fo:country="ES" fo:font-weight="bold" style:font-weight-asian="bold" style:font-weight-complex="bold"/>
    </style:style>
    <style:style style:name="T23" style:family="text">
      <style:text-properties style:font-name="Arial" fo:font-size="11pt" fo:language="ca" fo:country="ES" fo:background-color="transparent" loext:char-shading-value="0" style:language-asian="zxx" style:country-asian="none" style:language-complex="zxx" style:country-complex="none"/>
    </style:style>
    <style:style style:name="T24" style:family="text">
      <style:text-properties style:font-name="Arial" fo:font-size="11pt" fo:language="ca" fo:country="ES" officeooo:rsid="0009476d" fo:background-color="transparent" loext:char-shading-value="0" style:language-asian="zxx" style:country-asian="none" style:language-complex="zxx" style:country-complex="none"/>
    </style:style>
    <style:style style:name="T25" style:family="text">
      <style:text-properties style:font-name="Arial" fo:font-size="11pt" fo:language="ca" fo:country="ES" officeooo:rsid="000adb2c" fo:background-color="transparent" loext:char-shading-value="0" style:language-asian="zxx" style:country-asian="none" style:language-complex="zxx" style:country-complex="none"/>
    </style:style>
    <style:style style:name="T26"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27" style:family="text">
      <style:text-properties fo:color="#ff4019" fo:language="ca" fo:country="ES" style:text-underline-style="none" style:language-asian="zxx" style:country-asian="none" style:language-complex="zxx" style:country-complex="none"/>
    </style:style>
    <style:style style:name="T28" style:family="text">
      <style:text-properties fo:color="#ff4019" style:font-name="Arial" fo:font-size="11pt" fo:language="ca" fo:country="ES" style:text-underline-style="none" fo:background-color="transparent" loext:char-shading-value="0" style:language-asian="zxx" style:country-asian="none" style:language-complex="zxx" style:country-complex="none"/>
    </style:style>
    <style:style style:name="T29" style:family="text">
      <style:text-properties fo:color="#ff4019" style:font-name="Arial" fo:font-size="11pt" fo:language="ca" fo:country="ES" style:text-underline-style="none" officeooo:rsid="0006c68f" fo:background-color="transparent" loext:char-shading-value="0" style:language-asian="zxx" style:country-asian="none" style:language-complex="zxx" style:country-complex="none"/>
    </style:style>
    <style:style style:name="T30" style:family="text">
      <style:text-properties fo:color="#ff4019" style:font-name="Arial" fo:font-size="11pt" style:text-underline-style="none" officeooo:rsid="0006c68f" fo:background-color="transparent" loext:char-shading-value="0" style:language-asian="zxx" style:country-asian="none" style:language-complex="zxx" style:country-complex="none"/>
    </style:style>
    <style:style style:name="T31" style:family="text">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T32" style:family="text">
      <style:text-properties fo:color="#ff4019" style:font-name="Arial2"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33" style:family="text">
      <style:text-properties fo:color="#ff4019" style:font-name="Arial2"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34" style:family="text">
      <style:text-properties fo:color="#ff4019" style:text-underline-style="none" fo:background-color="transparent" loext:char-shading-value="0" style:language-asian="zxx" style:country-asian="none" style:language-complex="zxx" style:country-complex="none"/>
    </style:style>
    <style:style style:name="T35" style:family="text">
      <style:text-properties fo:color="#000000" style:font-name="Arial" fo:font-size="11pt"/>
    </style:style>
    <style:style style:name="T36" style:family="text">
      <style:text-properties fo:color="#000000" style:font-name="Arial" fo:font-size="11pt" fo:language="ca" fo:country="ES"/>
    </style:style>
    <style:style style:name="T37" style:family="text">
      <style:text-properties fo:color="#000000" style:font-name="Arial" fo:font-size="11pt" fo:language="ca" fo:country="ES" fo:background-color="transparent" loext:char-shading-value="0"/>
    </style:style>
    <style:style style:name="T38" style:family="text">
      <style:text-properties fo:color="#000000" style:font-name="Arial" fo:font-size="11pt" fo:language="ca" fo:country="ES" officeooo:rsid="0006c68f" fo:background-color="transparent" loext:char-shading-value="0"/>
    </style:style>
    <style:style style:name="T39" style:family="text">
      <style:text-properties fo:color="#000000" style:font-name="Arial" fo:font-size="11pt" fo:language="ca" fo:country="ES" fo:font-weight="normal" style:font-weight-asian="normal" style:font-weight-complex="normal"/>
    </style:style>
    <style:style style:name="T40" style:family="text">
      <style:text-properties fo:color="#000000" style:font-name="Arial" fo:font-size="11pt" fo:language="ca" fo:country="ES" fo:font-weight="normal" officeooo:rsid="0006c68f" style:font-weight-asian="normal" style:font-weight-complex="normal"/>
    </style:style>
    <style:style style:name="T41" style:family="text">
      <style:text-properties fo:color="#000000" style:font-name="Arial" fo:font-size="11pt" fo:language="ca" fo:country="ES" fo:font-weight="normal" officeooo:rsid="0009476d" style:font-weight-asian="normal" style:font-weight-complex="normal"/>
    </style:style>
    <style:style style:name="T42" style:family="text">
      <style:text-properties fo:color="#000000" style:font-name="Arial" fo:font-size="11pt" fo:language="ca" fo:country="ES" officeooo:rsid="00066235"/>
    </style:style>
    <style:style style:name="T43" style:family="text">
      <style:text-properties fo:color="#000000" style:font-name="Arial" fo:font-size="11pt" fo:language="ca" fo:country="ES" officeooo:rsid="0006c68f"/>
    </style:style>
    <style:style style:name="T44" style:family="text">
      <style:text-properties fo:color="#000000" style:font-name="Arial" fo:font-size="11pt" fo:language="ca" fo:country="ES" officeooo:rsid="000adb2c"/>
    </style:style>
    <style:style style:name="T45" style:family="text">
      <style:text-properties fo:color="#000000" style:font-name="Arial" fo:font-size="11pt" fo:font-weight="normal" style:font-weight-asian="normal" style:font-weight-complex="normal"/>
    </style:style>
    <style:style style:name="T46" style:family="text">
      <style:text-properties fo:color="#000000" style:font-name="Arial" fo:font-size="11pt" fo:background-color="transparent" loext:char-shading-value="0"/>
    </style:style>
    <style:style style:name="T47" style:family="text">
      <style:text-properties fo:color="#000000" style:font-name="Arial" fo:font-size="11pt" officeooo:rsid="0006c68f"/>
    </style:style>
    <style:style style:name="T48" style:family="text">
      <style:text-properties fo:color="#000000" style:font-name="Arial" fo:font-size="11pt" officeooo:rsid="0009476d"/>
    </style:style>
    <style:style style:name="T49" style:family="text">
      <style:text-properties officeooo:rsid="00066235"/>
    </style:style>
    <style:style style:name="T50" style:family="text">
      <style:text-properties officeooo:rsid="0009476d"/>
    </style:style>
    <style:style style:name="T51" style:family="text">
      <style:text-properties officeooo:rsid="000adb2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10"/>
      <text:p text:style-name="P10"/>
      <text:p text:style-name="P10"/>
      <text:p text:style-name="P11"><draw:frame draw:style-name="fr3" draw:name="gráficos2" text:anchor-type="paragraph" svg:width="6.348cm" svg:height="1.693cm" draw:z-index="51"><draw:image xlink:href="Pictures/10000201000000C800000030EB13FEC54762F5CC.png" xlink:type="simple" xlink:show="embed" xlink:actuate="onLoad" loext:mime-type="image/png"/></draw:frame></text:p>
      <text:p text:style-name="P10"/>
      <text:p text:style-name="P10"/>
      <text:p text:style-name="P10"/>
      <text:p text:style-name="P10"/>
      <text:p text:style-name="P36">Versions</text:p>
      <text:p text:style-name="P36">de</text:p>
      <text:p text:style-name="P36"><text:s/>REGWEB3</text:p>
      <text:p text:style-name="P37">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24"><draw:frame draw:style-name="fr2" draw:name="gráficos3" text:anchor-type="paragraph" svg:width="7.721cm" svg:height="4.957cm" draw:z-index="52"><draw:image xlink:href="Pictures/10000201000002DD0000022D10A4445513A6DB15.png" xlink:type="simple" xlink:show="embed" xlink:actuate="onLoad" loext:mime-type="image/png"/></draw:frame></text:p>
          </table:table-cell>
          <table:table-cell table:style-name="Tabla2.A1" office:value-type="string">
            <text:p text:style-name="P24"/>
          </table:table-cell>
          <table:table-cell table:style-name="Tabla2.C1" office:value-type="string">
            <text:p text:style-name="P24"><draw:frame draw:style-name="fr2" draw:name="gráficos4" text:anchor-type="paragraph" svg:width="7.569cm" svg:height="4.979cm" draw:z-index="53"><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6">Informació general del document</text:p>
            <text:p text:style-name="P26"/>
          </table:table-cell>
          <table:covered-table-cell/>
          <table:covered-table-cell/>
          <table:covered-table-cell/>
        </table:table-row>
        <table:table-row>
          <table:table-cell table:style-name="Tabla3.A2" table:number-columns-spanned="4" office:value-type="string" table:protected="true">
            <text:p text:style-name="P27">Descripció.</text:p>
          </table:table-cell>
          <table:covered-table-cell/>
          <table:covered-table-cell/>
          <table:covered-table-cell/>
        </table:table-row>
        <table:table-row table:style-name="Tabla3.3">
          <table:table-cell table:style-name="Tabla3.A3" table:number-columns-spanned="4" office:value-type="string">
            <text:p text:style-name="P28"/>
          </table:table-cell>
          <table:covered-table-cell/>
          <table:covered-table-cell/>
          <table:covered-table-cell/>
        </table:table-row>
        <table:table-row table:style-name="Tabla3.4">
          <table:table-cell table:style-name="Tabla3.A3" office:value-type="string" table:protected="true">
            <text:p text:style-name="P25">Títol:</text:p>
          </table:table-cell>
          <table:table-cell table:style-name="Tabla3.B4" table:number-columns-spanned="3" office:value-type="string">
            <text:p text:style-name="P17">Document de Versions de REGWEB3</text:p>
          </table:table-cell>
          <table:covered-table-cell/>
          <table:covered-table-cell/>
        </table:table-row>
        <table:table-row table:style-name="Tabla3.5">
          <table:table-cell table:style-name="Tabla3.A3" office:value-type="string" table:protected="true">
            <text:p text:style-name="P30">Estat:</text:p>
          </table:table-cell>
          <table:table-cell table:style-name="Tabla3.B4" table:number-columns-spanned="3" office:value-type="string">
            <text:p text:style-name="P17">Definitiu</text:p>
          </table:table-cell>
          <table:covered-table-cell/>
          <table:covered-table-cell/>
        </table:table-row>
        <table:table-row table:style-name="Tabla3.6">
          <table:table-cell table:style-name="Tabla3.A3" office:value-type="string" table:protected="true">
            <text:p text:style-name="P30">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30">Autor/s:</text:p>
          </table:table-cell>
          <table:table-cell table:style-name="Tabla3.B4" table:number-columns-spanned="3" office:value-type="string">
            <text:p text:style-name="P17">Joan Pernía</text:p>
          </table:table-cell>
          <table:covered-table-cell/>
          <table:covered-table-cell/>
        </table:table-row>
        <table:table-row table:style-name="Tabla3.8">
          <table:table-cell table:style-name="Tabla3.A3" office:value-type="string" table:protected="true">
            <text:p text:style-name="P30">Creat:</text:p>
          </table:table-cell>
          <table:table-cell table:style-name="Tabla3.B8" table:number-columns-spanned="3" office:value-type="date" office:date-value="2016-04-13">
            <text:p text:style-name="P17">13/04/16</text:p>
          </table:table-cell>
          <table:covered-table-cell/>
          <table:covered-table-cell/>
        </table:table-row>
        <table:table-row table:style-name="Tabla3.9">
          <table:table-cell table:style-name="Tabla3.A3" office:value-type="string" table:protected="true">
            <text:p text:style-name="P30">Modificat</text:p>
          </table:table-cell>
          <table:table-cell table:style-name="Tabla3.B4" table:number-columns-spanned="3" office:value-type="string">
            <text:p text:style-name="P17"><text:modification-date style:data-style-name="N37">16/09/20</text:modification-date></text:p>
          </table:table-cell>
          <table:covered-table-cell/>
          <table:covered-table-cell/>
        </table:table-row>
        <table:table-row table:style-name="Tabla3.10">
          <table:table-cell table:style-name="Tabla3.A3" office:value-type="string" table:protected="true">
            <text:p text:style-name="P30">Fitxer:</text:p>
          </table:table-cell>
          <table:table-cell table:style-name="Tabla3.B4" table:number-columns-spanned="3" office:value-type="string">
            <text:p text:style-name="P17"><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7">Històric de modificacions.</text:p>
          </table:table-cell>
          <table:covered-table-cell/>
          <table:covered-table-cell/>
          <table:covered-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3" table:number-columns-spanned="2" office:value-type="string" table:protected="true">
            <text:p text:style-name="P31">Comentari:</text:p>
          </table:table-cell>
          <table:covered-table-cell/>
          <table:table-cell table:style-name="Tabla3.A3" office:value-type="string" table:protected="true">
            <text:p text:style-name="P31">Autor/s:</text:p>
          </table:table-cell>
          <table:table-cell table:style-name="Tabla3.A3" office:value-type="string" table:protected="true">
            <text:p text:style-name="P31">Data:</text:p>
          </table:table-cell>
        </table:table-row>
        <table:table-row table:style-name="Tabla3.15">
          <table:table-cell table:style-name="Tabla3.B4" table:number-columns-spanned="2" office:value-type="string">
            <text:p text:style-name="P21">Afegida versió 3.0.8</text:p>
          </table:table-cell>
          <table:covered-table-cell/>
          <table:table-cell table:style-name="Tabla3.B4" office:value-type="string">
            <text:p text:style-name="P18">jpernia</text:p>
          </table:table-cell>
          <table:table-cell table:style-name="Tabla3.B8" office:value-type="date" office:date-value="2017-01-18">
            <text:p text:style-name="P18">18/01/17</text:p>
          </table:table-cell>
        </table:table-row>
        <table:table-row table:style-name="Tabla3.16">
          <table:table-cell table:style-name="Tabla3.B4" table:number-columns-spanned="2" office:value-type="string">
            <text:p text:style-name="P21">Afegida versió 3.0.9</text:p>
          </table:table-cell>
          <table:covered-table-cell/>
          <table:table-cell table:style-name="Tabla3.B4" office:value-type="string">
            <text:p text:style-name="P18">jpernia</text:p>
          </table:table-cell>
          <table:table-cell table:style-name="Tabla3.B8" office:value-type="date" office:date-value="2017-10-09">
            <text:p text:style-name="P18">09/10/17</text:p>
          </table:table-cell>
        </table:table-row>
        <table:table-row table:style-name="Tabla3.17">
          <table:table-cell table:style-name="Tabla3.B4" table:number-columns-spanned="2" office:value-type="string">
            <text:p text:style-name="P22">Afegida versió 3.1</text:p>
          </table:table-cell>
          <table:covered-table-cell/>
          <table:table-cell table:style-name="Tabla3.B4" office:value-type="string">
            <text:p text:style-name="P18">earrivi</text:p>
          </table:table-cell>
          <table:table-cell table:style-name="Tabla3.B4" office:value-type="string">
            <text:p text:style-name="P18">12/02/19</text:p>
          </table:table-cell>
        </table:table-row>
        <table:table-row table:style-name="Tabla3.18">
          <table:table-cell table:style-name="Tabla3.B4" table:number-columns-spanned="2" office:value-type="string">
            <text:p text:style-name="P22">Afegida versió 3.1.1</text:p>
          </table:table-cell>
          <table:covered-table-cell/>
          <table:table-cell table:style-name="Tabla3.B4" office:value-type="string">
            <text:p text:style-name="P18">earrivi</text:p>
          </table:table-cell>
          <table:table-cell table:style-name="Tabla3.B4" office:value-type="string">
            <text:p text:style-name="P18">08/10/19</text:p>
          </table:table-cell>
        </table:table-row>
        <table:table-row table:style-name="Tabla3.19">
          <table:table-cell table:style-name="Tabla3.B4" table:number-columns-spanned="2" office:value-type="string">
            <text:p text:style-name="P22">Afegida versió 3.1.2</text:p>
          </table:table-cell>
          <table:covered-table-cell/>
          <table:table-cell table:style-name="Tabla3.B4" office:value-type="string">
            <text:p text:style-name="P18">earrivi</text:p>
          </table:table-cell>
          <table:table-cell table:style-name="Tabla3.B4" office:value-type="string">
            <text:p text:style-name="P18">12/11/19</text:p>
          </table:table-cell>
        </table:table-row>
        <table:table-row table:style-name="Tabla3.20">
          <table:table-cell table:style-name="Tabla3.B4" table:number-columns-spanned="2" office:value-type="string">
            <text:p text:style-name="P22">Afegida versió 3.1.3</text:p>
          </table:table-cell>
          <table:covered-table-cell/>
          <table:table-cell table:style-name="Tabla3.B4" office:value-type="string">
            <text:p text:style-name="P18">earrivi</text:p>
          </table:table-cell>
          <table:table-cell table:style-name="Tabla3.B4" office:value-type="string">
            <text:p text:style-name="P18">04/03/2020</text:p>
          </table:table-cell>
        </table:table-row>
        <table:table-row table:style-name="Tabla3.21">
          <table:table-cell table:style-name="Tabla3.B4" table:number-columns-spanned="2" office:value-type="string">
            <text:p text:style-name="P22">Afegida versió 3.1.4</text:p>
          </table:table-cell>
          <table:covered-table-cell/>
          <table:table-cell table:style-name="Tabla3.B4" office:value-type="string">
            <text:p text:style-name="P18">mgonzalez</text:p>
          </table:table-cell>
          <table:table-cell table:style-name="Tabla3.B8" office:value-type="date" office:date-value="2020-04-08">
            <text:p text:style-name="P18">08/04/20</text:p>
          </table:table-cell>
        </table:table-row>
        <table:table-row table:style-name="Tabla3.23">
          <table:table-cell table:style-name="Tabla3.B4" table:number-columns-spanned="2" office:value-type="string">
            <text:p text:style-name="P23">Afegida versió 3.1.5</text:p>
          </table:table-cell>
          <table:covered-table-cell/>
          <table:table-cell table:style-name="Tabla3.B4" office:value-type="string">
            <text:p text:style-name="P19">earrivi</text:p>
          </table:table-cell>
          <table:table-cell table:style-name="Tabla3.B8" office:value-type="date" office:date-value="2020-07-29">
            <text:p text:style-name="P19">29/07/20</text:p>
          </table:table-cell>
        </table:table-row>
        <table:table-row table:style-name="Tabla3.23">
          <table:table-cell table:style-name="Tabla3.B4" table:number-columns-spanned="2" office:value-type="string">
            <text:p text:style-name="P23">Afegida versió 3.1.<text:span text:style-name="T51">6</text:span></text:p>
          </table:table-cell>
          <table:covered-table-cell/>
          <table:table-cell table:style-name="Tabla3.B4" office:value-type="string">
            <text:p text:style-name="P19">earrivi</text:p>
          </table:table-cell>
          <table:table-cell table:style-name="Tabla3.B8" office:value-type="date" office:date-value="2020-09-16">
            <text:p text:style-name="P19"><text:span text:style-name="T51">16</text:span>/0<text:span text:style-name="T51">9</text:span>/20</text:p>
          </table: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able:protected="true">
            <text:p text:style-name="P27">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
      <text:p text:style-name="P57"/>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77">1.- Introducció<text:tab/>6</text:p>
          <text:p text:style-name="P76">1.1.- Introducció General<text:tab/>6</text:p>
          <text:p text:style-name="P77">2.- Instal·lació inicial<text:tab/>7</text:p>
          <text:p text:style-name="P76">2.1.- Passes a seguir<text:tab/>7</text:p>
          <text:p text:style-name="P76">2.2.- Manuals<text:tab/>7</text:p>
          <text:p text:style-name="P77">3.- Regweb3 v.3.0.0<text:tab/>8</text:p>
          <text:p text:style-name="P76">3.1.- Passes a seguir<text:tab/>8</text:p>
          <text:p text:style-name="P76">3.2.- Correspondència amb versió DIR3CAIB<text:tab/>8</text:p>
          <text:p text:style-name="P77">4.- Regweb3 v.3.0.1<text:tab/>9</text:p>
          <text:p text:style-name="P76">4.1.- Passes a seguir<text:tab/>9</text:p>
          <text:p text:style-name="P76">4.2.- Canvis i millores<text:tab/>9</text:p>
          <text:p text:style-name="P76">4.3.- Scripts SQL<text:tab/>10</text:p>
          <text:p text:style-name="P76">4.4.- Correspondència amb versió DIR3CAIB<text:tab/>10</text:p>
          <text:p text:style-name="P77">5.- Regweb3 v.3.0.2<text:tab/>11</text:p>
          <text:p text:style-name="P76">5.1.- Passes a seguir<text:tab/>11</text:p>
          <text:p text:style-name="P76">5.2.- Canvis i millores<text:tab/>11</text:p>
          <text:p text:style-name="P76">5.3.- Scripts SQL<text:tab/>11</text:p>
          <text:p text:style-name="P76">5.4.- Correspondència amb versió DIR3CAIB<text:tab/>11</text:p>
          <text:p text:style-name="P77">6.- Regweb3 v.3.0.3<text:tab/>12</text:p>
          <text:p text:style-name="P76">6.1.- Passes a seguir<text:tab/>12</text:p>
          <text:p text:style-name="P76">6.2.- Canvis i millores<text:tab/>12</text:p>
          <text:p text:style-name="P76">6.3.- Scripts SQL<text:tab/>12</text:p>
          <text:p text:style-name="P76">6.4.- Correspondència amb versió DIR3CAIB<text:tab/>13</text:p>
          <text:p text:style-name="P77">7.- Regweb3 v.3.0.4<text:tab/>14</text:p>
          <text:p text:style-name="P76">7.1.- Passes a seguir<text:tab/>14</text:p>
          <text:p text:style-name="P76">7.2.- Canvis i millores<text:tab/>14</text:p>
          <text:p text:style-name="P76">7.3.- Scripts SQL<text:tab/>15</text:p>
          <text:p text:style-name="P76">7.4.- Correspondència amb versió DIR3CAIB<text:tab/>15</text:p>
          <text:p text:style-name="P77">8.- Regweb3 v.3.0.5<text:tab/>16</text:p>
          <text:p text:style-name="P76">8.1.- Passes a seguir<text:tab/>16</text:p>
          <text:p text:style-name="P76">8.2.- Canvis i millores<text:tab/>16</text:p>
          <text:p text:style-name="P76">8.3.- Scripts SQL<text:tab/>17</text:p>
          <text:p text:style-name="P76">8.4.- Correspondència amb versió DIR3CAIB<text:tab/>17</text:p>
          <text:p text:style-name="P77">9.- Regweb3 v.3.0.6<text:tab/>18</text:p>
          <text:p text:style-name="P76">9.1.- Passes a seguir<text:tab/>18</text:p>
          <text:p text:style-name="P76">9.2.- Canvis i millores<text:tab/>18</text:p>
          <text:p text:style-name="P76">9.3.- Scripts SQL<text:tab/>19</text:p>
          <text:p text:style-name="P76">9.4.- Correspondència amb versió DIR3CAIB<text:tab/>19</text:p>
          <text:p text:style-name="P77">10.- Regweb3 v.3.0.7<text:tab/>20</text:p>
          <text:p text:style-name="P76">10.1.- Passes a seguir<text:tab/>20</text:p>
          <text:p text:style-name="P76">10.2.- Canvis i millores<text:tab/>20</text:p>
          <text:p text:style-name="P76">10.3.- Scripts SQL<text:tab/>21</text:p>
          <text:p text:style-name="P76">10.4.- Correspondència amb versió DIR3CAIB<text:tab/>21</text:p>
          <text:p text:style-name="P77">11.- Regweb3 v.3.0.8<text:tab/>22</text:p>
          <text:p text:style-name="P76">11.1.- Passes a seguir<text:tab/>22</text:p>
          <text:p text:style-name="P76">11.2.- Canvis i millores<text:tab/>22</text:p>
          <text:p text:style-name="P76">11.3.- Scripts SQL<text:tab/>23</text:p>
          <text:p text:style-name="P76">11.4.- Correspondència amb versió DIR3CAIB<text:tab/>23</text:p>
          <text:p text:style-name="P77">12.- Regweb3 v3.0.9<text:tab/>24</text:p>
          <text:p text:style-name="P76">12.1.- Passes a seguir<text:tab/>24</text:p>
          <text:p text:style-name="P76"><text:soft-page-break/>12.2.- Canvis i millores<text:tab/>24</text:p>
          <text:p text:style-name="P76">12.3.- Scripts SQL<text:tab/>27</text:p>
          <text:p text:style-name="P75">12.3.1.- Oracle<text:tab/>27</text:p>
          <text:p text:style-name="P75">12.3.2.- Postgresql<text:tab/>27</text:p>
          <text:p text:style-name="P77">13.- Regweb3 v3.1<text:tab/>29</text:p>
          <text:p text:style-name="P76">13.1.- Passes a seguir<text:tab/>29</text:p>
          <text:p text:style-name="P76">13.2.- Canvis i millores<text:tab/>29</text:p>
          <text:p text:style-name="P76">13.3.- Scripts SQL<text:tab/>30</text:p>
          <text:p text:style-name="P75">13.3.1.- Oracle<text:tab/>30</text:p>
          <text:p text:style-name="P75">13.3.2.- Postgresql<text:tab/>30</text:p>
          <text:p text:style-name="P76">13.4.- Correspondència amb versió DIR3CAIB<text:tab/>30</text:p>
          <text:p text:style-name="P77">14.- Regweb3 v3.1.1<text:tab/>31</text:p>
          <text:p text:style-name="P76">14.1.- Passes a seguir<text:tab/>31</text:p>
          <text:p text:style-name="P76">14.2.- Calcular Evento<text:tab/>32</text:p>
          <text:p text:style-name="P75">14.2.1.- Calcular manualmente<text:tab/>33</text:p>
          <text:p text:style-name="P75">14.2.2.- Calcular automáticamente<text:tab/>36</text:p>
          <text:p text:style-name="P76">14.3.- Canvis i millores<text:tab/>37</text:p>
          <text:p text:style-name="P76">14.4.- Scripts SQL<text:tab/>38</text:p>
          <text:p text:style-name="P75">14.4.1.- Oracle<text:tab/>38</text:p>
          <text:p text:style-name="P75">14.4.2.- Postgresql<text:tab/>38</text:p>
          <text:p text:style-name="P76">14.5.- Correspondència amb versió DIR3CAIB<text:tab/>38</text:p>
          <text:p text:style-name="P77">15.- Regweb3 v3.1.2<text:tab/>39</text:p>
          <text:p text:style-name="P76">15.1.- Passes a seguir<text:tab/>39</text:p>
          <text:p text:style-name="P76">15.2.- Canvis i millores<text:tab/>40</text:p>
          <text:p text:style-name="P76">15.3.- Scripts SQL<text:tab/>40</text:p>
          <text:p text:style-name="P75">15.3.1.- Oracle<text:tab/>40</text:p>
          <text:p text:style-name="P75">15.3.2.- Postgresql<text:tab/>41</text:p>
          <text:p text:style-name="P76">15.4.- Correspondència amb versió DIR3CAIB<text:tab/>41</text:p>
          <text:p text:style-name="P77">16.- Regweb3 v3.1.3<text:tab/>42</text:p>
          <text:p text:style-name="P76">16.1.- Passes a seguir<text:tab/>42</text:p>
          <text:p text:style-name="P76">16.2.- Canvis i millores<text:tab/>43</text:p>
          <text:p text:style-name="P76">16.3.- Scripts SQL<text:tab/>44</text:p>
          <text:p text:style-name="P75">16.3.1.- Oracle<text:tab/>44</text:p>
          <text:p text:style-name="P75">16.3.2.- Postgresql<text:tab/>44</text:p>
          <text:p text:style-name="P76">16.4.- Correspondència amb versió DIR3CAIB<text:tab/>44</text:p>
          <text:p text:style-name="P77">17.- Regweb3 v3.1.4<text:tab/>45</text:p>
          <text:p text:style-name="P76">17.1.- Passes a seguir<text:tab/>45</text:p>
          <text:p text:style-name="P76">17.2.- Canvis i millores<text:tab/>46</text:p>
          <text:p text:style-name="P76">17.3.- Scripts SQL<text:tab/>46</text:p>
          <text:p text:style-name="P75">17.3.1.- Oracle<text:tab/>46</text:p>
          <text:p text:style-name="P75">17.3.2.- Postgresql<text:tab/>46</text:p>
          <text:p text:style-name="P76">17.4.- Correspondència amb versió DIR3CAIB<text:tab/>47</text:p>
          <text:p text:style-name="P77">18.- Regweb3 v3.1.5<text:tab/>48</text:p>
          <text:p text:style-name="P76">18.1.- Passes a seguir<text:tab/>48</text:p>
          <text:p text:style-name="P76">18.2.- Canvis i millores<text:tab/>49</text:p>
          <text:p text:style-name="P76">18.3.- Scripts SQL<text:tab/>49</text:p>
          <text:p text:style-name="P75">18.3.1.- Oracle<text:tab/>49</text:p>
          <text:p text:style-name="P75">18.3.2.- Postgresql<text:tab/>50</text:p>
          <text:p text:style-name="P76">18.4.- Correspondència amb versió DIR3CAIB<text:tab/>50</text:p>
          <text:p text:style-name="P77">19.- Regweb3 v3.1.6<text:tab/>51</text:p>
          <text:p text:style-name="P76">19.1.- Passes a seguir<text:tab/>51</text:p>
          <text:p text:style-name="P76">19.2.- Canvis i millores<text:tab/>51</text:p>
          <text:p text:style-name="P76">19.3.- Correspondència amb versió DIR3CAIB<text:tab/>51</text:p>
          <text:p text:style-name="P77"><text:soft-page-break/>20.- Correspondència de versions entre REGWEB3-DIR3CAIB<text:tab/>52</text:p>
        </text:index-body>
      </text:table-of-content>
      <text:h text:style-name="P82" text:outline-level="1"/>
      <text:h text:style-name="P83" text:outline-level="1"><text:bookmark-start text:name="__RefHeading___Toc2834_2113935993"/>Introducció<text:bookmark-end text:name="__RefHeading___Toc2834_2113935993"/></text:h>
      <text:p text:style-name="P5"/>
      <text:h text:style-name="P88" text:outline-level="2"><text:bookmark-start text:name="__RefHeading___Toc2836_2113935993"/>Introducció General<text:bookmark-end text:name="__RefHeading___Toc2836_2113935993"/></text:h>
      <text:p text:style-name="P38">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8"/>
      <text:h text:style-name="P83" text:outline-level="1"><text:bookmark-start text:name="__RefHeading___Toc2838_2113935993"/>Instal·lació inicial<text:bookmark-end text:name="__RefHeading___Toc2838_2113935993"/></text:h>
      <text:p text:style-name="P38">Se recomana que a l'hora de fer una instal·lació inicial, sense partir de cap versió ja instal·lada, s'utilitzi la darrera versió estable. Cada una de les versions se detallen als punts següents i indiquen les url's de descàrrega del codi.</text:p>
      <text:p text:style-name="P38"/>
      <text:h text:style-name="P88" text:outline-level="2"><text:bookmark-start text:name="__RefHeading___Toc2840_2113935993"/>Passes a seguir<text:bookmark-end text:name="__RefHeading___Toc2840_2113935993"/></text:h>
      <text:p text:style-name="P38">Les passes a seguir per fer la instal·lació són:</text:p>
      <text:p text:style-name="P38"/>
      <text:p text:style-name="P42">1.- Instal·lar i compilar DIR3CAIB amb la versió suportada per REGWEB3 que instal·lam.</text:p>
      <text:p text:style-name="P43">2.- Descarregar el codi de REGWEB3 (darrera versió disponible).</text:p>
      <text:p text:style-name="P8"><text:a xlink:type="simple" xlink:href="https://svn.code.sf.net/p/registre/code/registre-core/tags/" text:style-name="Internet_20_link" text:visited-style-name="Visited_20_Internet_20_Link">https://svn.code.sf.net/p/registre/code/registre-core/tags/</text:a></text:p>
      <text:p text:style-name="P8"/>
      <text:p text:style-name="P43">3.- Crear bbdd de regweb3.</text:p>
      <text:p text:style-name="P43">4.- Crear els objectes de la bbdd, se poden trobar al codi de l'aplicació descarregat:</text:p>
      <text:p text:style-name="P56"><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54"/>
      <text:p text:style-name="P43">5.- Carregar les dades inicials a la bbdd, se poden trobar al codi de l'aplicació descarregat:</text:p>
      <text:p text:style-name="P56"><text:span text:style-name="T1">$HOME/regweb3/scripts/bbdd/</text:span><text:span text:style-name="T2">[x.y]</text:span><text:span text:style-name="T1">/</text:span><text:span text:style-name="T2">[sgbd]</text:span><text:span text:style-name="T1">/regweb3_create_data.sql</text:span></text:p>
      <text:p text:style-name="P54"/>
      <text:p text:style-name="P55"><text:span text:style-name="T4">(On </text:span><text:span text:style-name="T5">[sgbd]</text:span><text:span text:style-name="T4"> pot ser Oracle o PostgreSQL i </text:span><text:span text:style-name="T5">[x.y]</text:span><text:span text:style-name="T4"> <text:s/>és la versió que instal·lam)</text:span></text:p>
      <text:p text:style-name="P54"/>
      <text:p text:style-name="P43">6.- Compilar REGWEB3.</text:p>
      <text:p text:style-name="P38"/>
      <text:h text:style-name="P88" text:outline-level="2"><text:bookmark-start text:name="__RefHeading___Toc2842_2113935993"/>Manuals<text:bookmark-end text:name="__RefHeading___Toc2842_2113935993"/></text:h>
      <text:p text:style-name="P38">Per consultar els manuals d'instal·lació i d'usuari (amb tots els rols disponibles) de l'aplicació, se poden cercar dins el codi descarregat de l'aplicació:</text:p>
      <text:p text:style-name="P38"/>
      <text:p text:style-name="P53">$HOME/regweb/doc/</text:p>
      <text:p text:style-name="P38"/>
      <text:h text:style-name="P83"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89" text:outline-level="2"><text:bookmark-start text:name="__RefHeading___Toc2846_2113935993"/>Passes a seguir<text:bookmark-end text:name="__RefHeading___Toc2846_2113935993"/></text:h>
      <text:p text:style-name="P41">1.- Instal·lar i compilar DIR3CAIB amb la v.1.0.0.</text:p>
      <text:p text:style-name="P41">2.- Descarregar el repositori REGWEB3.</text:p>
      <text:p text:style-name="P41">3.- Compilar aplicació. </text:p>
      <text:p text:style-name="P41">4.- Deploy de l'aplicació.</text:p>
      <text:p text:style-name="P38"/>
      <text:h text:style-name="P90" text:outline-level="2"><text:bookmark-start text:name="__RefHeading___Toc2848_2113935993"/>Correspondència amb versió DIR3CAIB<text:bookmark-end text:name="__RefHeading___Toc2848_2113935993"/></text:h>
      <text:p text:style-name="P39">Per a que funcioni correctament aquesta versió del Registre s'ha de tenir instal·lada la versió 1.0.0 de DIR3CAIB.</text:p>
      <text:p text:style-name="P39"/>
      <text:h text:style-name="P83"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89" text:outline-level="2" text:restart-numbering="true" text:start-value="-1"><text:bookmark-start text:name="__RefHeading___Toc2852_2113935993"/>Passes a seguir<text:bookmark-end text:name="__RefHeading___Toc2852_2113935993"/></text:h>
      <text:p text:style-name="P41">1.- Tenir instal·lat i compilar DIR3CAIB amb la v.1.0.0.</text:p>
      <text:p text:style-name="P41">2.- Actualitzar el repositori REGWEB3.</text:p>
      <text:p text:style-name="P41">3.- Aplicar els scripts d'actualització de REGWEB3 segons la bbdd utilitzada.</text:p>
      <text:p text:style-name="P41">4.- Compilar aplicació. </text:p>
      <text:p text:style-name="P41">5.- Deploy de l'aplicació.</text:p>
      <text:p text:style-name="P38"/>
      <text:h text:style-name="P88" text:outline-level="2"><text:bookmark-start text:name="__RefHeading___Toc2854_2113935993"/>Canvis i millores<text:bookmark-end text:name="__RefHeading___Toc2854_2113935993"/></text:h>
      <text:p text:style-name="P38">- Millores de rendiment.</text:p>
      <text:p text:style-name="P38">- Afegida més informació a les Oficines que s'obtenen de DIR3CAIB.</text:p>
      <text:p text:style-name="P38">- Poder definir una posició per defecte del segell per entitat.</text:p>
      <text:p text:style-name="P38">- Possibilitat de configuració del logo pel rol administrador.</text:p>
      <text:p text:style-name="P38">- Canviar tamany de camps de RegistreMigrat.</text:p>
      <text:p text:style-name="P38">- Eliminada dependència de llibreria de dynamic web twain (escanejat).</text:p>
      <text:p text:style-name="P38">- Millores a Interessats Ws.</text:p>
      <text:p text:style-name="P38">- Solucionat problema de @SessionAttributes quan s'editen o afegeixen múltiples registres a la vegada.</text:p>
      <text:p text:style-name="P38">- Resolt problema amb els permisos quan se torna a activar un usuariEntitat.</text:p>
      <text:p text:style-name="P38">- Botó de + Opcions de Cerca a Registre d'Entrada i de Sortida.</text:p>
      <text:p text:style-name="P38">- Arreglats petits bugs trobats. </text:p>
      <text:p text:style-name="P38">- Poder gestionar des d'una oficina principal els oficis creats per les seves oficines auxiliars.</text:p>
      <text:p text:style-name="P38">- Se lleven del llistat d'Oficines les que són de tipus RegistreVirtual No Presencial.</text:p>
      <text:p text:style-name="P38">- Millores al obtenir un llibre a partir del seu codi en el cas de multi-entitat.</text:p>
      <text:p text:style-name="P38">- Afegit botó descàrrega annex.</text:p>
      <text:p text:style-name="P9"/>
      <text:h text:style-name="P90" text:outline-level="2"><text:bookmark-start text:name="__RefHeading___Toc2856_2113935993"/><text:soft-page-break/>Scripts SQL<text:bookmark-end text:name="__RefHeading___Toc2856_2113935993"/></text:h>
      <text:p text:style-name="P38">Aquesta versió requereix una actualització de bbdd. Els scripts per actualitzar-la segons la bbdd emprada es troben a la carpeta: </text:p>
      <text:p text:style-name="P39">/scripts/bbdd/3.0/oracle/regweb3_update_schema_from_3.0.0_to-3.0.1.sql</text:p>
      <text:p text:style-name="P39"/>
      <text:h text:style-name="P90" text:outline-level="2"><text:bookmark-start text:name="__RefHeading___Toc2858_2113935993"/>Correspondència amb versió DIR3CAIB<text:bookmark-end text:name="__RefHeading___Toc2858_2113935993"/></text:h>
      <text:p text:style-name="P39">Per a que funcioni correctament aquesta versió del Registre s'ha de tenir instal·lada la versió 1.0.0 de DIR3CAIB.</text:p>
      <text:p text:style-name="P39"/>
      <text:p text:style-name="P39"/>
      <text:h text:style-name="P83"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88" text:outline-level="2"><text:bookmark-start text:name="__RefHeading___Toc2862_2113935993"/>Passes a seguir<text:bookmark-end text:name="__RefHeading___Toc2862_2113935993"/></text:h>
      <text:p text:style-name="P38">1.- Actualitzar DIR3CAIB amb la v.1.0.1.</text:p>
      <text:p text:style-name="P38">2.- Compilar aplicació DIR3CAIB.</text:p>
      <text:p text:style-name="P38">3.- Actualitzar el repositori REGWEB3.</text:p>
      <text:p text:style-name="P38">4.- Aplicar els scripts d'actualització de REGWEB3 segons la bbdd emprada.</text:p>
      <text:p text:style-name="P38">5.- Compilar aplicació REGWEB3.</text:p>
      <text:p text:style-name="P38">6.- Deploy de l'aplicació.</text:p>
      <text:p text:style-name="P38"/>
      <text:h text:style-name="P88" text:outline-level="2"><text:bookmark-start text:name="__RefHeading___Toc2864_2113935993"/>Canvis i millores<text:bookmark-end text:name="__RefHeading___Toc2864_2113935993"/></text:h>
      <text:p text:style-name="P38">- S'han corregit certs problemes del procés de sincronització de l'organigrama entre DIR3CAIB i REGWEB3.</text:p>
      <text:p text:style-name="P38">- Solucionat bug per instal·lacions Multi-Entitat, a la generació d'oficis de remissió externs.</text:p>
      <text:p text:style-name="P9"/>
      <text:h text:style-name="P90" text:outline-level="2"><text:bookmark-start text:name="__RefHeading___Toc2866_2113935993"/>Scripts SQL<text:bookmark-end text:name="__RefHeading___Toc2866_2113935993"/></text:h>
      <text:p text:style-name="P39">La versió 3.0.2 de REGWEB3 necessita una actualització de bbdd. Se poden trobar els scripts per actualitzar-lo, segons la bbdd emprada, a la carpeta:</text:p>
      <text:p text:style-name="P39"><text:s/>/scripts/bbdd/3.0/oracle/regweb3_update_schema_from_3.0.1_to-3.0.2.sql</text:p>
      <text:p text:style-name="P39">A més, els scripts per actualitzar DIR3CAIB a la v.1.0.1, segons la bbdd utilitzada, se poden trobar a la carpeta: </text:p>
      <text:p text:style-name="P39">/scripts/bbdd/1.0/oracle/dir3caib_update_schema_from_1.0.0_to-1.0.1.sql</text:p>
      <text:p text:style-name="P39"/>
      <text:h text:style-name="P90" text:outline-level="2"><text:bookmark-start text:name="__RefHeading___Toc2868_2113935993"/>Correspondència amb versió DIR3CAIB<text:bookmark-end text:name="__RefHeading___Toc2868_2113935993"/></text:h>
      <text:p text:style-name="P39">Per a que funcioni correctament aquesta versió del Registre s'ha de tenir instal·lada la versió 1.0.1 de DIR3CAIB.</text:p>
      <text:p text:style-name="P39">NOTA IMPORTANT: les versions anteriors a la 3.0.2 de REGWEB3 no funcionen amb la nova versió de DIR3CAIB. </text:p>
      <text:h text:style-name="P81"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88" text:outline-level="2"><text:bookmark-start text:name="__RefHeading___Toc2872_2113935993"/>Passes a seguir<text:bookmark-end text:name="__RefHeading___Toc2872_2113935993"/></text:h>
      <text:p text:style-name="P38">1.- Tenir instal·lat DIR3CAIB amb la v.1.0.1.</text:p>
      <text:p text:style-name="P38">2.- Compilar aplicació DIR3CAIB.</text:p>
      <text:p text:style-name="P38">3.- Actualitzar el repositori REGWEB3.</text:p>
      <text:p text:style-name="P38">4.- Compilar aplicació REGWEB3.</text:p>
      <text:p text:style-name="P38">5.- Deploy de l'aplicació.</text:p>
      <text:p text:style-name="P38"/>
      <text:h text:style-name="P88" text:outline-level="2"><text:bookmark-start text:name="__RefHeading___Toc2874_2113935993"/>Canvis i millores<text:bookmark-end text:name="__RefHeading___Toc2874_2113935993"/></text:h>
      <text:p text:style-name="P38">- Millores de rendiment.</text:p>
      <text:p text:style-name="P38">- Reestructuració de codi.</text:p>
      <text:p text:style-name="P38">- Incloses classes a les dependències de la classe RegWebConstants.</text:p>
      <text:p text:style-name="P38">- Optimització general de l'aplicació al modificar el Rol, l'Entitat activa o l'Oficina de registre activa.</text:p>
      <text:p text:style-name="P38">- Eliminar Entitat: Afegit el RegistroLopdMigrado.</text:p>
      <text:p text:style-name="P38">- Controlat que no se puguin crear annexos si no hi ha tipus documentals creats.</text:p>
      <text:p text:style-name="P38">- Afegida confirmació al esborrar annexos.</text:p>
      <text:p text:style-name="P38">- Solucionat bug de noms d'interessats de tipus administració amb accents.</text:p>
      <text:p text:style-name="P38">- Arreglat modal Codi Assumpte amb traduccions per a que agafi tots els idiomes.</text:p>
      <text:p text:style-name="P38">- Corregit el problema dels accents als formularis de cerca tant de registres d'entrada com de registres de sortida.</text:p>
      <text:p text:style-name="P38">- Afegits camps al PreRegistre que no venen de SIR, per completar el registre.</text:p>
      <text:p text:style-name="P38">- Script Selenium per la creació d'usuaris existents a Seycon.</text:p>
      <text:p text:style-name="P9"/>
      <text:h text:style-name="P90" text:outline-level="2"><text:bookmark-start text:name="__RefHeading___Toc2876_2113935993"/>Scripts SQL<text:bookmark-end text:name="__RefHeading___Toc2876_2113935993"/></text:h>
      <text:p text:style-name="P39">La versió 3.0.3 de REGWEB3 necessita una actualització de bbdd. Se poden trobar els scripts per actualitzar-lo, segons la bbdd emprada, a la carpeta:</text:p>
      <text:p text:style-name="P39"><text:s/>/scripts/bbdd/3.0/oracle/regweb3_update_schema_from_3.0.2_to-3.0.3.sql</text:p>
      <text:p text:style-name="P39"/>
      <text:h text:style-name="P90" text:outline-level="2"><text:bookmark-start text:name="__RefHeading___Toc2878_2113935993"/><text:soft-page-break/>Correspondència amb versió DIR3CAIB<text:bookmark-end text:name="__RefHeading___Toc2878_2113935993"/></text:h>
      <text:p text:style-name="P39">Per a que funcioni correctament aquesta versió del Registre s'ha de tenir instal·lada la versió 1.0.1 de DIR3CAIB.</text:p>
      <text:p text:style-name="P39"/>
      <text:p text:style-name="P39"/>
      <text:h text:style-name="P83"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88" text:outline-level="2"><text:bookmark-start text:name="__RefHeading___Toc2882_2113935993"/>Passes a seguir<text:bookmark-end text:name="__RefHeading___Toc2882_2113935993"/></text:h>
      <text:p text:style-name="P38">1.- Actualitzar DIR3CAIB amb la v.1.0.2.</text:p>
      <text:p text:style-name="P38">2.- Compilar aplicació DIR3CAIB.</text:p>
      <text:p text:style-name="P38">3.- Actualitzar el repositori REGWEB3.</text:p>
      <text:p text:style-name="P38">4.- Compilar aplicació REGWEB3.</text:p>
      <text:p text:style-name="P38">5.- Deploy de l'aplicació.</text:p>
      <text:p text:style-name="P38"/>
      <text:h text:style-name="P88" text:outline-level="2"><text:bookmark-start text:name="__RefHeading___Toc2884_2113935993"/>Canvis i millores<text:bookmark-end text:name="__RefHeading___Toc2884_2113935993"/></text:h>
      <text:p text:style-name="P38">- Millores de rendiment en general de l'aplicació.</text:p>
      <text:p text:style-name="P38">- Arreglada referència a plugin distribució.</text:p>
      <text:p text:style-name="P38">- Creades estadístiques pels registres realitzats via telemàtica.</text:p>
      <text:p text:style-name="P38">- Arreglats petits bugs trobats a l'aplicació.</text:p>
      <text:p text:style-name="P38">- Afegida propietat adreça Òrgan destinatari al Model d'Ofici Remissió.</text:p>
      <text:p text:style-name="P38">- Creat mòdul SIR que agrupa totes les funcionalitats.</text:p>
      <text:p text:style-name="P38">- Creat plugin de Tramitació.</text:p>
      <text:p text:style-name="P38">- Arreglat problema problema de cerca de registres per Nom Interessat.</text:p>
      <text:p text:style-name="P38">- Creat document de versions compatibles entre REGWEB3 i DIR3CAIB.</text:p>
      <text:p text:style-name="P38">- Canvis de WS de la nova versió amb DIR3CAIB.</text:p>
      <text:p text:style-name="P38">- Corregit problema en la creació de permisos sobre Llibres inactius.</text:p>
      <text:p text:style-name="P38">- Millores en el procés d'eliminació d'una Entitat completa.</text:p>
      <text:p text:style-name="P38">- Eliminades llibreries conflictives al mòdul SIR.</text:p>
      <text:p text:style-name="P38">- Millores en la cerca mitjançant el component chosen-select.</text:p>
      <text:p text:style-name="P38">- Corregit problema en l'edició de les dades personals d'un usuari.</text:p>
      <text:p text:style-name="P38">- Millores al llistat de registres.</text:p>
      <text:p text:style-name="P38">- Millores en el procés de seients registrals rebuts.</text:p>
      <text:p text:style-name="P38">- Millorada la informació mostrada a la cerca d'organismes interessats, organismes destinataris i oficines origen.</text:p>
      <text:p text:style-name="P9"><text:soft-page-break/></text:p>
      <text:h text:style-name="P90" text:outline-level="2"><text:bookmark-start text:name="__RefHeading___Toc2886_2113935993"/>Scripts SQL<text:bookmark-end text:name="__RefHeading___Toc2886_2113935993"/></text:h>
      <text:p text:style-name="P39">La versió 1.0.2 de DIR3CAIB necessita una actualització de bbdd. Se poden trobar els scripts per actualitzar-lo, segons la bbdd emprada, a la carpeta:</text:p>
      <text:p text:style-name="P39"><text:s/>/scripts/bbdd/1.0/oracle/dir3caib_update_schema_from_1.0.1_to-1.0.2.sql </text:p>
      <text:p text:style-name="P39"/>
      <text:h text:style-name="P90" text:outline-level="2"><text:bookmark-start text:name="__RefHeading___Toc2888_2113935993"/>Correspondència amb versió DIR3CAIB<text:bookmark-end text:name="__RefHeading___Toc2888_2113935993"/></text:h>
      <text:p text:style-name="P39">Per a que funcioni correctament aquesta versió del Registre s'ha de tenir instal·lada la versió 1.0.2 de DIR3CAIB.</text:p>
      <text:p text:style-name="P39">NOTA IMPORTANT: aquesta versió de DIR3CAIB no funciona amb les anteriors versions de REGWEB3. </text:p>
      <text:p text:style-name="P39"/>
      <text:h text:style-name="P83"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88" text:outline-level="2"><text:bookmark-start text:name="__RefHeading___Toc2892_2113935993"/>Passes a seguir<text:bookmark-end text:name="__RefHeading___Toc2892_2113935993"/></text:h>
      <text:p text:style-name="P38">1.- Actualitzar DIR3CAIB amb la v.1.0.3.</text:p>
      <text:p text:style-name="P38">2.- Compilar aplicació DIR3CAIB.</text:p>
      <text:p text:style-name="P38">3.- Actualitzar el repositori REGWEB3.</text:p>
      <text:p text:style-name="P38">4.- Compilar aplicació REGWEB3.</text:p>
      <text:p text:style-name="P38">5.- Deploy de l'aplicació.</text:p>
      <text:p text:style-name="P38"/>
      <text:h text:style-name="P88" text:outline-level="2"><text:bookmark-start text:name="__RefHeading___Toc2894_2113935993"/>Canvis i millores<text:bookmark-end text:name="__RefHeading___Toc2894_2113935993"/></text:h>
      <text:p text:style-name="P38">- Millores en el rendiment general de l'aplicació.</text:p>
      <text:p text:style-name="P38">- Resolució de bugs menors.</text:p>
      <text:p text:style-name="P38">- Nous camps al cercador d'Informes.</text:p>
      <text:p text:style-name="P38">- Resolt bug a les Repros de Registre de Sortida pel cual no se guardava el camp Origen.</text:p>
      <text:p text:style-name="P38">- Nou idioma "Altres - Otros" als registres.</text:p>
      <text:p text:style-name="P38">- Millores a la pantalla de detall d'Ofici Remissió.</text:p>
      <text:p text:style-name="P38">- Redimensió del logo si excedeix el tamany permès.</text:p>
      <text:p text:style-name="P38">- Resolt bug en el llistat de reserva de número.</text:p>
      <text:p text:style-name="P38">- Repro: Resolt bug que guardava malament el nom amb accents.</text:p>
      <text:p text:style-name="P38">- Cerca de registres: Millores de rendiment, nous camps de cerca per Interessats.</text:p>
      <text:p text:style-name="P38">- Oficines usuari: Només se mostren les oficines on l'usuari pugui registrar.</text:p>
      <text:p text:style-name="P38">- UsuariEntitat: Se permet l'eliminació de tot el sistema, si no té relacions.</text:p>
      <text:p text:style-name="P38">- Resolt bug a la cerca d'usuaris filtrant pel Tipus.</text:p>
      <text:p text:style-name="P38">- Noves opcions en el cercador d'Organismes Dir3, possibilitat de mostrar l'organigrama.</text:p>
      <text:p text:style-name="P38">- Millores a la cerca mitjançant el component chosen-select, filtra les cerques amb espais.</text:p>
      <text:p text:style-name="P38">- Resolt bug a la creació de permisos damunt Llibres inactius.</text:p>
      <text:p text:style-name="P9"/>
      <text:h text:style-name="P90" text:outline-level="2"><text:bookmark-start text:name="__RefHeading___Toc2896_2113935993"/><text:soft-page-break/>Scripts SQL<text:bookmark-end text:name="__RefHeading___Toc2896_2113935993"/></text:h>
      <text:p text:style-name="P39">La versió 3.0.5 de REGWEB3 no necessita aplicar cap script d'actualització.</text:p>
      <text:p text:style-name="P39"/>
      <text:h text:style-name="P90" text:outline-level="2"><text:bookmark-start text:name="__RefHeading___Toc2898_2113935993"/>Correspondència amb versió DIR3CAIB<text:bookmark-end text:name="__RefHeading___Toc2898_2113935993"/></text:h>
      <text:p text:style-name="P39">Per a que funcioni correctament aquesta versió del Registre s'ha de tenir instal·lada la versió 1.0.3 de DIR3CAIB.</text:p>
      <text:p text:style-name="P39"/>
      <text:h text:style-name="P83"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88" text:outline-level="2"><text:bookmark-start text:name="__RefHeading___Toc2902_2113935993"/>Passes a seguir<text:bookmark-end text:name="__RefHeading___Toc2902_2113935993"/></text:h>
      <text:p text:style-name="P38">1.- Actualitzar DIR3CAIB amb la v.1.0.4.</text:p>
      <text:p text:style-name="P38">2.- Compilar aplicació DIR3CAIB.</text:p>
      <text:p text:style-name="P38">3.- Actualitzar el repositori REGWEB3.</text:p>
      <text:p text:style-name="P38">4.- Compilar aplicació REGWEB3.</text:p>
      <text:p text:style-name="P38">5.- Deploy de l'aplicació.</text:p>
      <text:p text:style-name="P38"/>
      <text:h text:style-name="P88" text:outline-level="2"><text:bookmark-start text:name="__RefHeading___Toc2904_2113935993"/>Canvis i millores<text:bookmark-end text:name="__RefHeading___Toc2904_2113935993"/></text:h>
      <text:p text:style-name="P38">- Millores en el rendiment general de l'aplicació.</text:p>
      <text:p text:style-name="P38">- Resolució de bugs menors.</text:p>
      <text:p text:style-name="P38">- Modificada la classe RegistreWS utilitzada per als registres telemàtics via WS.</text:p>
      <text:p text:style-name="P38">- Afegida propietat EDP per excloure-los de l'Organigrama i tratar-los independentment. Requereix actualització de bbdd.</text:p>
      <text:p text:style-name="P38">- Nova funcionalitat per anul·lar Oficis de Remissió interns que no s'han processat en destí.</text:p>
      <text:p text:style-name="P38">- Optimitzacions a la cerca de Persones.</text:p>
      <text:p text:style-name="P38">- Nou cercador per Oficis de Remissió Pendents d'Arribada.</text:p>
      <text:p text:style-name="P38">- Eliminada Oficina Virtual de les llistes per ser triada pels usuaris.</text:p>
      <text:p text:style-name="P38">- Afegida Oficina a la cerca d'Oficis de Remissió Pendents d'enviar.</text:p>
      <text:p text:style-name="P38">- Afegit plugin de Distribució.</text:p>
      <text:p text:style-name="P38">- Afegit component de cerca amb Ajax per fer la cerca de Persones a un registre. </text:p>
      <text:p text:style-name="P38">- Afegit nou camp Localitat de l'Oficina al Model Ofici Remissió.</text:p>
      <text:p text:style-name="P38">- Al rebre un ofici, se permet seleccionar el destinatari.</text:p>
      <text:p text:style-name="P38">- Millores a la gestió d'Interessats.</text:p>
      <text:p text:style-name="P38"/>
      <text:p text:style-name="P9"/>
      <text:h text:style-name="P90" text:outline-level="2"><text:bookmark-start text:name="__RefHeading___Toc2906_2113935993"/><text:soft-page-break/>Scripts SQL<text:bookmark-end text:name="__RefHeading___Toc2906_2113935993"/></text:h>
      <text:p text:style-name="P39">La versió 3.0.6 de REGWEB3 necessita una actualització de bbdd. Se poden trobar els scripts per actualitzar-lo, segons la bbdd emprada, a la carpeta:</text:p>
      <text:p text:style-name="P39"><text:s/>/scripts/bbdd/3.0/oracle/regweb3_update_schema_from_3.0.5_to-3.0.6.sql</text:p>
      <text:p text:style-name="P39"/>
      <text:h text:style-name="P90" text:outline-level="2"><text:bookmark-start text:name="__RefHeading___Toc2908_2113935993"/>Correspondència amb versió DIR3CAIB<text:bookmark-end text:name="__RefHeading___Toc2908_2113935993"/></text:h>
      <text:p text:style-name="P39">Per a que funcioni correctament aquesta versió del Registre s'ha de tenir instal·lada la versió 1.0.4 de DIR3CAIB.</text:p>
      <text:p text:style-name="P39"/>
      <text:p text:style-name="P39"/>
      <text:h text:style-name="P83"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13">https://github.com/GovernIB/registre/releases/download/registre-3.0.7/release-registre-3.0.7.zip</text:p>
      <text:p text:style-name="P6"/>
      <text:p text:style-name="P6">La url des d'on se pot descarregar DIR3CAIB és:</text:p>
      <text:p text:style-name="P13">https://github.com/GovernIB/dir3caib/releases/download/dir3caib-1.0.5/release-dir3caib-1.0.5.zip</text:p>
      <text:p text:style-name="P13"/>
      <text:h text:style-name="P88" text:outline-level="2"><text:bookmark-start text:name="__RefHeading___Toc2912_2113935993"/>Passes a seguir<text:bookmark-end text:name="__RefHeading___Toc2912_2113935993"/></text:h>
      <text:p text:style-name="P38">1.- Actualitzar DIR3CAIB amb la v.1.0.5.</text:p>
      <text:p text:style-name="P38">2.- Compilar aplicació DIR3CAIB.</text:p>
      <text:p text:style-name="P38">3.- Actualitzar el repositori REGWEB3.</text:p>
      <text:p text:style-name="P38">4.- Aplicar el script d'actualització.</text:p>
      <text:p text:style-name="P38">5.- Compilar aplicació REGWEB3.</text:p>
      <text:p text:style-name="P38">6.- Deploy de l'aplicació.</text:p>
      <text:p text:style-name="P38"/>
      <text:h text:style-name="P88" text:outline-level="2"><text:bookmark-start text:name="__RefHeading___Toc2914_2113935993"/>Canvis i millores<text:bookmark-end text:name="__RefHeading___Toc2914_2113935993"/></text:h>
      <text:p text:style-name="P38">- Millores en el rendiment general de l'aplicació.</text:p>
      <text:p text:style-name="P38">- Resolució de bugs menors.</text:p>
      <text:p text:style-name="P38">- Neteja de codi antic.</text:p>
      <text:p text:style-name="P38">- Millora de la cerca i mostra de resultats dels Oficis de Remissió pendents.</text:p>
      <text:p text:style-name="P38">- Millores dels camps Sicres dels Annexos.</text:p>
      <text:p text:style-name="P38">- Adaptació de la recepció de registres per les proves de recepció de Sicres.</text:p>
      <text:p text:style-name="P38">- Millora de la validació dels documents per les persones i interessats.</text:p>
      <text:p text:style-name="P38">- Millora en la recepció de registres on el Codi d'Entitat origen pot ser erroni.</text:p>
      <text:p text:style-name="P38">- Comprovació de camps d'Annexe segons el tipus d'annexe.</text:p>
      <text:p text:style-name="P38">- Afegir interessat a un Registre de Sortida que no en tengui.</text:p>
      <text:p text:style-name="P38">- Millora en la cerca d'interessats.</text:p>
      <text:p text:style-name="P38">- Validacions dels segments de SIR.</text:p>
      <text:p text:style-name="P38">- Millores del plugin de Distribució.</text:p>
      <text:p text:style-name="P38">- Millores de rendiment per Informes LibroRegistro i Informes en general.</text:p>
      <text:p text:style-name="P38">- Nova classe AsientoRegistralSir pels seients que arribin via Sir.</text:p>
      <text:p text:style-name="P38">- Eliminar oficis destinats a altres administracions.</text:p>
      <text:p text:style-name="P38">- Utilitat per cercar persones duplicades.</text:p>
      <text:p text:style-name="P38"><text:soft-page-break/>- Millora en la generació de les estadístiques.</text:p>
      <text:p text:style-name="P38">- Millora en la paginació de diferents apartats de l'aplicació.</text:p>
      <text:p text:style-name="P38">- Millores en l'accessibilitat de l'aplicació, permetent interactuar als principals formularis mitjançant el teclat.</text:p>
      <text:p text:style-name="P38">- Afegir propietat es.caib.regweb3.scan_default_validez_documento</text:p>
      <text:p text:style-name="P38">- Afegir documentació sobre Plugins de ScanWeb dins el Manula de Instal·lació</text:p>
      <text:p text:style-name="P9"/>
      <text:h text:style-name="P90" text:outline-level="2"><text:bookmark-start text:name="__RefHeading___Toc2916_2113935993"/>Scripts SQL<text:bookmark-end text:name="__RefHeading___Toc2916_2113935993"/></text:h>
      <text:p text:style-name="P39">La versió 3.0.7 de REGWEB3 necessita una actualització de bbdd. Se poden trobar els scripts per actualitzar-lo, segons la bbdd emprada, a la carpeta:</text:p>
      <text:p text:style-name="P39"><text:s/>/scripts/bbdd/3.0/oracle/regweb3_update_schema_from_3.0.6_to-3.0.7.sql</text:p>
      <text:p text:style-name="P39"/>
      <text:h text:style-name="P90" text:outline-level="2"><text:bookmark-start text:name="__RefHeading___Toc2918_2113935993"/>Correspondència amb versió DIR3CAIB<text:bookmark-end text:name="__RefHeading___Toc2918_2113935993"/></text:h>
      <text:p text:style-name="P39">Per a que funcioni correctament aquesta versió del Registre s'ha de tenir instal·lada la versió 1.0.5 de DIR3CAIB.</text:p>
      <text:p text:style-name="P39"/>
      <text:h text:style-name="P83"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13">https://github.com/GovernIB/registre/releases/download/registre-3.0.8/release-registre-3.0.8.zip</text:p>
      <text:p text:style-name="P6"/>
      <text:p text:style-name="P6">La url des d'on se pot descarregar DIR3CAIB és:</text:p>
      <text:p text:style-name="P13">https://github.com/GovernIB/dir3caib/releases/download/dir3caib-1.0.6/release-dir3caib-1.0.6.zip</text:p>
      <text:p text:style-name="P13"/>
      <text:h text:style-name="P88" text:outline-level="2"><text:bookmark-start text:name="__RefHeading___Toc2922_2113935993"/>Passes a seguir<text:bookmark-end text:name="__RefHeading___Toc2922_2113935993"/></text:h>
      <text:p text:style-name="P38">1.- Actualitzar DIR3CAIB amb la v.1.0.6.</text:p>
      <text:p text:style-name="P38">2.- Compilar aplicació DIR3CAIB.</text:p>
      <text:p text:style-name="P38">3.- Actualitzar el repositori REGWEB3.</text:p>
      <text:p text:style-name="P38">4.- Aplicar el script d'actualització.</text:p>
      <text:p text:style-name="P38">5.- Compilar aplicació REGWEB3.</text:p>
      <text:p text:style-name="P38">6.- Deploy de l'aplicació.</text:p>
      <text:p text:style-name="P38"/>
      <text:h text:style-name="P88" text:outline-level="2"><text:bookmark-start text:name="__RefHeading___Toc2924_2113935993"/>Canvis i millores<text:bookmark-end text:name="__RefHeading___Toc2924_2113935993"/></text:h>
      <text:p text:style-name="P38">- Millores:</text:p>
      <text:p text:style-name="P58">· Rendiment general de l'aplicació.</text:p>
      <text:p text:style-name="P58">· Dins el mòdul de Distribució de registres.</text:p>
      <text:p text:style-name="P58">· Dins la cerca d'Oficis pendents de remissió.</text:p>
      <text:p text:style-name="P58">· Paginació de cerca d'Interessats persona física, jurídica, i de representant.</text:p>
      <text:p text:style-name="P58">· En la cerca i mostra de resultats paginats de les consultes LOPD damunt els registres.</text:p>
      <text:p text:style-name="P58">· Dins les Propietats Globals, com el Tipus, per categoritzar-les.</text:p>
      <text:p text:style-name="P58">· En els missatges de traducció dins l'aplicació.</text:p>
      <text:p text:style-name="P58">· En el cercador d'Interessats.</text:p>
      <text:p text:style-name="P58">· Neteja de codi antic.</text:p>
      <text:p text:style-name="P58">· Optimitzades les opcions per TipusDocument quan el tipus de persona es representant.</text:p>
      <text:p text:style-name="P58">· Afegida informació extra a la traçabilitat del registre després d'Ofici de Remissió.</text:p>
      <text:p text:style-name="P58">· Afegits els annexos al registre detall quan només són de lectura.</text:p>
      <text:p text:style-name="P58">· Revisió de missatges de l'aplicació.</text:p>
      <text:p text:style-name="P38">- Noves funcionalitats:</text:p>
      <text:p text:style-name="P58">· Exportar la cerca de persones a un document excel.</text:p>
      <text:p text:style-name="P58">· Activar/desactivar Codi Assumpte, i ordenar els Codis i Tipus d'Assumpte.</text:p>
      <text:p text:style-name="P58"><text:soft-page-break/>· Realitzar Oficis de remissió de registres de Sortida.</text:p>
      <text:p text:style-name="P58">· Dins el detall del Registre Entrada i Sortida.</text:p>
      <text:p text:style-name="P58">· Activar/desactivar els oficis de remissió per Entitat.</text:p>
      <text:p text:style-name="P58">· Nou permís d'usuari per Distribuir Registres.</text:p>
      <text:p text:style-name="P58">· Reiniciar tots els comptadors de tots els llibres d'una Entitat.</text:p>
      <text:p text:style-name="P58">· Afegit plugin d'Alfresco i exemple de configuració.</text:p>
      <text:p text:style-name="P58">· Gestió dels resultats per pàgina de diferents informes mitjançant una propietat.</text:p>
      <text:p text:style-name="P38">- Canvis:</text:p>
      <text:p text:style-name="P38"><text:tab/>· Ampliada la informació mostrada dels Registres Migrats (camp Infoadicional).</text:p>
      <text:p text:style-name="P58">· Canviats els botons de Detall Registre Entrada i Sortida.</text:p>
      <text:p text:style-name="P58">· Afegit Codi Dir3 de l'interessat Administració a dins el camp document.</text:p>
      <text:p text:style-name="P58">· Permetre afegir únicament un Destinatari de tipus Administració als registres de Sortida.</text:p>
      <text:p text:style-name="P58">· Nova estructura del menú Operador (Entrades, Sortides, Oficis, Administració).</text:p>
      <text:p text:style-name="P38">- Resolució de bugs:</text:p>
      <text:p text:style-name="P58">· Bugs menors.</text:p>
      <text:p text:style-name="P58">· Validació quan s'edita un interessat amb document.</text:p>
      <text:p text:style-name="P38">- Actualització de la documentació i els manuals de l'aplicació.</text:p>
      <text:p text:style-name="P38"/>
      <text:p text:style-name="P9"/>
      <text:h text:style-name="P90" text:outline-level="2"><text:bookmark-start text:name="__RefHeading___Toc2926_2113935993"/>Scripts SQL<text:bookmark-end text:name="__RefHeading___Toc2926_2113935993"/></text:h>
      <text:p text:style-name="P39">La versió 3.0.8 de REGWEB3 necessita una actualització de bbdd. Se poden trobar els scripts per actualitzar-lo, segons la bbdd emprada, a la carpeta:</text:p>
      <text:p text:style-name="P39"><text:s/>/scripts/bbdd/3.0/oracle/regweb3_update_schema_from_3.0.7_to-3.0.8.sql</text:p>
      <text:p text:style-name="P39"/>
      <text:h text:style-name="P90" text:outline-level="2"><text:bookmark-start text:name="__RefHeading___Toc2928_2113935993"/>Correspondència amb versió DIR3CAIB<text:bookmark-end text:name="__RefHeading___Toc2928_2113935993"/></text:h>
      <text:p text:style-name="P39">Per a que funcioni correctament aquesta versió del Registre s'ha de tenir instal·lada la versió 1.0.6 de DIR3CAIB.</text:p>
      <text:h text:style-name="P83"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14"><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4"><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3"/>
      <text:h text:style-name="P88" text:outline-level="2"><text:bookmark-start text:name="__RefHeading___Toc2932_2113935993"/>Passes a seguir<text:bookmark-end text:name="__RefHeading___Toc2932_2113935993"/></text:h>
      <text:p text:style-name="P38"/>
      <text:list xml:id="list2405002889" text:style-name="L1">
        <text:list-item>
          <text:p text:style-name="P123">Actualitzar <text:span text:style-name="T7">DIR3CAIB</text:span> amb la versió v.1.0.7.</text:p>
        </text:list-item>
        <text:list-item>
          <text:p text:style-name="P123">Descarregar la release de RegWeb3 v3.0.9.</text:p>
        </text:list-item>
        <text:list-item>
          <text:p text:style-name="P123">Copiar l’arxiu regweb3.ear al servidor d’aplicacions.</text:p>
        </text:list-item>
        <text:list-item>
          <text:p text:style-name="P123">Aplicar els scripts d’actualització (veure punt <text:bookmark-ref text:reference-format="text" text:ref-name="__RefHeading___Toc1827_1070907685">Scripts SQL</text:bookmark-ref>).</text:p>
        </text:list-item>
        <text:list-item>
          <text:p text:style-name="P123">Actualitzar el jar regweb3-ws-api-3.0.9.jar a les aplicacions que l’emprin.</text:p>
        </text:list-item>
        <text:list-item>
          <text:p text:style-name="P123">Iniciar el servidor d’aplicacions.</text:p>
        </text:list-item>
        <text:list-item>
          <text:p text:style-name="P123">Finalitzar la configuració <text:s/>de les propietats dels nous Plugins (Revisar manual d'instal·lació).</text:p>
        </text:list-item>
        <text:list-item>
          <text:p text:style-name="P123">Finalitzar la configuració <text:s/>de les propietats globals (Revisar manual d'instal·lació).</text:p>
        </text:list-item>
      </text:list>
      <text:p text:style-name="P38"/>
      <text:h text:style-name="P88" text:outline-level="2"><text:bookmark-start text:name="__RefHeading___Toc2934_2113935993"/>Canvis i millores<text:bookmark-end text:name="__RefHeading___Toc2934_2113935993"/></text:h>
      <text:p text:style-name="P38"/>
      <text:p text:style-name="P38">- Millores:</text:p>
      <text:p text:style-name="P60"><text:span text:style-name="T7">· </text:span>Millores de rendiment de l'aplicació.</text:p>
      <text:p text:style-name="P61"><text:span text:style-name="T7">· </text:span>Refactorització de codi en general.</text:p>
      <text:p text:style-name="P61"><text:span text:style-name="T7">· </text:span>Optimització de diferents sentències sql del registre.</text:p>
      <text:p text:style-name="P61"><text:span text:style-name="T7">· </text:span>Millores de css: optimització d’espai a taules, gestió d’informació en diferents columnes, millores en general.</text:p>
      <text:p text:style-name="P61"><text:span text:style-name="T7">· </text:span>Afegit scroll a la llista d'oficines del menú de l’usuari quan n’hi ha moltes.</text:p>
      <text:p text:style-name="P61"><text:span text:style-name="T7">· </text:span>Eliminada validació de Document d’interessat dels seients registrals que arriben via SIR.</text:p>
      <text:p text:style-name="P61"><text:span text:style-name="T7">· </text:span>Millora de rendiment a l'informe Llibre Registre quan no se tria el camp Interessats.</text:p>
      <text:p text:style-name="P61"><text:span text:style-name="T7">· </text:span>Millorat el mètode de cerca de Registres segons l’estat dels llibres.</text:p>
      <text:p text:style-name="P61"><text:span text:style-name="T7">· </text:span>Millora de la cerca de possibles usuaris destinataris per a una Repro.</text:p>
      <text:p text:style-name="P61"><text:span text:style-name="T7">· </text:span>Millora en l’alta i edició d’annexos d’un registre. S’ha simplificat el procés, la informació que es demana i les pantalles que es mostren.</text:p>
      <text:p text:style-name="P61"><text:soft-page-break/><text:span text:style-name="T7">· </text:span><text:span text:style-name="T9">Informació dels annexes d’un registre més completa, tamanys, tamany total, botons per visualitzar els documents, tamanys màxims, número d’annexos, etc. </text:span></text:p>
      <text:p text:style-name="P61"><text:span text:style-name="T7">· </text:span>Adaptat RegWeb3 a DocumentCustody 3.0.</text:p>
      <text:p text:style-name="P61"><text:span text:style-name="T7">· </text:span><text:span text:style-name="T6">Més informació al resultats de la cerca d'organismes/oficines.</text:span></text:p>
      <text:p text:style-name="P61"><text:span text:style-name="T7">· </text:span>Revisió del contingut i traducció dels missatges d’informació de l'aplicació.</text:p>
      <text:p text:style-name="P61"><text:span text:style-name="T7">· </text:span><text:span text:style-name="T9">Poder e</text:span>xportar persones a document Excel quan n’hi ha més de 65.000.</text:p>
      <text:p text:style-name="P61"><text:span text:style-name="T7">· </text:span><text:span text:style-name="T9">Millora d’a</text:span>specte de la pàgina principal al mostrar informació pendent.</text:p>
      <text:p text:style-name="P61"><text:span text:style-name="T7">· </text:span><text:span text:style-name="T9">Afegits popups a algun camp dels </text:span>registres per donar més informació. </text:p>
      <text:p text:style-name="P61"><text:span text:style-name="T7">· </text:span>Adaptat modal d'annexos a Firefox per a que no se desquadri.</text:p>
      <text:p text:style-name="P61"><text:span text:style-name="T7">· </text:span>Controlar que no torni més de 1000 interessats per una cerca dins Nou Registre.</text:p>
      <text:p text:style-name="P61"><text:span text:style-name="T7">· </text:span>Canvi de nomenclatura a dins la llegenda de l'Organigrama d’organismes i oficines.</text:p>
      <text:p text:style-name="P61"><text:span text:style-name="T7">· </text:span>Afegides les oficines SIR dins l'Organigrama d’organismes.</text:p>
      <text:p text:style-name="P61"><text:span text:style-name="T7">· </text:span>Llevada la restricció de tenir un sòl interessat administració als Registres de Sortida. És possible tenir varis interessats a un registre de sortida.</text:p>
      <text:p text:style-name="P61"><text:span text:style-name="T7">· </text:span><text:span text:style-name="T9">Eliminades </text:span>propietats del fitxer de <text:span text:style-name="T8">properties</text:span> i afegides com a Propietats globals dins l’aplicació.</text:p>
      <text:p text:style-name="P61"><text:span text:style-name="T7">· </text:span><text:span text:style-name="T9">Creada opció d’Alta i g</text:span>estió de plugins via web amb les seves propietats.</text:p>
      <text:p text:style-name="P61"><text:span text:style-name="T7">· </text:span>Adaptats els scripts de bbdd de creació i actualització a les millores i canvis fets a l’aplicació.</text:p>
      <text:p text:style-name="P61"><text:span text:style-name="T7">· </text:span><text:span text:style-name="T9">Creada funcionalitat per d</text:span>eterminar automàticament si un ofici de remissió és SIR o no, segons el destí que té.</text:p>
      <text:p text:style-name="P61"><text:span text:style-name="T7">· </text:span>Eliminat el Model de Rebut d'un registre i substituït pel Justificant.</text:p>
      <text:p text:style-name="P61"><text:span text:style-name="T7">· </text:span><text:span text:style-name="T9">Afegit n</text:span>ova opció de menú SIR (al rol Operador) i homogeneïtzació de colors del menú.</text:p>
      <text:p text:style-name="P61"><text:span text:style-name="T7">· </text:span><text:span text:style-name="T9">Creada v</text:span>alidació per les extensions dels annexos, per a que no deixi passar formats de fitxers no permesos.</text:p>
      <text:p text:style-name="P38"/>
      <text:p text:style-name="P38">- Noves funcionalitats:</text:p>
      <text:p text:style-name="P60"><text:span text:style-name="T7">· </text:span>Afegit Cron per inicialitzar els comptadors del llibres automàticament el dia 1 de Gener a les 00:00h.</text:p>
      <text:p text:style-name="P61"><text:span text:style-name="T7">· </text:span><text:span text:style-name="T9">Creat n</text:span>ou permís "Distribuir" pels usuaris, seleccionat per defecte. Serveix per deixar distribuir registres als usuaris que tenguin aquest permís.</text:p>
      <text:p text:style-name="P61"><text:span text:style-name="T7">· </text:span>Afegida validació de persona abans de guardar per comprovar si ja existeix al sistema.</text:p>
      <text:p text:style-name="P61"><text:span text:style-name="T7">· </text:span><text:span text:style-name="T9">Generació d’un nou Justificant per als registres.</text:span></text:p>
      <text:p text:style-name="P61"><text:span text:style-name="T7">· </text:span>Afegits nous camps a annex: justificant per indicar que un annex és justificant d’un registre.</text:p>
      <text:p text:style-name="P61"><text:span text:style-name="T7">· </text:span>Plugins: Nova manera de configurar l’aplicació mitjançant Plugins.</text:p>
      <text:list xml:id="list1833109491" text:style-name="L2">
        <text:list-item>
          <text:p text:style-name="P155"><text:span text:style-name="T10">Pos</text:span><text:span text:style-name="T11">t-procés (veure manual d’instalació)</text:span></text:p>
        </text:list-item>
        <text:list-item>
          <text:p text:style-name="P160">Justificant (veure manual d’instalació )</text:p>
        </text:list-item>
        <text:list-item>
          <text:p text:style-name="P160">Distribució (veure manual d’instalació). </text:p>
        </text:list-item>
        <text:list-item>
          <text:p text:style-name="P160"><text:soft-page-break/>User-Information (veure manual d’instalació)</text:p>
        </text:list-item>
        <text:list-item>
          <text:p text:style-name="P160">Custodia (veure manual d’instalació)</text:p>
        </text:list-item>
        <text:list-item>
          <text:p text:style-name="P160">Scan (veure manual d’instalació)</text:p>
        </text:list-item>
        <text:list-item>
          <text:p text:style-name="P160">Firma en servidor (veure manual d’instalació)</text:p>
        </text:list-item>
      </text:list>
      <text:p text:style-name="P61"><text:span text:style-name="T7">· </text:span><text:span text:style-name="T9">Creats plu</text:span>gins per defecte Mock per a cada un dels plugins.</text:p>
      <text:p text:style-name="P61"><text:span text:style-name="T7">· </text:span><text:span text:style-name="T9">Afegides no</text:span>ves Propietats Globals per gestionar-les via web i no a través de properties.</text:p>
      <text:p text:style-name="P61"><text:span text:style-name="T7">· </text:span><text:span text:style-name="T9">Funcionalitat per f</text:span>irmar el justificant d'un registre.</text:p>
      <text:p text:style-name="P61"><text:span text:style-name="T7">· </text:span>Bloquejar registre una vegada que s’ha generat el Justificant i que no es pugui modificar.</text:p>
      <text:p text:style-name="P61"><text:span text:style-name="T7">·</text:span>Recàrrega automàtica del Detall d’un registre després de generar el Justificant i descàrrega automàtica del justificant.</text:p>
      <text:p text:style-name="P61"><text:span text:style-name="T7">· </text:span>Afegides les consultes del justificant d’un registre a la taula de LOPD.</text:p>
      <text:p text:style-name="P61"><text:span text:style-name="T7">· </text:span>Afegits contactes a les oficines SIR per veure la informació a la traçabilitat dels registres.</text:p>
      <text:p text:style-name="P62"><text:span text:style-name="T7">· </text:span>Rectificació de registres, permet rectificar un registre en alguns casos, segons la «Guia Funcional para las Oficinas de Registros SIR»</text:p>
      <text:p text:style-name="P62"><text:span text:style-name="T7">· </text:span><text:span text:style-name="T9">Oficis de remissió de sortida</text:span></text:p>
      <text:p text:style-name="P38"/>
      <text:p text:style-name="P59">Funcionalitat SIR: (<text:span text:style-name="T7">Inactiva fins a la versió 3.0.1</text:span>)</text:p>
      <text:p text:style-name="P60"><text:span text:style-name="T7">· </text:span><text:span text:style-name="T9">Creada</text:span><text:span text:style-name="T7"> </text:span>Traçabilitat pels registres rebuts i enviats via SIR per veure el que ha passat amb el registre.</text:p>
      <text:p text:style-name="P61"><text:span text:style-name="T7">· </text:span><text:span text:style-name="T9">Creats</text:span><text:span text:style-name="T7"> </text:span>Nous WS’s: WS_SIR6_B, WS_SIR7, WS_SIR8_B, WS_SIR9 per rebre i enviar registres, i enviar i rebre missatges de control.</text:p>
      <text:p text:style-name="P61"><text:span text:style-name="T7">· </text:span>Gestió d'Arxius d'Intercanvi (registres d’entrada i sortida) tant rebuts com enviats via SIR.<text:span text:style-name="T7"> </text:span>Creació Ejb's per l'Emissió, Recepció i Missatges d’aquests registres.</text:p>
      <text:p text:style-name="P61"><text:span text:style-name="T7">· </text:span>Gestió d'intercanvi de registres. Aquests es poden enviar, rebre, confirmar, rebutjar i reenviar.</text:p>
      <text:p text:style-name="P61"><text:span text:style-name="T7">· </text:span>Missatges d’intercanvi de registres, de control i gestió d'errors SIR.</text:p>
      <text:p text:style-name="P60"><text:span text:style-name="T7">· </text:span><text:span text:style-name="T9">Creats n</text:span>ous estats per afegir als Oficis de remissió.</text:p>
      <text:p text:style-name="P61"><text:span text:style-name="T7">· </text:span><text:span text:style-name="T9">Generat el s</text:span>istema de reintents per si hi ha hagut problemes de connexió als enviaments o recepcions de registres o missatges de control.</text:p>
      <text:p text:style-name="P62"><text:span text:style-name="T7">· </text:span>Gestió d'oficines SIR per enviament i per recepció.</text:p>
      <text:p text:style-name="P61"><text:span text:style-name="T7">· </text:span><text:span text:style-name="T9">Funcionalitat per f</text:span>irmar automàticament els Fitxers Annexos que vagin cap a SIR, amb EPES (detached).</text:p>
      <text:p text:style-name="P61"><text:span text:style-name="T7">· </text:span>Controlar la possibilitat de rebre registres duplicats.</text:p>
      <text:p text:style-name="P61"><text:span text:style-name="T7">· </text:span><text:span text:style-name="T9">Certificació de la aplicació per l’intercanvi de registres.</text:span></text:p>
      <text:p text:style-name="P61"/>
      <text:p text:style-name="P38">- Resolució de bugs:</text:p>
      <text:p text:style-name="P60"><text:span text:style-name="T7">· </text:span>Bugs menors dins tota l’aplicació.</text:p>
      <text:p text:style-name="P61"><text:span text:style-name="T7">· </text:span><text:span text:style-name="T9">Arreglat problema activant o desactivant una </text:span>repro quan un usuari només en té una.</text:p>
      <text:p text:style-name="P61"><text:span text:style-name="T7">· </text:span><text:span text:style-name="T9">Corregit p</text:span>roblema de desplaçament inadequat dels llistats LOPD.</text:p>
      <text:p text:style-name="P61"><text:soft-page-break/><text:span text:style-name="T7">· </text:span><text:span text:style-name="T9">Modificada la c</text:span>reació del plugin UserInformation per PostgreSql.</text:p>
      <text:p text:style-name="P62"><text:span text:style-name="T7">· </text:span>Correcció problema amb representants al acceptar un oficio o rectificar un registre.</text:p>
      <text:p text:style-name="P61"><text:span text:style-name="T7">· </text:span><text:span text:style-name="T9">Augmentat</text:span> tamany màxim del camp observacions a Interessats.</text:p>
      <text:p text:style-name="P62"><text:span text:style-name="T7">· </text:span>Arreglat problema amb caràcters especials als camps.</text:p>
      <text:p text:style-name="P61"><text:span text:style-name="T7">· </text:span>Problema guardant persones i interessats amb canal notificació adreça postal i país != Espanya. No guardava bé l’adreça.</text:p>
      <text:p text:style-name="P38"/>
      <text:p text:style-name="P38">- Actualització de la documentació i els manuals de l'aplicació.</text:p>
      <text:h text:style-name="P90" text:outline-level="2"><text:bookmark-start text:name="__RefHeading___Toc1827_1070907685"/>Scripts SQL<text:bookmark-end text:name="__RefHeading___Toc1827_1070907685"/></text:h>
      <text:p text:style-name="P39">La versió 3.0.9 de REGWEB3 necessita una actualització de bbdd. Se poden trobar els scripts per actualitzar-lo, segons la bbdd emprada:</text:p>
      <text:p text:style-name="P39"/>
      <text:h text:style-name="Heading_20_3" text:outline-level="3"><text:bookmark-start text:name="__RefHeading___Toc2936_2113935993"/>Oracle<text:bookmark-end text:name="__RefHeading___Toc2936_2113935993"/></text:h>
      <text:list xml:id="list296685691" text:style-name="L3">
        <text:list-item>
          <text:p text:style-name="P136">Actualització de schema: Executar el següent script <text:span text:style-name="T11">/scripts/bbdd/3.0/oracle/regweb3_update_schema_from_3.0.8_to-3.0.9.sql</text:span></text:p>
        </text:list-item>
        <text:list-item>
          <text:p text:style-name="P126">Actualització de dades: Executar el script /scripts/bbdd/3.0/oracle/regweb3_update_data_from_3.0.8_to-3.0.9.sql. Es necessari modificar el script en funció de la configuració de la instal·lació existent de Regweb3:</text:p>
          <text:list>
            <text:list-item>
              <text:p text:style-name="P126">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26">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3201279012" text:style-name="L4">
        <text:list-item>
          <text:p text:style-name="P137">Actualització de schema: Executar el següent script <text:span text:style-name="T11">/scripts/bbdd/3.0/postgresql/regweb3_update_schema_from_3.0.8_to-3.0.9.sql</text:span></text:p>
        </text:list-item>
        <text:list-item>
          <text:p text:style-name="P127">Actualització de dades: Executar el script /scripts/bbdd/3.0/postgresql/regweb3_update_data_from_3.0.8_to-3.0.9.sql. Es necessari modificar el script en funció de la configuració de la instal·lació existent de Regweb3:</text:p>
          <text:list>
            <text:list-item>
              <text:p text:style-name="P127">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27">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4"/>
      <text:h text:style-name="P83"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14"><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14"><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3"/>
      <text:h text:style-name="P88" text:outline-level="2"><text:bookmark-start text:name="__RefHeading___Toc2942_2113935993"/>Passes a seguir<text:bookmark-end text:name="__RefHeading___Toc2942_2113935993"/></text:h>
      <text:p text:style-name="P38"/>
      <text:list xml:id="list135004446067697" text:continue-list="list2405002889" text:style-name="L1">
        <text:list-item text:start-value="1">
          <text:p text:style-name="P123">Actualitzar <text:span text:style-name="T7">DIR3CAIB</text:span> amb la versió v.1.0.8.</text:p>
        </text:list-item>
        <text:list-item>
          <text:p text:style-name="P123">Descarregar la release de RegWeb3 v3.1.</text:p>
        </text:list-item>
        <text:list-item>
          <text:p text:style-name="P123">Copiar l’arxiu regweb3.ear al servidor d’aplicacions.</text:p>
        </text:list-item>
        <text:list-item>
          <text:p text:style-name="P123">Aplicar els scripts d’actualització (veure punt <text:bookmark-ref text:reference-format="text" text:ref-name="__RefHeading___Toc1827_1070907685">Scripts SQL</text:bookmark-ref>).</text:p>
        </text:list-item>
        <text:list-item>
          <text:p text:style-name="P123">Actualitzar el jar regweb3-ws-api-3.1.jar a les aplicacions que l’emprin.</text:p>
        </text:list-item>
        <text:list-item>
          <text:p text:style-name="P123">Iniciar el servidor d’aplicacions.</text:p>
        </text:list-item>
        <text:list-item>
          <text:p text:style-name="P123">Finalitzar la configuració <text:s/>de les propietats dels nous Plugins (Revisar manual d'instal·lació).</text:p>
        </text:list-item>
        <text:list-item>
          <text:p text:style-name="P123">Finalitzar la configuració <text:s/>de les propietats globals (Revisar manual d'instal·lació).</text:p>
        </text:list-item>
      </text:list>
      <text:p text:style-name="P38"/>
      <text:h text:style-name="P88" text:outline-level="2"><text:bookmark-start text:name="__RefHeading___Toc2944_2113935993"/>Canvis i millores<text:bookmark-end text:name="__RefHeading___Toc2944_2113935993"/></text:h>
      <text:p text:style-name="P38"/>
      <text:p text:style-name="P38">- Millores:</text:p>
      <text:p text:style-name="P60"><text:span text:style-name="T7">· </text:span>Millores de rendiment de l'aplicació.</text:p>
      <text:p text:style-name="P61"><text:span text:style-name="T7">· </text:span>Refactorització de codi en general.</text:p>
      <text:p text:style-name="P38"/>
      <text:p text:style-name="P38">- Noves funcionalitats:</text:p>
      <text:p text:style-name="P60"><text:span text:style-name="T7">· </text:span><text:span text:style-name="T9">Certificació de l’aplicació amb el Sistema de Interconnexió de Registres (SIR), només a Jboss5.2.</text:span></text:p>
      <text:p text:style-name="P65"><text:span text:style-name="T15">· </text:span><text:span text:style-name="T16">Monitor Registres SIR rebuts i enviats.</text:span></text:p>
      <text:p text:style-name="P65"><text:span text:style-name="T15">· </text:span><text:span text:style-name="T16">Cercador dels missatges de control SIR enviats i rebuts.</text:span></text:p>
      <text:p text:style-name="P65"><text:span text:style-name="T15">·</text:span><text:span text:style-name="T16"> Monitor de les integracions de REGWEB3 amb altres sistemes.</text:span></text:p>
      <text:p text:style-name="P65"><text:span text:style-name="T15">· </text:span><text:span text:style-name="T16">Sistema de coes per la distribució de registres d’entrada.</text:span></text:p>
      <text:p text:style-name="P65"><text:span text:style-name="T15">·</text:span><text:span text:style-name="T16"> Sistema de Comunicacions intern que permet enviar missatges als registradors.</text:span></text:p>
      <text:p text:style-name="P65"><text:span text:style-name="T15">· </text:span><text:span text:style-name="T16">Comunicacions automàtiques per les oficines on hi ha massa registres pendents de </text:span><text:soft-page-break/><text:span text:style-name="T16">processar.</text:span></text:p>
      <text:p text:style-name="P67"><text:span text:style-name="T10">· </text:span><text:span text:style-name="T16">Purgat de fitxers de RegistrosSir rebuts i acceptats.</text:span></text:p>
      <text:p text:style-name="P66"><text:span text:style-name="T15">·</text:span><text:span text:style-name="T10"> Nou estat «REGISTRO_OFICIO_SIR» per als registres enviats a SIR.</text:span></text:p>
      <text:p text:style-name="P66"><text:span text:style-name="T15">· </text:span><text:span text:style-name="T10">WS: Nou mètode per obtenir el Justificant d’un registre</text:span></text:p>
      <text:p text:style-name="P61"/>
      <text:p text:style-name="P38">- Resolució de bugs:</text:p>
      <text:p text:style-name="P60"><text:span text:style-name="T7">· </text:span>Bugs menors dins tota l’aplicació.</text:p>
      <text:p text:style-name="P61"><text:span text:style-name="T7">· </text:span><text:span text:style-name="T9">Resolució de bugs a l’intercanvi SIR</text:span></text:p>
      <text:p text:style-name="P38"/>
      <text:p text:style-name="P38">- Actualització de la documentació i els manuals de l'aplicació.</text:p>
      <text:h text:style-name="P90"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39">La versió 3.1 de REGWEB3 necessita una actualització de bbdd. Se poden trobar els scripts per actualitzar-lo, segons la bbdd emprada:</text:p>
      <text:p text:style-name="P39"/>
      <text:h text:style-name="Heading_20_3" text:outline-level="3"><text:bookmark-start text:name="__RefHeading___Toc2946_2113935993"/>Oracle<text:bookmark-end text:name="__RefHeading___Toc2946_2113935993"/></text:h>
      <text:list xml:id="list1420874032" text:style-name="L5">
        <text:list-item>
          <text:p text:style-name="P138">Actualització de schema: Executar el següent script <text:span text:style-name="T11">/scripts/bbdd/3.0/oracle/regweb3_update_schema_from_3.0.9_to-3.1.sql</text:span></text:p>
        </text:list-item>
        <text:list-item>
          <text:p text:style-name="P128">Actualització de dades: Executar el script /scripts/bbdd/3.0/oracle/regweb3_update_data_from_3.0.9_to-3.1.sql. Es necessari modificar el script en funció de la configuració de la instal·lació existent de Regweb3:</text:p>
        </text:list-item>
      </text:list>
      <text:p text:style-name="P44"/>
      <text:h text:style-name="Heading_20_3" text:outline-level="3"><text:bookmark-start text:name="__RefHeading___Toc2948_2113935993"/>Postgresql<text:bookmark-end text:name="__RefHeading___Toc2948_2113935993"/></text:h>
      <text:list xml:id="list1903741456" text:style-name="L6">
        <text:list-item>
          <text:p text:style-name="P139">Actualització de schema: Executar el següent script <text:span text:style-name="T11">/scripts/bbdd/3.0/postgresql/regweb3_update_schema_from_3.0.9_to-3.1.sql</text:span></text:p>
        </text:list-item>
        <text:list-item>
          <text:p text:style-name="P129">Actualització de dades: Executar el script /scripts/bbdd/3.0/postgresql/regweb3_update_data_from_3.0.9_to-3.1.sql. Es necessari modificar el script en funció de la configuració de la instal·lació existent de Regweb3:</text:p>
        </text:list-item>
      </text:list>
      <text:h text:style-name="P90" text:outline-level="2"><text:bookmark-start text:name="__RefHeading___Toc2950_2113935993"/>Correspondència amb versió DIR3CAIB<text:bookmark-end text:name="__RefHeading___Toc2950_2113935993"/></text:h>
      <text:p text:style-name="P39">Per a que funcioni correctament aquesta versió del Registre s'ha de tenir instal·lada la versió 1.0.8 de DIR3CAIB.</text:p>
      <text:h text:style-name="P84"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14">https://github.com/GovernIB/registre/releases/download/registre-3.1.1/registre-release-3.1.1.zip</text:p>
      <text:p text:style-name="P6"/>
      <text:p text:style-name="P6">La url des d'on se pot descarregar DIR3CAIB és:</text:p>
      <text:p text:style-name="P14">https://github.com/GovernIB/dir3caib/releases/download/dir3caib-1.0.9/release-dir3caib-1.0.9.zip</text:p>
      <text:p text:style-name="P13"/>
      <text:h text:style-name="P88" text:outline-level="2"><text:bookmark-start text:name="__RefHeading___Toc2954_2113935993"/>Passes a seguir<text:bookmark-end text:name="__RefHeading___Toc2954_2113935993"/></text:h>
      <text:p text:style-name="P38"/>
      <text:list xml:id="list135004571249121" text:continue-list="list135004446067697" text:style-name="L1">
        <text:list-item text:start-value="1">
          <text:p text:style-name="P123">Actualitzar <text:span text:style-name="T7">DIR3CAIB</text:span> amb la versió v.1.0.9.</text:p>
        </text:list-item>
        <text:list-item>
          <text:p text:style-name="P123">Descarregar la release de RegWeb3 v3.1.1</text:p>
        </text:list-item>
        <text:list-item>
          <text:p text:style-name="P123">Copiar l’arxiu regweb3.ear al servidor d’aplicacions.</text:p>
        </text:list-item>
        <text:list-item text:start-value="1">
          <text:p text:style-name="P123">Aplicar els scripts d’actualització (veure punt <text:bookmark-ref text:reference-format="text" text:ref-name="__RefHeading___Toc1827_107090768511">Scripts SQL</text:bookmark-ref>).</text:p>
        </text:list-item>
        <text:list-item>
          <text:p text:style-name="P123">Actualitzar el jar regweb3-ws-api-3.1.1.jar a les aplicacions que l’emprin.</text:p>
        </text:list-item>
        <text:list-item>
          <text:p text:style-name="P123">Iniciar el servidor d’aplicacions.</text:p>
        </text:list-item>
        <text:list-item>
          <text:p text:style-name="P123">Calcular el nou camp ‘Evento’ a tots els registres ja existents (veure punt <text:bookmark-ref text:reference-format="text" text:ref-name="__RefHeading___Toc2542_4076886490">Calcular Evento</text:bookmark-ref>).</text:p>
        </text:list-item>
      </text:list>
      <text:p text:style-name="P38"/>
      <text:h text:style-name="P95" text:outline-level="2"/>
      <text:h text:style-name="P97" text:outline-level="2"><text:bookmark-start text:name="__RefHeading___Toc2542_4076886490"/>Calcular Evento<text:bookmark-end text:name="__RefHeading___Toc2542_4076886490"/></text:h>
      <text:p text:style-name="P69"/>
      <text:p text:style-name="P69">La versión 3.1.1 de Regweb3 trae consigo una actualización importante que afecta a todos los registros creados hasta el momento.</text:p>
      <text:p text:style-name="P69"/>
      <text:p text:style-name="P69">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69"/>
      <text:p text:style-name="P69">Por lo tanto es necesario calcular el valor del campo para todos los registros creados previamente.</text:p>
      <text:p text:style-name="P69"/>
      <text:p text:style-name="P69">El campo Evento puede tener los siguientes valores:</text:p>
      <text:list xml:id="list223066281" text:style-name="L7">
        <text:list-item>
          <text:p text:style-name="P168"><text:span text:style-name="T7">Procesado: </text:span>Se aplica a registros creados anteriormente a la actualización y que ya han sido procesados (Oficios, Anulados, Distribuidos, etc..).</text:p>
        </text:list-item>
        <text:list-item>
          <text:p text:style-name="P168"><text:span text:style-name="T7">Distribuir: </text:span>Registros que se van a distribuir dentro de la propia organización</text:p>
        </text:list-item>
        <text:list-item>
          <text:p text:style-name="P168"><text:span text:style-name="T7">Oficio interno:</text:span> Registros que son oficios internos.</text:p>
        </text:list-item>
        <text:list-item>
          <text:p text:style-name="P168"><text:span text:style-name="T7">Oficio externo:</text:span> Registros que son oficios externos.</text:p>
        </text:list-item>
        <text:list-item>
          <text:p text:style-name="P168"><text:span text:style-name="T7">Oficio SIR:</text:span> Registros que son oficios SIR. (Solo aplicable a las entidades activas en SIR)</text:p>
        </text:list-item>
      </text:list>
      <text:p text:style-name="P68"/>
      <text:p text:style-name="P68">Para calcular el valor del campo Evento de los registros ya existentes se tiene que hacer de dos maneras, una parte manual y una automática.</text:p>
      <text:p text:style-name="P68"/>
      <text:p text:style-name="P68"/>
      <text:h text:style-name="P100" text:outline-level="3"/>
      <text:h text:style-name="P103"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21"> como de administrador de entidad, acceder a la url {host}regweb3/eventos, en está página veremos 3 bloques, uno de ellos de información general de los registros y los otros dos con la funcionalidad para calcular el evento:</text:span></text:p>
      <text:p text:style-name="P47"/>
      <text:p text:style-name="P47"><draw:frame draw:style-name="fr1" draw:name="Imagen6" text:anchor-type="paragraph" svg:width="14.873cm" svg:height="8.4cm" draw:z-index="59"><draw:image xlink:href="Pictures/100000000000043800000262473AE02D31589FE9.png" xlink:type="simple" xlink:show="embed" xlink:actuate="onLoad" loext:mime-type="image/png"/></draw:frame></text:p>
      <text:p text:style-name="P47">El bloque de información general nos servirá para revisar como va el proceso de calculo de eventos de todos los registros del sistema:</text:p>
      <text:p text:style-name="P47"/>
      <text:p text:style-name="P47"><draw:frame draw:style-name="fr1" draw:name="Imagen1" text:anchor-type="paragraph" svg:width="7.729cm" svg:height="9.112cm" draw:z-index="55"><draw:image xlink:href="Pictures/10000000000001B9000002086D3BB6EFE7197F72.png" xlink:type="simple" xlink:show="embed" xlink:actuate="onLoad" loext:mime-type="image/png"/></draw:frame></text:p>
      <text:list xml:id="list3381751968" text:style-name="L8">
        <text:list-item>
          <text:p text:style-name="P150"><text:soft-page-break/><text:span text:style-name="T22">Registros de entrada totales:</text:span><text:span text:style-name="T21"> Total de registros de entrada del sistema.</text:span></text:p>
        </text:list-item>
        <text:list-item>
          <text:p text:style-name="P150"><text:span text:style-name="T22">Registros de salida totales:</text:span><text:span text:style-name="T21"> Total de registros de salida del sistema.</text:span></text:p>
        </text:list-item>
        <text:list-item>
          <text:p text:style-name="P150"><text:span text:style-name="T22">Registros de entrada sin evento calculado:</text:span><text:span text:style-name="T21"> Total de registros de entrada que faltan por calcular el evento.</text:span></text:p>
        </text:list-item>
        <text:list-item>
          <text:p text:style-name="P150"><text:span text:style-name="T22">Registros de salida sin evento calculado:</text:span><text:span text:style-name="T21"> Total de registros de salida que faltan por calcular el evento.</text:span></text:p>
        </text:list-item>
        <text:list-item>
          <text:p text:style-name="P150"><text:span text:style-name="T22">Registros de entrada con evento ‘Procesado’:</text:span><text:span text:style-name="T21"> Total de los registros de entrada que no es necesario calcular su evento.</text:span></text:p>
        </text:list-item>
        <text:list-item>
          <text:p text:style-name="P150"><text:span text:style-name="T22">Registros de salida con evento ‘Procesado’: </text:span><text:span text:style-name="T21">Total de los registros de salida que no es necesario calcular su evento.</text:span></text:p>
        </text:list-item>
      </text:list>
      <text:p text:style-name="P47"/>
      <text:p text:style-name="P47">El objetivo del proceso de calculo de eventos es conseguir que el valor de “Registros de entrada sin evento calculado” y “Registros de salida sin evento calculado” sea 0.</text:p>
      <text:p text:style-name="P47"/>
      <text:p text:style-name="P47">Mediante este proceso manual se podrá calcular el Evento de los siguientes tipos de registros:</text:p>
      <text:list xml:id="list2071278185" text:style-name="L9">
        <text:list-item>
          <text:p text:style-name="P152">Registros de entrada con evento ‘Oficio interno’</text:p>
        </text:list-item>
        <text:list-item>
          <text:p text:style-name="P152">Registros de entrada con evento ‘Oficio externo’</text:p>
        </text:list-item>
        <text:list-item>
          <text:p text:style-name="P152">Registros de entrada con evento ‘Distribuir’</text:p>
        </text:list-item>
        <text:list-item>
          <text:p text:style-name="P152">Registros de salida con evento ‘Distribuir’</text:p>
        </text:list-item>
      </text:list>
      <text:p text:style-name="P47"/>
      <text:h text:style-name="P104" text:outline-level="4"/>
      <text:h text:style-name="P105" text:outline-level="4">Marcar registros de toda la entidad</text:h>
      <text:p text:style-name="P47"/>
      <text:p text:style-name="P47">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1" draw:name="Imagen2" text:anchor-type="paragraph" svg:width="12.241cm" svg:height="5.577cm" draw:z-index="54"><draw:image xlink:href="Pictures/100000000000026B0000011A94BA73270F795718.png" xlink:type="simple" xlink:show="embed" xlink:actuate="onLoad" loext:mime-type="image/png"/></draw:frame></text:h>
      <text:p text:style-name="P47">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47"/>
      <text:p text:style-name="P47">Mediante la opción “Marcar registros por Oficina” podremos hacer lo mismo, pero marcaremos los registros de una Oficina en concreto. </text:p>
      <text:p text:style-name="P47">No será necesario utilizar esta segunda opción si la anterior funcionó todo correctamente.</text:p>
      <text:p text:style-name="P47">Esta opción nos resultará útil cuando tengamos demasiados registros para calcular el evento de todos a la vez mediante la opción anterior, ya que es posible que el sistema de un “TimeOut”. </text:p>
      <text:p text:style-name="P47">El funcionamiento es similar a la anterior y habrá que pulsar los botones uno a uno por oficina.</text:p>
      <text:p text:style-name="P47"/>
      <text:p text:style-name="P47"><draw:frame draw:style-name="fr1" draw:name="Imagen3" text:anchor-type="paragraph" svg:width="10.395cm" svg:height="6.493cm" draw:z-index="57"><draw:image xlink:href="Pictures/10000000000002620000017DC5D3649142069E2F.png" xlink:type="simple" xlink:show="embed" xlink:actuate="onLoad" loext:mime-type="image/png"/></draw:frame></text:p>
      <text:h text:style-name="Heading_20_3" text:outline-level="3"><text:bookmark-start text:name="__RefHeading___Toc2958_2113935993"/><text:soft-page-break/>Calcular <text:span text:style-name="T21">automáticamente</text:span><text:bookmark-end text:name="__RefHeading___Toc2958_2113935993"/></text:h>
      <text:p text:style-name="P47">Una vez hayamos finalizado el proceso de calculo manual, iniciaremos este segundo proceso.</text:p>
      <text:p text:style-name="P47">Para calcular de manera automática el evento de algunos Registros de salida se realizará con un proceso en segundo plano. </text:p>
      <text:p text:style-name="P47">Mediante este proceso automático se podrá calcular el Evento de los siguientes tipos de registros:</text:p>
      <text:list xml:id="list135005013690977" text:continue-numbering="true" text:style-name="L9">
        <text:list-item>
          <text:p text:style-name="P152">Registros de salida con evento ‘Oficio interno’</text:p>
        </text:list-item>
        <text:list-item>
          <text:p text:style-name="P152">Registros de salida con evento ‘Oficio externo’</text:p>
        </text:list-item>
      </text:list>
      <text:p text:style-name="P47"/>
      <text:p text:style-name="P47">Para activar o desactivar dicho proceso se hará creando una nueva Propiedad global, cuya clave ha de ser “es.caib.regweb3.evento.actualizar” y su valor “true”.</text:p>
      <text:p text:style-name="P47">Este proceso, cuando esté activo, se ejecutará cada 4 minutos durante todo el día.</text:p>
      <text:p text:style-name="P47"><draw:frame draw:style-name="fr1" draw:name="Imagen4" text:anchor-type="paragraph" svg:width="14.503cm" svg:height="6.092cm" draw:z-index="56"><draw:image xlink:href="Pictures/10000000000003650000016D9B4B35C282A55469.png" xlink:type="simple" xlink:show="embed" xlink:actuate="onLoad" loext:mime-type="image/png"/></draw:frame></text:p>
      <text:p text:style-name="P47">Además, tendremos la posibilidad de especificar el número de registros de salida que se calcularán en cada ejecución del proceso, por defecto será de 100 registros.</text:p>
      <text:p text:style-name="P47">Para ello se creará una nueva Propiedad global, cuya clave ha de ser “es.caib.regweb3.evento.total.registros” y su valor dependerá del rendimiento de nuestra instalación.</text:p>
      <text:p text:style-name="P47"><draw:frame draw:style-name="fr1" draw:name="Imagen5" text:anchor-type="paragraph" svg:width="15.016cm" svg:height="6.287cm" draw:z-index="58"><draw:image xlink:href="Pictures/10000000000003630000016B2A68C60D9260F159.png" xlink:type="simple" xlink:show="embed" xlink:actuate="onLoad" loext:mime-type="image/png"/></draw:frame></text:p>
      <text:p text:style-name="P47">Cuando finalice el proceso de calculo de eventos, podremos eliminar dichas propiedades globales.</text:p>
      <text:h text:style-name="P88" text:outline-level="2"><text:bookmark-start text:name="__RefHeading___Toc2960_2113935993"/><text:soft-page-break/>Canvis i millores<text:bookmark-end text:name="__RefHeading___Toc2960_2113935993"/></text:h>
      <text:p text:style-name="P38"/>
      <text:p text:style-name="P74">- Noves funcionalitats:</text:p>
      <text:list xml:id="list160966585" text:style-name="L10">
        <text:list-item>
          <text:p text:style-name="P169">Nova capa WS RegWegAsientoRegistralWs, que agrupa i substitueix a les anteriors RegWebRegistroEntrada i RegWebRegistroSalida, les quals s'han marcat com Deprecated. Més info en el Manual d'Integració.</text:p>
        </text:list-item>
        <text:list-item>
          <text:p text:style-name="P169">Nous Rols ROL_WS_ENTRADA, ROL_WS_SALIDA, ROL_WS_CIUDADANO, creats específicament per a treballar amb la capa de WS.</text:p>
        </text:list-item>
        <text:list-item>
          <text:p text:style-name="P169">Nou camp Presencial en el model de Registre d'entrada i sortida, que indicarà si el registre s'ha realitzat presencial o telematicament.</text:p>
        </text:list-item>
        <text:list-item>
          <text:p text:style-name="P169">Nou camp Codi SIA en el model de Registre d'entrada i sortida, que permetrà indicar el codi SIA del procediment en registrar.</text:p>
        </text:list-item>
        <text:list-item>
          <text:p text:style-name="P169">Nou camp DIRE en el model Interessat per a persona Jurídica.</text:p>
        </text:list-item>
        <text:list-item>
          <text:p text:style-name="P169">SIR: Permet “eliminar” Registres Sir rebuts que encara no han estat processats. Canviarà l'estat a ELIMINAT, creant una traçabilitat amb el motiu de l'eliminació. Això ens permetrà tornar a acceptar aquest enviament.</text:p>
        </text:list-item>
        <text:list-item>
          <text:p text:style-name="P169">Manteniment: Nova opció per a l'administrador d'entitat per la qual podrà posar l'aplicació en manera “Manteniment” i no es permetrà registrar.</text:p>
        </text:list-item>
        <text:list-item>
          <text:p text:style-name="P169">Gestió global d'Organismes extingits.</text:p>
        </text:list-item>
        <text:list-item>
          <text:p text:style-name="P169">Cerca de registres: L'administrador d'entitat podrà buscar registres i veure el seu detall.</text:p>
        </text:list-item>
        <text:list-item>
          <text:p text:style-name="P169">Oficines: Nova pantalla per a buscar i veure el detall de les oficines del nostre organigrama.</text:p>
        </text:list-item>
      </text:list>
      <text:p text:style-name="P63"/>
      <text:p text:style-name="P38">- Millores:</text:p>
      <text:list xml:id="list2779599537" text:style-name="L11">
        <text:list-item>
          <text:p text:style-name="P178">WS: L'usuari aplicació que realitza la petició per a crear un nou registre hauràde tenir permisos sobre el Llibre on es vagi a registrar, no així l'usuari persona indicat en el Bean de registre.</text:p>
        </text:list-item>
        <text:list-item>
          <text:p text:style-name="P162">Canvi de nomenclatura de Repro, ara passen a dir-se Plantilles.</text:p>
        </text:list-item>
        <text:list-item>
          <text:p text:style-name="P162">Possibilitat de crear un Registre a partir d'una plantilla des del menú.</text:p>
        </text:list-item>
        <text:list-item>
          <text:p text:style-name="P162">Llistat d'usuaris: Es mostren els rols de cadascun dels usuaris.</text:p>
        </text:list-item>
        <text:list-item>
          <text:p text:style-name="P162">WS: RegWebInfoWs s'afegeix el mètode listarLibrosOrganismo, que obté els llibres d'un Organisme. Més info en el Manual d'Integració.</text:p>
        </text:list-item>
        <text:list-item>
          <text:p text:style-name="P162">Format número de registre: Afegida obligatorietat de posar el tipoRegistro en la configuració del format de numero de registre.</text:p>
        </text:list-item>
        <text:list-item>
          <text:p text:style-name="P162">Es modifiquen les icones de “Documentació adjunta” per a millorar l'accessibilitat de persones amb problemes visuals.</text:p>
        </text:list-item>
        <text:list-item>
          <text:p text:style-name="P162">Interessats: Si la cerca predictiva d'Interessats no troba resultats mostra un missatge indicant-lo.</text:p>
        </text:list-item>
        <text:list-item>
          <text:p text:style-name="P162">Llibres: Es permet realitzar cerques de registres sobre llibres inactius.</text:p>
        </text:list-item>
        <text:list-item>
          <text:p text:style-name="P162">Organigrama: Millores en mostrar l'arbre de l'organigrama de l'Entitat.</text:p>
        </text:list-item>
        <text:list-item>
          <text:p text:style-name="P162"><text:soft-page-break/>TipoAsunto: S'elimina el camp TipoAsunto, els seus valors passen al CódigoAsunto.</text:p>
        </text:list-item>
        <text:list-item>
          <text:p text:style-name="P162">Millores de rendiment de l'aplicació.</text:p>
        </text:list-item>
        <text:list-item>
          <text:p text:style-name="P162">Refactorització de codi en general.</text:p>
        </text:list-item>
      </text:list>
      <text:p text:style-name="P61"/>
      <text:p text:style-name="P38">- Resolució de bugs:</text:p>
      <text:p text:style-name="P60"><text:span text:style-name="T7">· </text:span>Bugs menors dins tota l’aplicació.</text:p>
      <text:p text:style-name="P61"><text:span text:style-name="T7">· </text:span><text:span text:style-name="T9">Resolució de bugs a l’intercanvi SIR</text:span></text:p>
      <text:p text:style-name="P38"/>
      <text:p text:style-name="P38">- Actualització de la documentació i els manuals de l'aplicació.</text:p>
      <text:h text:style-name="P90"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39">La versió 3.1.1 de REGWEB3 necessita una actualització de bbdd. Se poden trobar els scripts per actualitzar-lo, segons la bbdd emprada:</text:p>
      <text:p text:style-name="P39"/>
      <text:h text:style-name="Heading_20_3" text:outline-level="3"><text:bookmark-start text:name="__RefHeading___Toc2962_2113935993"/>Oracle<text:bookmark-end text:name="__RefHeading___Toc2962_2113935993"/></text:h>
      <text:list xml:id="list651701202" text:style-name="L12">
        <text:list-item>
          <text:p text:style-name="P140">Actualització de schema: Executar el següent script <text:span text:style-name="T11">/scripts/bbdd/3.0/oracle/regweb3_update_schema_from_3.1.0_to-3.1.1.sql</text:span></text:p>
        </text:list-item>
        <text:list-item>
          <text:p text:style-name="P130">Actualització de dades: Executar el script /scripts/bbdd/3.0/oracle/regweb3_update_data_from_3.1.0_to-3.1.1.sql. Es necessari modificar el script en funció de la configuració de la instal·lació existent de Regweb3:</text:p>
        </text:list-item>
      </text:list>
      <text:p text:style-name="P44"/>
      <text:h text:style-name="Heading_20_3" text:outline-level="3"><text:bookmark-start text:name="__RefHeading___Toc2964_2113935993"/>Postgresql<text:bookmark-end text:name="__RefHeading___Toc2964_2113935993"/></text:h>
      <text:list xml:id="list1681591362" text:style-name="L13">
        <text:list-item>
          <text:p text:style-name="P141">Actualització de schema: Executar el següent script <text:span text:style-name="T11">/scripts/bbdd/3.0/postgresql/regweb3_update_schema_from_3.1.0_to-3.1.1.sql</text:span></text:p>
        </text:list-item>
        <text:list-item>
          <text:p text:style-name="P131">Actualització de dades: Executar el script /scripts/bbdd/3.0/postgresql/regweb3_update_data_from_3.1.0_to-3.1.1.sql. </text:p>
        </text:list-item>
      </text:list>
      <text:h text:style-name="P90" text:outline-level="2"><text:bookmark-start text:name="__RefHeading___Toc2966_2113935993"/>Correspondència amb versió DIR3CAIB<text:bookmark-end text:name="__RefHeading___Toc2966_2113935993"/></text:h>
      <text:p text:style-name="P39">Per a que funcioni correctament aquesta versió del Registre s'ha de tenir instal·lada la versió 1.0.9 de DIR3CAIB.</text:p>
      <text:p text:style-name="P39"/>
      <text:h text:style-name="P84" text:outline-level="1"><text:bookmark-start text:name="__RefHeading___Toc2968_2113935993"/>Regweb3 v3.1.2<text:bookmark-end text:name="__RefHeading___Toc2968_2113935993"/></text:h>
      <text:p text:style-name="P15"><text:span text:style-name="T17">Aquesta versió es va </text:span><text:span text:style-name="T12">liberar al </text:span><text:span text:style-name="T23">Novembre</text:span><text:span text:style-name="T12"> del 2019.</text:span></text:p>
      <text:p text:style-name="P6"/>
      <text:p text:style-name="P6">La url des d'on se pot descarregar REGWEB3 és:</text:p>
      <text:p text:style-name="P15"><text:span text:style-name="T26">https://github.com/GovernIB/registre/releases/download/registre-3.1.2/registre-release-3.1.</text:span><text:span text:style-name="T28">2</text:span><text:span text:style-name="T26">.zip</text:span></text:p>
      <text:p text:style-name="P6"/>
      <text:p text:style-name="P6">La url des d'on se pot descarregar DIR3CAIB és:</text:p>
      <text:p text:style-name="P14">https://github.com/GovernIB/dir3caib/releases/download/dir3caib-1.0.9/release-dir3caib-1.0.9.zip</text:p>
      <text:p text:style-name="P13"/>
      <text:h text:style-name="P88" text:outline-level="2"><text:bookmark-start text:name="__RefHeading___Toc2970_2113935993"/>Passes a seguir<text:bookmark-end text:name="__RefHeading___Toc2970_2113935993"/></text:h>
      <text:p text:style-name="P38"/>
      <text:list xml:id="list135003579746642" text:continue-list="list135004571249121" text:style-name="L1">
        <text:list-item text:start-value="1">
          <text:p text:style-name="P120"><text:span text:style-name="T10">Comprovar que </text:span><text:span text:style-name="T15">DIR3CAIB</text:span><text:span text:style-name="T10"> </text:span><text:span text:style-name="T36">té</text:span><text:span text:style-name="T10"> la versió v.1.0.9.</text:span></text:p>
        </text:list-item>
        <text:list-item>
          <text:p text:style-name="P123">Descarregar la release de RegWeb3 v3.1.2</text:p>
        </text:list-item>
        <text:list-item>
          <text:p text:style-name="P123">Copiar l’arxiu regweb3.ear al servidor d’aplicacions.</text:p>
        </text:list-item>
        <text:list-item>
          <text:p text:style-name="P123">Aplicar els scripts d’actualització (veure punt <text:bookmark-ref text:reference-format="text" text:ref-name="__RefHeading___Toc1827_107090768511">Scripts SQL</text:bookmark-ref>).</text:p>
        </text:list-item>
        <text:list-item>
          <text:p text:style-name="P120"><text:span text:style-name="T10">Actualitzar el jar regweb3-ws-api-3.1.</text:span><text:span text:style-name="T36">2</text:span><text:span text:style-name="T10">.jar a les aplicacions que l’emprin.</text:span></text:p>
        </text:list-item>
        <text:list-item>
          <text:p text:style-name="P123">Iniciar el servidor d’aplicacions.</text:p>
        </text:list-item>
      </text:list>
      <text:p text:style-name="P38"/>
      <text:h text:style-name="P96" text:outline-level="2"/>
      <text:p text:style-name="P68"/>
      <text:p text:style-name="P68"/>
      <text:h text:style-name="P100" text:outline-level="3"/>
      <text:h text:style-name="P98" text:outline-level="2"><text:bookmark-start text:name="__RefHeading___Toc2972_2113935993"/>Canvis i millores<text:bookmark-end text:name="__RefHeading___Toc2972_2113935993"/></text:h>
      <text:p text:style-name="P38"/>
      <text:p text:style-name="P74">- Noves funcionalitats:</text:p>
      <text:list xml:id="list2054920294" text:style-name="L14">
        <text:list-item>
          <text:p text:style-name="P170">Nova Propietat global que permet afegir un enllaç d'ajuda externa als usuaris registradors.</text:p>
        </text:list-item>
        <text:list-item>
          <text:p text:style-name="P170">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170">WS: El mètode crearAsientoRegistral permet generar el Justificant després de realitzar el registre de manera asíncrona. Per mes informació veure document “Manual_Integració_RegWeb3.pdf”</text:p>
        </text:list-item>
        <text:list-item>
          <text:p text:style-name="P170">Cerca usuaris: El admin entitat podrà exportar a excel els resultats dels usuaris del sistema.</text:p>
        </text:list-item>
        <text:list-item>
          <text:p text:style-name="P170">El admin d'entitat podrà processar registres d'entrada, està acció generarà el justificant i marcarà com distribuït el registre seleccionat. Es crea està opció per a casos puntuals.</text:p>
        </text:list-item>
      </text:list>
      <text:p text:style-name="P63"/>
      <text:p text:style-name="P38">- Millores:</text:p>
      <text:list xml:id="list1458259279" text:style-name="L15">
        <text:list-item>
          <text:p text:style-name="P179">Monitor registres SIR rebuts: Nous camps de cerca Tipus registro i Numero registro origen.</text:p>
        </text:list-item>
        <text:list-item>
          <text:p text:style-name="P163">Comunicacions: Es modifica la periodicitat amb la qual es generen a una vegada al mes.</text:p>
        </text:list-item>
        <text:list-item>
          <text:p text:style-name="P163">Adaptació a la versió 2.0 de PluginsIb</text:p>
        </text:list-item>
      </text:list>
      <text:p text:style-name="P61"/>
      <text:p text:style-name="P38">- Resolució de bugs:</text:p>
      <text:list xml:id="list132080023" text:style-name="L16">
        <text:list-item>
          <text:p text:style-name="P180">Bugs menors dins tota l’aplicació.</text:p>
        </text:list-item>
        <text:list-item>
          <text:p text:style-name="P164">Resolució de bugs a l’intercanvi SIR</text:p>
        </text:list-item>
      </text:list>
      <text:p text:style-name="P38"/>
      <text:p text:style-name="P38">- Actualització de la documentació i els manuals de l'aplicació.</text:p>
      <text:h text:style-name="P90"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48"><text:span text:style-name="T10">La versió 3.1.</text:span><text:span text:style-name="T36">2</text:span><text:span text:style-name="T10"> de REGWEB3 necessita una actualització de bbdd. Se poden trobar els scripts per actualitzar-lo, segons la bbdd emprada:</text:span></text:p>
      <text:p text:style-name="P39"/>
      <text:h text:style-name="Heading_20_3" text:outline-level="3"><text:bookmark-start text:name="__RefHeading___Toc2974_2113935993"/>Oracle<text:bookmark-end text:name="__RefHeading___Toc2974_2113935993"/></text:h>
      <text:list xml:id="list855821960" text:style-name="L17">
        <text:list-item>
          <text:p text:style-name="P142">Actualització de schema: Executar el següent script <text:span text:style-name="T11">/scripts/bbdd/3.0/oracle/regweb3_update_schema_from_3.1.1_to-3.1.2.sql</text:span></text:p>
        </text:list-item>
      </text:list>
      <text:p text:style-name="P44"/>
      <text:h text:style-name="Heading_20_3" text:outline-level="3"><text:bookmark-start text:name="__RefHeading___Toc2976_2113935993"/><text:soft-page-break/>Postgresql<text:bookmark-end text:name="__RefHeading___Toc2976_2113935993"/></text:h>
      <text:list xml:id="list3637018352" text:style-name="L18">
        <text:list-item>
          <text:p text:style-name="P143">Actualització de schema: Executar el següent script <text:span text:style-name="T11">/scripts/bbdd/3.0/postgresql/regweb3_update_schema_from_3.1.1_to-3.1.</text:span><text:span text:style-name="T37">2</text:span><text:span text:style-name="T11">.sql</text:span></text:p>
        </text:list-item>
      </text:list>
      <text:p text:style-name="P44"/>
      <text:h text:style-name="P90" text:outline-level="2"><text:bookmark-start text:name="__RefHeading___Toc2978_2113935993"/>Correspondència amb versió DIR3CAIB<text:bookmark-end text:name="__RefHeading___Toc2978_2113935993"/></text:h>
      <text:p text:style-name="P39">Per a que funcioni correctament aquesta versió del Registre s'ha de tenir instal·lada la versió 1.0.9 de DIR3CAIB.</text:p>
      <text:h text:style-name="P85" text:outline-level="1"><text:bookmark-start text:name="__RefHeading___Toc3367_3742195424"/><text:span text:style-name="T10">Regweb3 v3.1.</text:span><text:span text:style-name="T31">3</text:span><text:bookmark-end text:name="__RefHeading___Toc3367_3742195424"/></text:h>
      <text:p text:style-name="P15"><text:span text:style-name="T17">Aquesta versió es va </text:span><text:span text:style-name="T12">liberar al </text:span><text:span text:style-name="T23">Març</text:span><text:span text:style-name="T12"> del </text:span><text:span text:style-name="T23">2020</text:span><text:span text:style-name="T12">.</text:span></text:p>
      <text:p text:style-name="P6"/>
      <text:p text:style-name="P6">La url des d'on se pot descarregar REGWEB3 és:</text:p>
      <text:p text:style-name="P15"><text:a xlink:type="simple" xlink:href="https://github.com/GovernIB/registre/releases/download/registre-3.1.3/registre-release-3.1.3.zip" text:style-name="Internet_20_link" text:visited-style-name="Visited_20_Internet_20_Link"><text:span text:style-name="T26">https://github.com/GovernIB/registre/releases/download/registre-3.1.</text:span></text:a><text:a xlink:type="simple" xlink:href="https://github.com/GovernIB/registre/releases/download/registre-3.1.3/registre-release-3.1.3.zip" text:style-name="Internet_20_link" text:visited-style-name="Visited_20_Internet_20_Link"><text:span text:style-name="T26">3</text:span></text:a><text:a xlink:type="simple" xlink:href="https://github.com/GovernIB/registre/releases/download/registre-3.1.3/registre-release-3.1.3.zip" text:style-name="Internet_20_link" text:visited-style-name="Visited_20_Internet_20_Link"><text:span text:style-name="T26">/registre-release-3.1.</text:span></text:a><text:a xlink:type="simple" xlink:href="https://github.com/GovernIB/registre/releases/download/registre-3.1.3/registre-release-3.1.3.zip" text:style-name="Internet_20_link" text:visited-style-name="Visited_20_Internet_20_Link"><text:span text:style-name="T28">3</text:span></text:a><text:a xlink:type="simple" xlink:href="https://github.com/GovernIB/registre/releases/download/registre-3.1.3/registre-release-3.1.3.zip" text:style-name="Internet_20_link" text:visited-style-name="Visited_20_Internet_20_Link"><text:span text:style-name="T26">.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4"/>
      <text:h text:style-name="P88" text:outline-level="2"><text:bookmark-start text:name="__RefHeading___Toc3369_3742195424"/>Passes a seguir<text:bookmark-end text:name="__RefHeading___Toc3369_3742195424"/></text:h>
      <text:p text:style-name="P38"/>
      <text:list xml:id="list135004331222604" text:continue-list="list135003579746642" text:style-name="L1">
        <text:list-item text:start-value="1">
          <text:p text:style-name="P120"><text:span text:style-name="T10">Comprovar que </text:span><text:span text:style-name="T15">DIR3CAIB</text:span><text:span text:style-name="T10"> </text:span><text:span text:style-name="T36">té</text:span><text:span text:style-name="T10"> la versió v.1.0.10.</text:span></text:p>
        </text:list-item>
        <text:list-item>
          <text:p text:style-name="P123">Descarregar la release de RegWeb3 v3.1.3</text:p>
        </text:list-item>
        <text:list-item>
          <text:p text:style-name="P123">Copiar l’arxiu regweb3.ear al servidor d’aplicacions.</text:p>
        </text:list-item>
        <text:list-item>
          <text:p text:style-name="P123">Aplicar els scripts d’actualització (veure punt <text:a xlink:type="simple" xlink:href="#16.3.Scripts SQL|outline" text:style-name="Internet_20_link" text:visited-style-name="Visited_20_Internet_20_Link">Scripts SQL</text:a>).</text:p>
        </text:list-item>
        <text:list-item>
          <text:p text:style-name="P120"><text:span text:style-name="T10">Actualitzar el jar regweb3-ws-api-3.1.</text:span><text:span text:style-name="T36">3</text:span><text:span text:style-name="T10">.jar a les aplicacions que l’emprin.</text:span></text:p>
        </text:list-item>
        <text:list-item>
          <text:p text:style-name="P123">Iniciar el servidor d’aplicacions.</text:p>
        </text:list-item>
      </text:list>
      <text:p text:style-name="P38"/>
      <text:h text:style-name="P96" text:outline-level="2"/>
      <text:p text:style-name="P68"/>
      <text:p text:style-name="P68"/>
      <text:h text:style-name="P100" text:outline-level="3"/>
      <text:h text:style-name="P98" text:outline-level="2"><text:bookmark-start text:name="__RefHeading___Toc2972_21139359931"/>Canvis i millores<text:bookmark-end text:name="__RefHeading___Toc2972_21139359931"/></text:h>
      <text:p text:style-name="P38"/>
      <text:p text:style-name="P70">- Noves funcionalitats:</text:p>
      <text:list xml:id="list3790736021" text:style-name="L19">
        <text:list-item>
          <text:p text:style-name="P165">Nova propietat global es.caib.regweb3.ayuda.url, per mostrar un enllaç d’ajuda al resgistradors.</text:p>
        </text:list-item>
        <text:list-item>
          <text:p text:style-name="P165">WS: Nou sistema per crear assentaments sol·licitant un idSessió, però poder comprovar si la acció ha finalitzat correctament.</text:p>
        </text:list-item>
        <text:list-item>
          <text:p text:style-name="P161"><text:span text:style-name="T9">Nova propietat global es.caib.regweb3.</text:span><text:span text:style-name="T45">sesion</text:span><text:span text:style-name="T9">.minutosPurgado, </text:span><text:span text:style-name="T45">per definir el temps per purgar les sessions finalitzades.</text:span></text:p>
        </text:list-item>
        <text:list-item>
          <text:p text:style-name="P171">El administradors d’entitat podran processar un registre, marcant-lo con a distribuït i generant el justificant.</text:p>
        </text:list-item>
        <text:list-item>
          <text:p text:style-name="P171">Cola: Refactorització afegint estats a la Cua de distribució.</text:p>
        </text:list-item>
      </text:list>
      <text:p text:style-name="P63"/>
      <text:p text:style-name="P38">- Millores:</text:p>
      <text:list xml:id="list1945009519" text:style-name="L20">
        <text:list-item>
          <text:p text:style-name="P182"><text:span text:style-name="T16">Monitor SIR </text:span><text:span text:style-name="T39">Rebuts</text:span><text:span text:style-name="T16">: </text:span><text:span text:style-name="T39">Nous</text:span><text:span text:style-name="T16"> camps de cerca</text:span></text:p>
        </text:list-item>
        <text:list-item>
          <text:p text:style-name="P166">WS: Nou paràmetre «distribuir» al mètode crearAsientoRegistrar per generar el justificant automàticament al realitzar l'assentament.</text:p>
        </text:list-item>
        <text:list-item>
          <text:p text:style-name="P166">Usuaris: Afegida l’exportació d’usuaris a un excel</text:p>
        </text:list-item>
        <text:list-item>
          <text:p text:style-name="P172">Adaptació a PluginsIb-2.0</text:p>
        </text:list-item>
        <text:list-item>
          <text:p text:style-name="P172">Localitats: Se filtra afegint la entitat geogràfica 'MUNICIPIO', per evitar duplicitats.</text:p>
        </text:list-item>
        <text:list-item>
          <text:p text:style-name="P172">Anular registre: es valida que la llargària de les observacions no sigui major de 255 caràcters.</text:p>
        </text:list-item>
        <text:list-item>
          <text:p text:style-name="P172">Afegit query.setHint("org.hibernate.readOnly", true); a totes les consultes de la capa Persistence per millorar rendiment.</text:p>
        </text:list-item>
        <text:list-item>
          <text:p text:style-name="P172">Adaptació per funcionar en un futur amb Copia Autèntica.</text:p>
        </text:list-item>
        <text:list-item>
          <text:p text:style-name="P172">Enviament de correus als administradors quan hi ha errors a la distribució; es farà un pic al dia.</text:p>
        </text:list-item>
        <text:list-item>
          <text:p text:style-name="P172">Nou mètode per capitalitzar tots el noms i llinatges dels interessats.</text:p>
        </text:list-item>
        <text:list-item>
          <text:p text:style-name="P172">Tipus de dades: Modificació dels camps exposa i sol·licit a Lob a las taules Registro_Detalle y RegistroSIR</text:p>
        </text:list-item>
        <text:list-item>
          <text:p text:style-name="P172">Integració: Nova pipella Schedulers però disposar d’informació de les tasques administratives.</text:p>
        </text:list-item>
      </text:list>
      <text:p text:style-name="P61"/>
      <text:p text:style-name="P38">- Resolució de bugs:</text:p>
      <text:list xml:id="list3564265295" text:style-name="L21">
        <text:list-item>
          <text:p text:style-name="P181">Bugs menors dins tota l’aplicació.</text:p>
        </text:list-item>
        <text:list-item>
          <text:p text:style-name="P167">Resolució de bugs a l’intercanvi SIR</text:p>
        </text:list-item>
      </text:list>
      <text:p text:style-name="P38"/>
      <text:p text:style-name="P38">- Actualització de la documentació i els manuals de l'aplicació.</text:p>
      <text:h text:style-name="P90"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48"><text:span text:style-name="T10">La versió 3.1.</text:span><text:span text:style-name="T36">3</text:span><text:span text:style-name="T10"> de REGWEB3 necessita una actualització de bbdd. Se poden trobar els scripts per actualitzar-lo, segons la bbdd emprada:</text:span></text:p>
      <text:p text:style-name="P39"/>
      <text:h text:style-name="Heading_20_3" text:outline-level="3"><text:bookmark-start text:name="__RefHeading___Toc2974_21139359931"/>Oracle<text:bookmark-end text:name="__RefHeading___Toc2974_21139359931"/></text:h>
      <text:list xml:id="list2982510204" text:style-name="L22">
        <text:list-item>
          <text:p text:style-name="P144">Actualització de schema: Executar el següent script <text:span text:style-name="T11">/scripts/bbdd/3.0/oracle/regweb3_update_schema_from_3.1.2_to-3.1.3.sql</text:span></text:p>
        </text:list-item>
      </text:list>
      <text:p text:style-name="P44"/>
      <text:h text:style-name="Heading_20_3" text:outline-level="3"><text:bookmark-start text:name="__RefHeading___Toc2976_21139359931"/>Postgresql<text:bookmark-end text:name="__RefHeading___Toc2976_21139359931"/></text:h>
      <text:list xml:id="list856595265" text:style-name="L23">
        <text:list-item>
          <text:p text:style-name="P145">Actualització de schema: Executar el següent script <text:span text:style-name="T11">/scripts/bbdd/3.0/postgresql/regweb3_update_schema_from_3.1.2_to-3.1.</text:span><text:span text:style-name="T37">3</text:span><text:span text:style-name="T11">.sql</text:span></text:p>
        </text:list-item>
      </text:list>
      <text:p text:style-name="P44"/>
      <text:h text:style-name="P90" text:outline-level="2"><text:bookmark-start text:name="__RefHeading___Toc2978_21139359931"/>Correspondència amb versió DIR3CAIB<text:bookmark-end text:name="__RefHeading___Toc2978_21139359931"/></text:h>
      <text:p text:style-name="P50">Per a que funcioni correctament aquesta versió del Registre s'ha de tenir instal·lada la versió 1.0.10 de DIR3CAIB.</text:p>
      <text:p text:style-name="P14"/>
      <text:h text:style-name="P85" text:outline-level="1"><text:bookmark-start text:name="__RefHeading___Toc3714_2702320381"/><text:span text:style-name="T10">Regweb3 v3.1.</text:span><text:span text:style-name="T31">4</text:span><text:bookmark-end text:name="__RefHeading___Toc3714_2702320381"/></text:h>
      <text:p text:style-name="P15"><text:span text:style-name="T17">Aquesta versió es va </text:span><text:span text:style-name="T12">liberar a l’</text:span><text:span text:style-name="T23">Abril</text:span><text:span text:style-name="T12"> del </text:span><text:span text:style-name="T23">2020</text:span><text:span text:style-name="T12">.</text:span></text:p>
      <text:p text:style-name="P6"/>
      <text:p text:style-name="P6">La url des d'on se pot descarregar REGWEB3 és:</text:p>
      <text:p text:style-name="P15"><text:a xlink:type="simple" xlink:href="https://github.com/GovernIB/registre/releases/download/registre-3.1.4/registre-release-3.1.4.zip" text:style-name="Internet_20_link" text:visited-style-name="Visited_20_Internet_20_Link"><text:span text:style-name="T17">https://github.com/GovernIB/registre/releases/download/registre-3.1.4/registre-release-3.1.4.zip</text:span></text:a><text:span text:style-name="T17"> </text:span></text:p>
      <text:p text:style-name="P6"/>
      <text:p text:style-name="P6">La url des d'on se pot descarregar DIR3CAIB és:</text:p>
      <text:p text:style-name="P15"><text:a xlink:type="simple" xlink:href="https://github.com/GovernIB/dir3caib/releases/download/dir3caib-1.0.11/release-dir3caib-1.0.11.zip" text:style-name="Internet_20_link" text:visited-style-name="Visited_20_Internet_20_Link"><text:span text:style-name="T17">https://github.com/GovernIB/dir3caib/releases/download/dir3caib-1.0.11/release-dir3caib-1.0.11.zip</text:span></text:a><text:span text:style-name="T17"> </text:span></text:p>
      <text:p text:style-name="P51"/>
      <text:h text:style-name="P88" text:outline-level="2"><text:bookmark-start text:name="__RefHeading___Toc3716_2702320381"/>Passes a seguir<text:bookmark-end text:name="__RefHeading___Toc3716_2702320381"/></text:h>
      <text:p text:style-name="P38"/>
      <text:list xml:id="list135003711175344" text:continue-list="list135004331222604" text:style-name="L1">
        <text:list-item text:start-value="1">
          <text:p text:style-name="P120"><text:span text:style-name="T10">Comprovar que </text:span><text:span text:style-name="T15">DIR3CAIB</text:span><text:span text:style-name="T10"> </text:span><text:span text:style-name="T36">té</text:span><text:span text:style-name="T10"> la versió v.1.0.11.</text:span></text:p>
        </text:list-item>
        <text:list-item>
          <text:p text:style-name="P123">Descarregar la release de RegWeb3 v3.1.4</text:p>
        </text:list-item>
        <text:list-item>
          <text:p text:style-name="P123">Copiar l’arxiu regweb3.ear al servidor d’aplicacions.</text:p>
        </text:list-item>
        <text:list-item>
          <text:p text:style-name="P120">Aplicar els scripts d’actualització (veure punt <text:span text:style-name="T27"><text:bookmark-ref text:reference-format="text" text:ref-name="__RefHeading__4011_1908624229">Scripts SQL</text:bookmark-ref></text:span>).</text:p>
        </text:list-item>
        <text:list-item>
          <text:p text:style-name="P120"><text:span text:style-name="T10">Actualitzar el jar regweb3-ws-api-3.1.</text:span><text:span text:style-name="T42">4</text:span><text:span text:style-name="T10">.jar a les aplicacions que l’emprin.</text:span></text:p>
        </text:list-item>
        <text:list-item>
          <text:p text:style-name="P123">Iniciar el servidor d’aplicacions.</text:p>
        </text:list-item>
      </text:list>
      <text:p text:style-name="P38"/>
      <text:h text:style-name="P98" text:outline-level="2"><text:bookmark-start text:name="__RefHeading___Toc3718_2702320381"/>Canvis i millores<text:bookmark-end text:name="__RefHeading___Toc3718_2702320381"/></text:h>
      <text:p text:style-name="P38"/>
      <text:p text:style-name="P70">- Noves funcionalitats:</text:p>
      <text:list xml:id="list135003662721298" text:continue-list="list3790736021" text:style-name="L19">
        <text:list-item>
          <text:p text:style-name="P171">Capitalització dels noms i llinatges de les persones e interessats.</text:p>
        </text:list-item>
        <text:list-item>
          <text:p text:style-name="P171">Nova propietat global es.caib.regweb3.cola.procesados.purgo.meses, per definir el temps en mesos cap enrere que es purgaran els elements processats de la coa de distribució.</text:p>
        </text:list-item>
      </text:list>
      <text:p text:style-name="P63"/>
      <text:p text:style-name="P38">- Millores:</text:p>
      <text:list xml:id="list2355889856" text:style-name="L24">
        <text:list-item>
          <text:p text:style-name="P184">Control d’un nou error reportat per la plataforma SIR (0058)</text:p>
        </text:list-item>
        <text:list-item>
          <text:p text:style-name="P173">Procés d’acceptació de registres SIR</text:p>
        </text:list-item>
        <text:list-item>
          <text:p text:style-name="P115">Purgat d’elements processat a la coa de Distribució </text:p>
        </text:list-item>
        <text:list-item>
          <text:p text:style-name="P107">Mostrar numeroRegistroFormateado en lloc de numeroRegistro a l’Informe LibroRegistro </text:p>
        </text:list-item>
      </text:list>
      <text:p text:style-name="P72"><text:line-break/></text:p>
      <text:p text:style-name="P38">- Resolució de bugs:</text:p>
      <text:list xml:id="list3234755506" text:style-name="L25">
        <text:list-item>
          <text:p text:style-name="P108">Incidència de registres duplicats a la coa de distribució </text:p>
        </text:list-item>
        <text:list-item>
          <text:p text:style-name="P109">Error al gestionar permisos amb més de 28 llibres i 9 permisos</text:p>
          <text:p text:style-name="P111"/>
        </text:list-item>
      </text:list>
      <text:p text:style-name="P38">- Actualització de la documentació i els manuals de l'aplicació.</text:p>
      <text:p text:style-name="P38"/>
      <text:h text:style-name="P90" text:outline-level="2"><text:bookmark-start text:name="__RefHeading__4011_1908624229"/>Scripts SQL<text:bookmark-end text:name="__RefHeading__4011_1908624229"/></text:h>
      <text:p text:style-name="P48"><text:span text:style-name="T10">La versió 3.1.</text:span><text:span text:style-name="T36">4</text:span><text:span text:style-name="T10"> de REGWEB3 necessita una actualització de bbdd. Se poden trobar els scripts per actualitzar-lo, segons la bbdd emprada:</text:span></text:p>
      <text:p text:style-name="P39"/>
      <text:h text:style-name="Heading_20_3" text:outline-level="3"><text:bookmark-start text:name="__RefHeading___Toc2974_211393599311"/>Oracle<text:bookmark-end text:name="__RefHeading___Toc2974_211393599311"/></text:h>
      <text:list xml:id="list135004770945814" text:continue-list="list2982510204" text:style-name="L22">
        <text:list-item>
          <text:p text:style-name="P144">Actualització de schema: Executar el següent script <text:span text:style-name="T11">/scripts/bbdd/3.0/oracle/regweb3_update_schema_from_3.1.3_to-3.1.4.sql</text:span></text:p>
        </text:list-item>
        <text:list-item>
          <text:p text:style-name="P144"><text:span text:style-name="T11">Actualització de dades: Executar el següent script /scripts/bbdd/3.0/oracle/regweb3_update_</text:span><text:span text:style-name="T37">data</text:span><text:span text:style-name="T11">_from_3.1.3_to-3.1.4.sql</text:span></text:p>
        </text:list-item>
      </text:list>
      <text:p text:style-name="P44"/>
      <text:h text:style-name="Heading_20_3" text:outline-level="3"><text:bookmark-start text:name="__RefHeading___Toc2976_211393599311"/>Postgresql<text:bookmark-end text:name="__RefHeading___Toc2976_211393599311"/></text:h>
      <text:list xml:id="list2242948900" text:style-name="L26">
        <text:list-item>
          <text:p text:style-name="P133">Actualització de schema: Executar el següent script <text:span text:style-name="T6">/scripts/bbdd/3.0/postgresql/regweb3_update_schema_from_3.1.3_to-3.1.</text:span><text:span text:style-name="T46">4</text:span><text:span text:style-name="T6">.sql</text:span></text:p>
        </text:list-item>
        <text:list-item>
          <text:p text:style-name="P133"><text:span text:style-name="T6">Actualització de dades: Executar el següent script /scripts/bbdd/3.0/postgresql/regweb3_update_</text:span><text:span text:style-name="T46">data</text:span><text:span text:style-name="T6">_from_3.1.3_to-3.1.4.sql</text:span></text:p>
        </text:list-item>
      </text:list>
      <text:p text:style-name="P44"/>
      <text:h text:style-name="P90" text:outline-level="2"><text:bookmark-start text:name="__RefHeading___Toc3720_2702320381"/><text:soft-page-break/>Correspondència amb versió DIR3CAIB<text:bookmark-end text:name="__RefHeading___Toc3720_2702320381"/></text:h>
      <text:p text:style-name="P50">Per a que funcioni correctament aquesta versió del Registre s'ha de tenir instal·lada la versió 1.0.11 de DIR3CAIB.</text:p>
      <text:h text:style-name="P86" text:outline-level="1"><text:bookmark-start text:name="__RefHeading___Toc3722_2702320381"/><text:span text:style-name="T10">Regweb3 v3.1.</text:span><text:span text:style-name="T32">5</text:span><text:bookmark-end text:name="__RefHeading___Toc3722_2702320381"/></text:h>
      <text:p text:style-name="P16"><text:span text:style-name="T17">Aquesta versió es va </text:span><text:span text:style-name="T24">alliberar</text:span><text:span text:style-name="T12"> a</text:span><text:span text:style-name="T13">l Juliol</text:span><text:span text:style-name="T12"> del </text:span><text:span text:style-name="T23">2020</text:span><text:span text:style-name="T12">.</text:span></text:p>
      <text:p text:style-name="P7"/>
      <text:p text:style-name="P7">La url des d'on se pot descarregar REGWEB3 és:</text:p>
      <text:p text:style-name="P16"><text:a xlink:type="simple" xlink:href="https://github.com/GovernIB/registre/releases/download/registre-3.1.5/registre-release-3.1.5.zip" text:style-name="Internet_20_link" text:visited-style-name="Visited_20_Internet_20_Link"><text:span text:style-name="T17">https://github.com/GovernIB/registre/releases/download/registre-3.1.</text:span></text:a><text:a xlink:type="simple" xlink:href="https://github.com/GovernIB/registre/releases/download/registre-3.1.5/registre-release-3.1.5.zip" text:style-name="Internet_20_link" text:visited-style-name="Visited_20_Internet_20_Link"><text:span text:style-name="T18">5</text:span></text:a><text:a xlink:type="simple" xlink:href="https://github.com/GovernIB/registre/releases/download/registre-3.1.5/registre-release-3.1.5.zip" text:style-name="Internet_20_link" text:visited-style-name="Visited_20_Internet_20_Link"><text:span text:style-name="T17">/registre-release-3.1.</text:span></text:a><text:a xlink:type="simple" xlink:href="https://github.com/GovernIB/registre/releases/download/registre-3.1.5/registre-release-3.1.5.zip" text:style-name="Internet_20_link" text:visited-style-name="Visited_20_Internet_20_Link"><text:span text:style-name="T18">5</text:span></text:a><text:a xlink:type="simple" xlink:href="https://github.com/GovernIB/registre/releases/download/registre-3.1.5/registre-release-3.1.5.zip" text:style-name="Internet_20_link" text:visited-style-name="Visited_20_Internet_20_Link"><text:span text:style-name="T17">.zip</text:span></text:a><text:span text:style-name="T17"> </text:span></text:p>
      <text:p text:style-name="P7"/>
      <text:p text:style-name="P7">La url des d'on se pot descarregar DIR3CAIB és:</text:p>
      <text:p text:style-name="P16"><text:a xlink:type="simple" xlink:href="https://github.com/GovernIB/dir3caib/releases/download/dir3caib-1.0.12/release-dir3caib-1.0.12.zip" text:style-name="Internet_20_link" text:visited-style-name="Visited_20_Internet_20_Link"><text:span text:style-name="T1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8">2</text:span></text:a><text:a xlink:type="simple" xlink:href="https://github.com/GovernIB/dir3caib/releases/download/dir3caib-1.0.12/release-dir3caib-1.0.12.zip" text:style-name="Internet_20_link" text:visited-style-name="Visited_20_Internet_20_Link"><text:span text:style-name="T17">/release-dir3caib-1.0.1</text:span></text:a><text:a xlink:type="simple" xlink:href="https://github.com/GovernIB/dir3caib/releases/download/dir3caib-1.0.12/release-dir3caib-1.0.12.zip" text:style-name="Internet_20_link" text:visited-style-name="Visited_20_Internet_20_Link"><text:span text:style-name="T18">2</text:span></text:a><text:a xlink:type="simple" xlink:href="https://github.com/GovernIB/dir3caib/releases/download/dir3caib-1.0.12/release-dir3caib-1.0.12.zip" text:style-name="Internet_20_link" text:visited-style-name="Visited_20_Internet_20_Link"><text:span text:style-name="T17">.zip</text:span></text:a><text:span text:style-name="T17"> </text:span></text:p>
      <text:p text:style-name="P52"/>
      <text:h text:style-name="P93" text:outline-level="2"><text:bookmark-start text:name="__RefHeading___Toc3724_2702320381"/>Passes a seguir<text:bookmark-end text:name="__RefHeading___Toc3724_2702320381"/></text:h>
      <text:p text:style-name="P46"/>
      <text:list xml:id="list135003602331178" text:continue-list="list135003711175344" text:style-name="L1">
        <text:list-item text:start-value="1">
          <text:p text:style-name="P121"><text:span text:style-name="T10">Comprovar que </text:span><text:span text:style-name="T15">DIR3CAIB</text:span><text:span text:style-name="T10"> </text:span><text:span text:style-name="T36">té</text:span><text:span text:style-name="T10"> la versió v.1.0.1</text:span><text:span text:style-name="T42">2</text:span></text:p>
        </text:list-item>
        <text:list-item>
          <text:p text:style-name="P121"><text:span text:style-name="T10">Descarregar la release de RegWeb3 v3.1.</text:span><text:span text:style-name="T42">5</text:span></text:p>
        </text:list-item>
        <text:list-item>
          <text:p text:style-name="P124">Copiar l’arxiu regweb3.ear al servidor d’aplicacions.</text:p>
        </text:list-item>
        <text:list-item>
          <text:p text:style-name="P121">Aplicar els scripts d’actualització (veure punt <text:span text:style-name="T27"><text:bookmark-ref text:reference-format="text" text:ref-name="__RefHeading__4011_19086242291">Scripts SQL</text:bookmark-ref></text:span>).</text:p>
        </text:list-item>
        <text:list-item>
          <text:p text:style-name="P121"><text:span text:style-name="T10">Actualitzar el jar regweb3-ws-api-3.1.</text:span><text:span text:style-name="T42">5</text:span><text:span text:style-name="T10">.jar a les aplicacions que l’emprin.</text:span></text:p>
        </text:list-item>
        <text:list-item>
          <text:p text:style-name="P124">Iniciar el servidor d’aplicacions.</text:p>
        </text:list-item>
      </text:list>
      <text:p text:style-name="P46"/>
      <text:h text:style-name="P99" text:outline-level="2"><text:bookmark-start text:name="__RefHeading___Toc3726_2702320381"/>Canvis i millores<text:bookmark-end text:name="__RefHeading___Toc3726_2702320381"/></text:h>
      <text:p text:style-name="P46"/>
      <text:p text:style-name="P71">- Noves funcionalitats:</text:p>
      <text:list xml:id="list2168816397" text:style-name="L27">
        <text:list-item>
          <text:p text:style-name="P174">SIR: Permet anul·lar un intercanvi enviat i que no rebrà resposta per algun motiu. Es tracta de casos excepcionals i ben identificats.</text:p>
        </text:list-item>
        <text:list-item>
          <text:p text:style-name="P174">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156"><text:span text:style-name="T40">Api Arxiu: Nova integració utilitzant el </text:span><text:span text:style-name="T41">API</text:span><text:span text:style-name="T40"> ArxiuCaib.</text:span></text:p>
        </text:list-item>
        <text:list-item>
          <text:p text:style-name="P174">Gestionar Metadades de Digitalització: Des de Regweb3 s'han de gestionar les metadades que envia el plugin d'escaneig de Digitalització (Còpia Autentica). En concret, les ha d'obtenir i guardar per després poder-les mostrar.</text:p>
        </text:list-item>
      </text:list>
      <text:p text:style-name="P64"/>
      <text:p text:style-name="P46">- Millores:</text:p>
      <text:list xml:id="list2834761388" text:style-name="L28">
        <text:list-item>
          <text:p text:style-name="P183">Millora del procés de purgat d'annexes de registres <text:span text:style-name="T50">distribuïts</text:span>, rebuts via sir i <text:span text:style-name="T50">acceptats</text:span> i annexes sir.</text:p>
        </text:list-item>
        <text:list-item>
          <text:p text:style-name="P157">WS: AsientoRegistralWs, retornar informació bàsica en crear un <text:span text:style-name="T48">assentament</text:span></text:p>
        </text:list-item>
        <text:list-item>
          <text:p text:style-name="P176"><text:span text:style-name="T47">M</text:span><text:span text:style-name="T35">illoras de rendiment generals.</text:span></text:p>
        </text:list-item>
      </text:list>
      <text:p text:style-name="P73"><text:line-break/></text:p>
      <text:p text:style-name="P46">- Resolució de bugs:</text:p>
      <text:list xml:id="list3096343715" text:style-name="L29">
        <text:list-item>
          <text:p text:style-name="P110">Codificació del nom de l'arxiu dels annexes emprant el plugin de custòdia en disc.</text:p>
          <text:p text:style-name="P112"/>
        </text:list-item>
      </text:list>
      <text:p text:style-name="P46">- Actualització de la documentació i els manuals de l'aplicació.</text:p>
      <text:p text:style-name="P46"/>
      <text:h text:style-name="P91" text:outline-level="2"><text:bookmark-start text:name="__RefHeading__4011_19086242291"/>Scripts SQL<text:bookmark-end text:name="__RefHeading__4011_19086242291"/></text:h>
      <text:p text:style-name="P49"><text:span text:style-name="T10">La versió 3.1.</text:span><text:span text:style-name="T43">5</text:span><text:span text:style-name="T10"> de REGWEB3 necessita una actualització de bbdd. Se poden trobar els scripts per actualitzar-lo, segons la bbdd emprada:</text:span></text:p>
      <text:p text:style-name="P40"/>
      <text:h text:style-name="P101" text:outline-level="3"><text:bookmark-start text:name="__RefHeading___Toc2974_2113935993111"/>Oracle<text:bookmark-end text:name="__RefHeading___Toc2974_2113935993111"/></text:h>
      <text:list xml:id="list2287438707" text:style-name="L30">
        <text:list-item>
          <text:p text:style-name="P146">Actualització de schema: Executar el següent script <text:span text:style-name="T11">/scripts/bbdd/3.0/oracle/regweb3_update_schema_from_3.1.</text:span><text:span text:style-name="T38">4</text:span><text:span text:style-name="T11">_to-3.1.</text:span><text:span text:style-name="T38">5</text:span><text:span text:style-name="T11">.sql</text:span></text:p>
        </text:list-item>
        <text:list-item>
          <text:p text:style-name="P146"><text:span text:style-name="T11">Actualització de dades: Executar el següent script /scripts/bbdd/3.0/oracle/regweb3_update_</text:span><text:span text:style-name="T37">data</text:span><text:span text:style-name="T11">_from_3.1.</text:span><text:span text:style-name="T38">4</text:span><text:span text:style-name="T11">_to-3.1.</text:span><text:span text:style-name="T38">5</text:span><text:span text:style-name="T11">.sql</text:span></text:p>
        </text:list-item>
      </text:list>
      <text:p text:style-name="P45"/>
      <text:h text:style-name="P101" text:outline-level="3"><text:bookmark-start text:name="__RefHeading___Toc2976_2113935993111"/><text:soft-page-break/>Postgresql<text:bookmark-end text:name="__RefHeading___Toc2976_2113935993111"/></text:h>
      <text:list xml:id="list842331806" text:style-name="L31">
        <text:list-item>
          <text:p text:style-name="P147"><text:span text:style-name="T10">Actualització de schema: Executar el següent script </text:span><text:span text:style-name="T11">/scripts/bbdd/3.0/postgresql/regweb3_update_schema_from_3.1.</text:span><text:span text:style-name="T38">4</text:span><text:span text:style-name="T11">_to-3.1.</text:span><text:span text:style-name="T38">5</text:span><text:span text:style-name="T11">.sql</text:span></text:p>
        </text:list-item>
        <text:list-item>
          <text:p text:style-name="P147"><text:span text:style-name="T11">Actualització de dades: Executar el següent script /scripts/bbdd/3.0/postgresql/regweb3_update_</text:span><text:span text:style-name="T37">data</text:span><text:span text:style-name="T11">_from_3.1.</text:span><text:span text:style-name="T38">4</text:span><text:span text:style-name="T11">_to-3.1.</text:span><text:span text:style-name="T38">5</text:span><text:span text:style-name="T11">.sql</text:span></text:p>
        </text:list-item>
      </text:list>
      <text:p text:style-name="P45"/>
      <text:h text:style-name="P91" text:outline-level="2"><text:bookmark-start text:name="__RefHeading___Toc3728_2702320381"/>Correspondència amb versió DIR3CAIB<text:bookmark-end text:name="__RefHeading___Toc3728_2702320381"/></text:h>
      <text:p text:style-name="P49"><text:span text:style-name="T26">Per a que funcioni correctament aquesta versió del Registre s'ha de tenir instal·lada la versió 1.0.1</text:span><text:span text:style-name="T29">2</text:span><text:span text:style-name="T26"> de DIR3CAIB.</text:span></text:p>
      <text:h text:style-name="P87" text:outline-level="1"><text:bookmark-start text:name="__RefHeading___Toc3559_1429977887"/><text:span text:style-name="T10">Regweb3 v3.1.</text:span><text:span text:style-name="T33">6</text:span><text:bookmark-end text:name="__RefHeading___Toc3559_1429977887"/></text:h>
      <text:p text:style-name="P114"><text:span text:style-name="T17">Aquesta versió es va </text:span><text:span text:style-name="T24">alliberar</text:span><text:span text:style-name="T12"> a</text:span><text:span text:style-name="T13">l </text:span><text:span text:style-name="T25">Setembre</text:span><text:span text:style-name="T12"> del </text:span><text:span text:style-name="T23">2020</text:span><text:span text:style-name="T12">.</text:span></text:p>
      <text:p text:style-name="P113"/>
      <text:p text:style-name="P113">La url des d'on se pot descarregar REGWEB3 és:</text:p>
      <text:p text:style-name="P114"><text:a xlink:type="simple" xlink:href="https://github.com/GovernIB/registre/releases/download/registre-3.1.6/registre-release-3.1.6.zip" text:style-name="Internet_20_link" text:visited-style-name="Visited_20_Internet_20_Link"><text:span text:style-name="T19">https://github.com/GovernIB/registre/releases/download/registre-3.1.6/registre-release-3.1.6.zip</text:span></text:a><text:span text:style-name="T17"> </text:span></text:p>
      <text:p text:style-name="P113"/>
      <text:p text:style-name="P113">La url des d'on se pot descarregar DIR3CAIB és:</text:p>
      <text:p text:style-name="P114"><text:a xlink:type="simple" xlink:href="https://github.com/GovernIB/dir3caib/releases/download/dir3caib-1.0.12/release-dir3caib-1.0.12.zip" text:style-name="Internet_20_link" text:visited-style-name="Visited_20_Internet_20_Link"><text:span text:style-name="T1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8">2</text:span></text:a><text:a xlink:type="simple" xlink:href="https://github.com/GovernIB/dir3caib/releases/download/dir3caib-1.0.12/release-dir3caib-1.0.12.zip" text:style-name="Internet_20_link" text:visited-style-name="Visited_20_Internet_20_Link"><text:span text:style-name="T17">/release-dir3caib-1.0.1</text:span></text:a><text:a xlink:type="simple" xlink:href="https://github.com/GovernIB/dir3caib/releases/download/dir3caib-1.0.12/release-dir3caib-1.0.12.zip" text:style-name="Internet_20_link" text:visited-style-name="Visited_20_Internet_20_Link"><text:span text:style-name="T18">2</text:span></text:a><text:a xlink:type="simple" xlink:href="https://github.com/GovernIB/dir3caib/releases/download/dir3caib-1.0.12/release-dir3caib-1.0.12.zip" text:style-name="Internet_20_link" text:visited-style-name="Visited_20_Internet_20_Link"><text:span text:style-name="T17">.zip</text:span></text:a><text:span text:style-name="T17"> </text:span></text:p>
      <text:p text:style-name="P153"/>
      <text:h text:style-name="P94" text:outline-level="2"><text:bookmark-start text:name="__RefHeading___Toc3724_27023203811"/>Passes a seguir<text:bookmark-end text:name="__RefHeading___Toc3724_27023203811"/></text:h>
      <text:p text:style-name="P135"/>
      <text:list xml:id="list135004235825906" text:continue-list="list135003602331178" text:style-name="L1">
        <text:list-item text:start-value="1">
          <text:p text:style-name="P122"><text:span text:style-name="T10">Comprovar que </text:span><text:span text:style-name="T15">DIR3CAIB</text:span><text:span text:style-name="T10"> </text:span><text:span text:style-name="T36">té</text:span><text:span text:style-name="T10"> la versió v.1.0.1</text:span><text:span text:style-name="T42">2</text:span></text:p>
        </text:list-item>
        <text:list-item>
          <text:p text:style-name="P122"><text:span text:style-name="T10">Descarregar la release de RegWeb3 v3.1.</text:span><text:span text:style-name="T44">6</text:span></text:p>
        </text:list-item>
        <text:list-item>
          <text:p text:style-name="P122"><text:span text:style-name="T10">Copiar l’arxiu regweb3.ear al servidor d’aplicacions.</text:span></text:p>
        </text:list-item>
        <text:list-item>
          <text:p text:style-name="P122"><text:span text:style-name="T10">Actualitzar el jar regweb3-ws-api-3.1.</text:span><text:span text:style-name="T44">6</text:span><text:span text:style-name="T10">.jar a les aplicacions que l’emprin.</text:span></text:p>
        </text:list-item>
        <text:list-item>
          <text:p text:style-name="P125">Iniciar el servidor d’aplicacions.</text:p>
        </text:list-item>
      </text:list>
      <text:h text:style-name="P94" text:outline-level="2"><text:bookmark-start text:name="__RefHeading___Toc3726_27023203811"/>Canvis i millores<text:bookmark-end text:name="__RefHeading___Toc3726_27023203811"/></text:h>
      <text:p text:style-name="P135"/>
      <text:p text:style-name="P187"><text:span text:style-name="T10">- Resolució de bugs </text:span><text:span text:style-name="T20">generals de l’aplicació.</text:span></text:p>
      <text:p text:style-name="P132"/>
      <text:h text:style-name="P92"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34">Per a que funcioni correctament aquesta versió del Registre s'ha de tenir instal·lada la versió 1.0.1</text:span><text:span text:style-name="T30">2</text:span><text:span text:style-name="T34"> de DIR3CAIB.</text:span><text:bookmark-end text:name="__RefHeading___Toc3561_1429977887"/></text:p>
      <text:h text:style-name="P83" text:outline-level="1"><text:bookmark-start text:name="__RefHeading___Toc2980_2113935993"/>Correspondència de versions entre <text:s/>REGWEB3-DIR3CAIB<text:bookmark-end text:name="__RefHeading___Toc2980_2113935993"/></text:h>
      <text:p text:style-name="P38">Compatibilitat entre les versions de REGWEB3 i DIR3CAIB.</text:p>
      <text:p text:style-name="P38"/>
      <table:table table:name="Tabla1" table:style-name="Tabla1">
        <table:table-column table:style-name="Tabla1.A"/>
        <table:table-column table:style-name="Tabla1.B"/>
        <table:table-row>
          <table:table-cell table:style-name="Tabla1.A1" office:value-type="string">
            <text:p text:style-name="P33">REGWEB3</text:p>
          </table:table-cell>
          <table:table-cell table:style-name="Tabla1.B1" office:value-type="string">
            <text:p text:style-name="P33">DIR3CAIB</text:p>
          </table:table-cell>
        </table:table-row>
        <table:table-row>
          <table:table-cell table:style-name="Tabla1.A16" office:value-type="string">
            <text:p text:style-name="P33">v3.0.0</text:p>
          </table:table-cell>
          <table:table-cell table:style-name="Tabla1.B16" office:value-type="string">
            <text:p text:style-name="P33">v1.0.0</text:p>
          </table:table-cell>
        </table:table-row>
        <table:table-row>
          <table:table-cell table:style-name="Tabla1.A16" office:value-type="string">
            <text:p text:style-name="P33">v3.0.1</text:p>
          </table:table-cell>
          <table:table-cell table:style-name="Tabla1.B16" office:value-type="string">
            <text:p text:style-name="P33">v1.0.0</text:p>
          </table:table-cell>
        </table:table-row>
        <table:table-row>
          <table:table-cell table:style-name="Tabla1.A16" office:value-type="string">
            <text:p text:style-name="P33">v3.0.2</text:p>
          </table:table-cell>
          <table:table-cell table:style-name="Tabla1.B16" office:value-type="string">
            <text:p text:style-name="P33">v1.0.1</text:p>
          </table:table-cell>
        </table:table-row>
        <table:table-row>
          <table:table-cell table:style-name="Tabla1.A16" office:value-type="string">
            <text:p text:style-name="P33">v3.0.3</text:p>
          </table:table-cell>
          <table:table-cell table:style-name="Tabla1.B16" office:value-type="string">
            <text:p text:style-name="P33">v1.0.1</text:p>
          </table:table-cell>
        </table:table-row>
        <table:table-row>
          <table:table-cell table:style-name="Tabla1.A16" office:value-type="string">
            <text:p text:style-name="P33">v3.0.4</text:p>
          </table:table-cell>
          <table:table-cell table:style-name="Tabla1.B16" office:value-type="string">
            <text:p text:style-name="P33">v1.0.2</text:p>
          </table:table-cell>
        </table:table-row>
        <table:table-row>
          <table:table-cell table:style-name="Tabla1.A16" office:value-type="string">
            <text:p text:style-name="P33">v3.0.5</text:p>
          </table:table-cell>
          <table:table-cell table:style-name="Tabla1.B16" office:value-type="string">
            <text:p text:style-name="P33">v1.0.3</text:p>
          </table:table-cell>
        </table:table-row>
        <table:table-row>
          <table:table-cell table:style-name="Tabla1.A16" office:value-type="string">
            <text:p text:style-name="P33">v3.0.6</text:p>
          </table:table-cell>
          <table:table-cell table:style-name="Tabla1.B16" office:value-type="string">
            <text:p text:style-name="P33">v1.0.4</text:p>
          </table:table-cell>
        </table:table-row>
        <table:table-row>
          <table:table-cell table:style-name="Tabla1.A16" office:value-type="string">
            <text:p text:style-name="P33">v3.0.7</text:p>
          </table:table-cell>
          <table:table-cell table:style-name="Tabla1.B16" office:value-type="string">
            <text:p text:style-name="P33">v1.0.5</text:p>
          </table:table-cell>
        </table:table-row>
        <table:table-row>
          <table:table-cell table:style-name="Tabla1.A16" office:value-type="string">
            <text:p text:style-name="P33">v3.0.8</text:p>
          </table:table-cell>
          <table:table-cell table:style-name="Tabla1.B16" office:value-type="string">
            <text:p text:style-name="P33">v1.0.6</text:p>
          </table:table-cell>
        </table:table-row>
        <table:table-row>
          <table:table-cell table:style-name="Tabla1.A16" office:value-type="string">
            <text:p text:style-name="P33">v3.0.9</text:p>
          </table:table-cell>
          <table:table-cell table:style-name="Tabla1.B16" office:value-type="string">
            <text:p text:style-name="P33">v1.0.7</text:p>
          </table:table-cell>
        </table:table-row>
        <table:table-row>
          <table:table-cell table:style-name="Tabla1.A16" office:value-type="string">
            <text:p text:style-name="P33">v3.1</text:p>
          </table:table-cell>
          <table:table-cell table:style-name="Tabla1.B16" office:value-type="string">
            <text:p text:style-name="P33">v1.0.8</text:p>
          </table:table-cell>
        </table:table-row>
        <table:table-row>
          <table:table-cell table:style-name="Tabla1.A16" office:value-type="string">
            <text:p text:style-name="P33">V3.1.1</text:p>
          </table:table-cell>
          <table:table-cell table:style-name="Tabla1.B16" office:value-type="string">
            <text:p text:style-name="P33">v1.0.9</text:p>
          </table:table-cell>
        </table:table-row>
        <table:table-row>
          <table:table-cell table:style-name="Tabla1.A16" office:value-type="string">
            <text:p text:style-name="P33">V3.1.2</text:p>
          </table:table-cell>
          <table:table-cell table:style-name="Tabla1.B16" office:value-type="string">
            <text:p text:style-name="P33">v1.0.9</text:p>
          </table:table-cell>
        </table:table-row>
        <table:table-row>
          <table:table-cell table:style-name="Tabla1.A16" office:value-type="string">
            <text:p text:style-name="P33">V3.1.3</text:p>
          </table:table-cell>
          <table:table-cell table:style-name="Tabla1.B16" office:value-type="string">
            <text:p text:style-name="P33">v1.0.10</text:p>
          </table:table-cell>
        </table:table-row>
        <table:table-row>
          <table:table-cell table:style-name="Tabla1.A16" office:value-type="string">
            <text:p text:style-name="P33">V3.1.4</text:p>
          </table:table-cell>
          <table:table-cell table:style-name="Tabla1.B16" office:value-type="string">
            <text:p text:style-name="P33">v1.0.11</text:p>
          </table:table-cell>
        </table:table-row>
        <table:table-row>
          <table:table-cell table:style-name="Tabla1.A17" office:value-type="string">
            <text:p text:style-name="P35">V3.1.5</text:p>
          </table:table-cell>
          <table:table-cell table:style-name="Tabla1.B17" office:value-type="string">
            <text:p text:style-name="P34">v1.0.1<text:span text:style-name="T49">2</text:span></text:p>
          </table:table-cell>
        </table:table-row>
        <table:table-row>
          <table:table-cell table:style-name="Tabla1.A18" office:value-type="string">
            <text:p text:style-name="P35">V3.1.<text:span text:style-name="T51">6</text:span></text:p>
          </table:table-cell>
          <table:table-cell table:style-name="Tabla1.B18" office:value-type="string">
            <text:p text:style-name="P34">v1.0.1<text:span text:style-name="T49">2</text:span></text:p>
          </table:table-cell>
        </table:table-row>
      </table:table>
      <text:p text:style-name="P38"/>
      <text:p text:style-name="P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50" draw:style-name="Mgr1" draw:text-style-name="MP4" svg:x1="0.062cm" svg:y1="0.056cm" svg:x2="16.995cm" svg:y2="0.03cm"><text:p/></draw:line></text:p>
        <text:p text:style-name="MP3"><text:page-number text:select-page="current">5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meta:creation-date>2014-01-14T14:56:52.65</meta:creation-date>
    <meta:editing-cycles>953</meta:editing-cycles>
    <meta:editing-duration>P14DT18H41M25S</meta:editing-duration>
    <meta:initial-creator>Antoni Nadal</meta:initial-creator>
    <dc:date>2020-09-16T13:50:03.105000000</dc:date>
    <meta:printed-by>Antoni Nadal</meta:printed-by>
    <meta:print-date>2014-02-18T11:48:31.82</meta:print-date>
    <meta:document-statistic meta:table-count="4" meta:image-count="9" meta:object-count="0" meta:page-count="52" meta:paragraph-count="932" meta:word-count="7826" meta:character-count="54189" meta:non-whitespace-character-count="47529"/>
    <meta:user-defined meta:name="Información 1"/>
    <meta:user-defined meta:name="Información 2"/>
    <meta:user-defined meta:name="Información 3"/>
    <meta:user-defined meta:name="Información 4"/>
  </office:meta>
</office:document-meta>
</file>